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Kaku Gothic ProN" svg:font-family="Hiragino Kaku Gothic ProN"/>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Hiragino Kaku Gothic ProN"/>
    </style:style>
    <style:style style:name="TableColumn1" style:family="table-column">
      <style:table-column-properties style:column-width="3.4625in" style:rel-column-width="32767*"/>
    </style:style>
  </office:automatic-styles>
  <office:body>
    <office:text>
      <text:p text:style-name="P1"/>
      <text:p text:style-name="P2">陳真   |  2019.08.10 18:24   |   <text:a xlink:type="simple" xlink:href="http://palinfo.habago.org/Entry?Command=Information_PrintForum&amp;iPage=1#FORUM37775"><text:span text:style-name="T1">#</text:span></text:a></text:p>
      <text:p text:style-name="P3">它媽的到底有完沒完？幾十年來每天就是搞這些，然後就財源滾滾名利雙收。先是國民黨搞，接著換人渣黨搞得更齷齪。這些人渣到底是要折磨台灣到幾時？我希望可以活到有一天，可以親眼見證這些惡行罄竹難書的漢奸台奸、貪得無饜的人渣們一個個被繩之以法。 <text:line-break/><text:line-break/>陳真 <text:line-break/><text:line-break/>========== <text:line-break/>通通抓起來！中國收買5家台媒　蔡英文：執法機關去調查… <text:line-break/><text:line-break/>2019/08/10 <text:line-break/><text:line-break/>記者黎冠志／高雄報導 <text:line-break/><text:line-break/>英媒《路透社》昨報導指出，至少5家台灣媒體收受中國政府金援，藉此讓這些媒體宣傳、美化中國政府的形象，以利收買台灣人心、同意「統一」思想，其中金融來源甚至包括國台辦；消息人士指出，除了國台辦委託業配新聞外，中國各地方政府也有出資。對此，總統蔡英文今（10）日受訪時也說，中國對台灣的滲透是無所不在的！ <text:line-break/><text:line-break/>統戰無下限！中國收買5家台媒，蔡英文：執法機關調查處理。（圖／總統府提供） <text:line-break/><text:line-break/>蔡英文表示，中國介入媒體影響報導或整個生態，時有所聞，台灣社會也對此抱持憂心的態度，「這一則報導某種程度也證實了這些憂慮並不是空穴來風。我們陸委會已經說了，如果真的有牽涉到不法情事，我們執法機關都會去調查、去處理。」 <text:line-break/><text:line-break/>另外，蔡英文也強調，「中國對台灣的滲透其實是無所不在，也希望全體國民對於這一類的滲透，包括假消息、假訊息的流通，大家都要特別警覺。」蔡英文呼籲，大家一起來把假消息、假訊息在第一時間就把它釐清或消除，「這是保護我們民主最重要的事情」。 <text:line-break/><text:line-break/>而對於中國收買台灣媒體一事，外交部長吳釗燮稍早也在推特發出怒吼，表示「永遠不會向專制主義和國台辦瘋子投降！」 <text:line-break/><text:line-break/>吳釗燮表示，路透社的報導，暴露了致力扭曲台灣輿論的惡質行徑，他呼籲台灣人必須團結起來，不是聽那些收了骯髒金錢，並宣揚向北京低頭，揚棄美國的「假先知」。甚至火力全開強調「台灣人絕對不會向威權專制主義及國台辦的瘋子投降，絕不！」</text:p>
      <text:p text:style-name="P2">陳真   |  2019.08.10 16:50   |   <text:a xlink:type="simple" xlink:href="http://palinfo.habago.org/Entry?Command=Information_PrintForum&amp;iPage=1#FORUM37774"><text:span text:style-name="T1">#</text:span></text:a></text:p>
      <text:p text:style-name="P4">卡韓政變 (140)：龜公們到底有完沒完？ <text:line-break/><text:line-break/>陳真 2019. 08. 10. <text:line-break/><text:line-break/><text:line-break/>國民黨之 "權貴習性" 很重，講究血統，姿態很高，向來看不起像韓國瑜和洪秀柱這樣一種與人平起平坐沒有官架子的同志，更不用說一般平民百姓了，絲毫不放在眼裏，不屑與之為伍。 <text:line-break/><text:line-break/>權貴們向來很愛惜 "羽毛"(烏龜有羽毛可愛惜嗎？)，重視形象，身段很高，看到一般人，馬上自覺高人一等，皮笑肉不笑。所謂形象就是他根本不屑跟 "一般人" 為伍，彷彿自貶身價。為什麼呢？因為他自認為是菁英，是權貴，是基因良好的高等物種。 <text:line-break/><text:line-break/>權貴們特別喜歡當官，把官位當成一種好像 "理所當然總該輪到我" 的世襲制度。這樣一個宮廷式政黨，不用人家來消滅，它自己就會土崩瓦解，因為時代不一樣了。 <text:line-break/><text:line-break/>去年，韓國瑜一人救全黨，完成不可能的任務。這下不得了，天下一打下，深宮禁苑裏的龜公太監竟然全跑出來，個個龜頭亂伸，想嚐甜頭。這些自認為菁英的富豪龜公太監們，始終看不起像韓國瑜和洪秀柱那樣一種血統不純正的人。 <text:line-break/><text:line-break/>這大概就是目前的一個基本局面，一堆龜公，每天龜言龜語，龜頭亂伸，嗲來嗲去，實在是讓人有夠受不了。 <text:line-break/><text:line-break/>你看人家洪秀柱，那才真的叫膽識氣魄勇敢無私 (她準備來台南最難選的選區選立委)，龜公們會因此覺得慚愧嗎？當然不會，要不然就不叫做龜公了。 <text:line-break/><text:line-break/>韓國瑜何必去理會這些沒出息的太監人物呢？你理會也沒用啊，因為這些人要的是權勢與利益，胃口是永遠填不滿的；他們整天想的是怎麼陷害你，以便取而代之。 <text:line-break/><text:line-break/>你看，龜 (郭) 陣營講那個什麼龜話！初選期間，買通媒體，買下無數媒體人，聯合民進黨，對韓國瑜百般抹黑，用盡一切陰暗齷齪無中生有的造謠手段，但是現在龜陣營卻說初選期間，郭台銘好天真好單純哦，對韓國瑜如何呵護備至，如何 "精誠所至"，卻遭到不公平對待云云。這種無恥龜話，你聽得下去嗎？它媽的無恥也該有點分寸，真是沒出息到極點。 <text:line-break/><text:line-break/>龜公們應該統統掃進歷史的灰燼，要不就自己縮緊龜頭，不要再出來丟人現眼了。 <text:line-break/><text:line-break/>=============== <text:line-break/>快訊／王金平勸韓國瑜「精誠所至」　劉宥彤：郭台銘真心換了不少閉門羹 <text:line-break/><text:line-break/>記者楊蕓、羅婉庭／台北報導 <text:line-break/><text:line-break/>2019. 08. 08. <text:line-break/><text:line-break/>前立法院長王金平8日建議高雄市長韓國瑜「精誠所至、金石為開」，繼續聯絡鴻海集團創辦人郭台銘。對此，郭台銘核心幕僚劉宥彤8日受訪時表示，王金平說法好像有點反過來，「郭董一心為國，在他人生最後階段提出想為國服務的想法，初選過程中比較天真，對韓市長精誠所至，但也用真心換了不少閉門羹。」</text:p>
      <text:p text:style-name="P2">陳真   |  2019.08.10 02:52   |   <text:a xlink:type="simple" xlink:href="http://palinfo.habago.org/Entry?Command=Information_PrintForum&amp;iPage=1#FORUM37773"><text:span text:style-name="T1">#</text:span></text:a></text:p>
      <text:p text:style-name="P3">卡韓政變 (139)：真實 <text:line-break/><text:line-break/>陳真 2019. 08. 10. <text:line-break/><text:line-break/><text:line-break/>差不多每個存在主義哲學家都很不喜歡人家說他是個存在主義者，畢竟那就是一種標籤，而存在主義者最怕的就是標籤；就如同維根斯坦所說，一個真正的反英雄人士，絕不會喜歡自己因為反英雄而變成一種叫做 "反英雄" 的 "英雄"。 <text:line-break/><text:line-break/>標籤，傷害了生命的某種尊嚴與重量，變成一種概念，失去真實 (authenticity)。 <text:line-break/><text:line-break/>我也很怕標籤，而這也是我之所以很不願意受訪的一千個理由 "之一"。因為當你站到鎂光燈前，拿起麥克風，某個標籤馬上就貼上來了，彷彿我不是人，而只是一種商品，一種角色，一種可以定義的東西，供人觀看，讓那些對你根本一無所知的陌生人對你品頭論足；這讓我感覺很窩囊，就跟當眾賣淫的感覺差不多。 <text:line-break/><text:line-break/>真實性的淪喪是世上最難以忍受的事情之一。任何作為，只要偏離了血肉，就會讓人--至少是讓我很受不了。 <text:line-break/><text:line-break/>Albert Camus (卡謬) 說，"關於你的一切議論、真誠與嚴肅性，人們只會被一樣東西所說服，那就是你的死亡。" (Men are convinced of your arguments, your sincerity, and the seriousness of your efforts only by your death.) 當然不是說你一定得趕緊去自殺，才能讓人們相信你所說的一切之嚴肅性與真誠，而是說，你所講的一切，如果沒法勝過你的生命，憑什麼我要相信你呢？ <text:line-break/><text:line-break/>維根斯坦也有一句類似的話，他說："惟有死亡賦予生命意義"。這話乍看通俗易懂，其實不然；它就像一把神祕的鑰匙，足以解開所謂深奧艱澀 (其實簡單到爆的) 維根斯坦哲學。 <text:line-break/><text:line-break/>我很難跟一個三歲小孩談比方說康德哲學，但我卻很容易可以教一個三歲小孩以一種真實理解的方式懂得維根斯坦的千萬字哲學筆記；小孩自然一時還學不來那些複雜的邏輯符號及各種哲學術語，但是跳過這一切，三歲小孩依然可以懂得維根斯坦，只是看你會不會教而已。一等於一，誰會不懂？深藍比淺藍深，誰會不懂？一隻狗狗不小心踩到地上一個計算機，恰好按出3加5等於8，你覺得這隻狗狗是否已經學會了算數？誰會不懂？在我出生之前，地球已經存在，誰會不懂？(這些都是維根斯坦所舉的例子) <text:line-break/><text:line-break/>我知道幾乎所有維根斯坦的研究者應該都不會認同我說的，但我知道我是對的，毫無疑義。像維根斯坦那麼簡單的一種哲學，卻居然主導了20世紀甚至21世紀的西方哲學，也許那就像一個反英雄人士被貼上了一種另類英雄的標籤；一個反哲學、宣佈哲學之死的人，卻成為最偉大的哲學家；一個宣稱自己的哲學毫無意義的人，大家卻拼命尋找、努力探討 "無意義" 是否是一種更深刻的意義；彷彿光是後現代還不夠，還得後後現代，乃至後後後...現代。一個宣布終結哲學思想的企圖與論證，卻反而帶來滔滔不絕永無止盡的議論。 <text:line-break/><text:line-break/>一個存在主義者總是面臨一種兩難：他要嘛閉嘴一句話也不說，要不就是註定得透過言詞訴說概念，從而跟他所欲推崇的東西離得越來越遠；直到有一天，死亡來臨，也許人們才有辦法真正評價他跟他的信念與話語之間，究竟有著多少連結？有著多少真實性？ <text:line-break/><text:line-break/>這些東西真要講起來很抽象，只有學這一行的人，才有可能理解那些概念。但抽象之物並非全然無用。關於存在主義，一般人不妨只要記住一個詞就行，那就是 authentic (真實的)，或真實 (authenticity)。這個真，不是真假的真，也不是真理的真，而是一種彷彿血淋淋、很慘烈、充滿折騰與痛苦的那種 "真實血肉" 的真。 <text:line-break/><text:line-break/>從概念到實例之間，永遠有著一種不可能跨越的鴻溝，亦即我永遠都不可能證實某個例子確實足以成為某種概念的例子。因此，例子(case) 基本上就像一種影子(caseness)；我畫不出鬼，只好指個鬼影子給你看，讓你自己想一想、看一看到底像不像隻鬼。 <text:line-break/><text:line-break/>我之所以講這些，其實有個緣由。你看，去年選舉，國民黨幾位市長候選人大勝幾十萬票，例如侯友宜和盧秀燕，儼然政治明星，但我卻完全無感。他們就算贏得全世界所有選票，我肯定還是無感，為什麼呢？也許那就是因為 "真實" 二字。不管他們是好人還是壞蛋，我就是沒法從他們身上感受到一點溫度、重量與真實。 <text:line-break/><text:line-break/>但是，在韓國瑜的身上卻十足血肉，活生生的感覺--不管韓是好人或壞蛋都一樣，真實與否畢竟與好壞無關。它是一種重量，一種溫度。 <text:line-break/><text:line-break/>至於郭台銘、柯文哲或蔡英文等等那些人，感覺就像一種毫無生命跡象的木偶；儘管充滿邪氣，像什麼安娜貝爾似的，依舊缺乏生命的感覺，很不真實。 <text:line-break/><text:line-break/>王爾德 (Oscar Wilde) 說，"To live is the rarest thing in the world. Most people exist, that is all." (生活是世上最罕見的事，大多數人只是存在而已。) <text:line-break/><text:line-break/>一個從骨子裏說話的人，我們會樂意駐足聆聽。但是，一個講話跟放屁根本沒兩樣、行事空洞貧乏乃至充滿算計的人，例如郭、柯、蔡、賴等人，我一般都是一看到就趕緊轉台，就像看到安娜貝爾那樣，感覺陰陽怪氣的，缺乏真實人味。 <text:line-break/><text:line-break/>有時在外頭餐廳用餐，無法控制電視機，我就只好閉眼摀耳，直到 "安娜貝爾們" 的畫面消失。 <text:line-break/></text:p>
      <text:p text:style-name="P2">王修亮   |  2019.08.09 18:57   |   <text:a xlink:type="simple" xlink:href="http://palinfo.habago.org/Entry?Command=Information_PrintForum&amp;iPage=1#FORUM37772"><text:span text:style-name="T1">#</text:span></text:a></text:p>
      <text:p text:style-name="P4">父之鄉 <text:line-break/><text:line-break/>父親生於河南宜陽三鄉鎮張吾村。 <text:line-break/><text:line-break/>「明明一村子都姓王，怎會叫張吾村呢？」 <text:line-break/>「因為張良到過咱村子。」 <text:line-break/>為甚麼來過？來做甚麼？之後又如何？當時年齡太小了，沒有詢問的能力。但是張良必然和村子曾經有過非常密切的關係，否則不會改村名，也不會有這個「吾」字。 <text:line-break/>歷史在天災人禍中消散，在權勢鬥爭中扭曲，但在文人所輕忽的荒鄉僻壤，總會留下點點滴滴謎語似的痕跡。 <text:line-break/><text:line-break/>正如父親常常說的另一段風景。 <text:line-break/><text:line-break/>「咱村子邊是一大片野棗林，那棗樹長得密密麻麻，不但有刺，最厲害的是刺還都帶個倒鉤，在肉裡拔都拔不出來，一拔就勾著塊肉。」 <text:line-break/>「我沒看過這種刺啊！」 <text:line-break/>「你沒看過的可多了！長大要盡力往遠處跑，多看看，不回這個家都沒關係，別被關在這一點小地方。」 <text:line-break/>我幼年時聽到這句話是很驚恐的，總覺得離開父母、不再回家是極為可怕的事。很多年後才明白父親的大氣，只是那幼年的種種驚恐，使我在他活著的時候與他非常疏離。 <text:line-break/><text:line-break/>「棗樹林後面是個懸崖，一大片石壁垂直落下有十幾層樓高，跳下來就是個死。傳說劉秀起兵之後，有一次戰敗了，逃到咱村子這兒，後面追兵緊著，前面又是斷崖，劉秀一橫心，夾著馬就往前衝，那馬兩個蹄子搭著懸崖的石壁，一順子就溜到底，到現在還看得到石崖上兩道凹進去的溜溝，溜溝底下對著塊大石頭，上面還留著兩個馬蹄印子，那兒就叫溜馬崖。」 <text:line-break/>「爸，你去看過？」 <text:line-break/>「就在村子邊上，當小孩的時候常跑去玩啊！村邊的野棗都有倒鉤刺，唯獨溜馬崖四周的野棗林刺是直的，因為劉秀逃得活命後，肚子餓了，就用手去捋那些野棗吃，他是真命天子，鉤刺不敢傷他，趕緊都變成直刺了。」 <text:line-break/><text:line-break/>村野鄉夫的價值觀都是這樣留傳下來的吧！ <text:line-break/><text:line-break/>「後山過去走個兩時辰，山壁上都刻著大佛像。」 <text:line-break/>「多大的佛像啊？怎刻在山壁上？」 <text:line-break/>「我那時還是十幾歲的小夥子，正有力氣，拿著石頭儘力氣丟，丟不到佛像的腰上，就那麼大。誰刻的也不知道，從有村子就有這些佛像了。」 <text:line-break/>小孩子難免問東問西：「那些山有多少？山上還有些甚麼東西啊？」 <text:line-break/><text:line-break/>「山是沒個數的啊！一層層總是山，山上甚麼都有，咱村子後山上有一年出了個大蟲，村長帶著女婿、鄉人去打虎。」 <text:line-break/>「去的人不怕嗎？」 <text:line-break/>「傻孩子，怕啥？不打死就吃咱村子的人，非打不可！」 <text:line-break/><text:line-break/>那是自古以來平民的價值，一切以人為優先，但是也直率的拚搏著自我的性命，男人保護婦孺老弱是天經地義的事，而平常享有特權的階級，在遇到危險時，就必須搶先出頭擔負責任。 <text:line-break/>一個自有其公平正義的年代與環境。 <text:line-break/><text:line-break/>「大蟲打死了，咱村也咬死了幾個，村長的女婿是隊長，先衝啊！死了！有人跑回來趕著報消息，結果大隊才到村子口，村長的女兒後面已經投井了！」 <text:line-break/>我霎時汗毛直立，腦子轟的一聲嚇傻了。 <text:line-break/>「喝！辦了好大的喪事，村長好有面子！」 <text:line-break/>父親，您是希望我將來也如此做嗎？ <text:line-break/>我驚嚇了很多年，常常在暗夜發誓絕對不要嫁人。 <text:line-break/><text:line-break/>很多年後，我也才明白，父親只是不知道該如何正確的向兒女表達自己的看法與價值，他是個行伍出身的軍人，直率粗暴，但是走遍四方，因此眼光宏大。 <text:line-break/>那雖然是某種鄉野的婚姻價值，卻並非父親的價值，鄉野的確曾經是他的培育之地，他卻因為閱歷而跳脫了鄉野的束縛。他從來沒有切割過兒子與女兒的差異，給我們取的名字都排進輩分，都鼓勵我們讀書，鼓勵我們志在四方，不要被任何事物拘限。 <text:line-break/>他自己一生被命運操弄，卻從來沒有向命運屈服，也希望我們成為這樣的人，才有能力生存在亂世。 <text:line-break/><text:line-break/>「咱們村子裡窮啊！全村都是強盜，咱們河南人都是強盜，沒辦法，窮啊！沒讀過書，就是不懂事。」 <text:line-break/>這是父親常說的話，說的時候，雙眼會微微瞇起，鎖住了瞳孔裡黑沉的滄桑。 <text:line-break/><text:line-break/>幼年的我在聽故鄉事務時，總是欣羨異常：「我有一天也要回去看溜馬崖，看你說的大佛像。」 <text:line-break/>父親會哈哈笑兩聲，笑聲裡沒有喜悅，彷彿與瞳孔裡的滄桑鎖在一起：「有甚麼好看的，那村子，我離開的時候，就打算不再回去了。家裡都沒人了，一個都沒了，死絕了。說甚麼呢？也不可能再回去了。你們要好好讀書，讀了書往更遠處走。」 <text:line-break/><text:line-break/>是亂世與戰爭使父親如此滄桑嗎？還是村子裡曾經發生過甚麼無法述說的往事？我始終不明白父親真正的想法，也無法得知真實。 <text:line-break/>父親過世後，母親決定：「你們不要再回父親的村子，他的家人戰亂幾年全病死，他在村子口也打了自己的腿一槍，留下自己的血。你們村子對這個家不好，不要回去。」 <text:line-break/><text:line-break/>我們至今都沒有回去。 <text:line-break/><text:line-break/>作為一個孩子，我也已經垂垂老矣，許多童年少年時的驚恐與疏離，在時間與生活的歷練中，逐漸渾圓起來，看透了父親瞳孔與笑聲裡的滄桑。 <text:line-break/>戰亂已經逐漸平息，這個世代逐漸不同了。父親，我想回去你的故鄉，我深知那是你曾有的驚恐與絕望，但那是你生育成長的地方，祖先所在的地方。 <text:line-break/>我想回去走你走過的路，即使已經峰迴路轉，我想看看你的曾經。 <text:line-break/>不論發生過甚麼事，那也是我的故鄉。 <text:line-break/>從祖先至我，生命延續的故鄉。 <text:line-break/><text:line-break/>我也終會消失成虛無，即使女兒不再結婚生子，但父親，你、我、女兒，仍是曾經在世的一脈相傳。 <text:line-break/>我知道生命終歸成空，但是我想完成這個句號。 <text:line-break/>我還活著，我還記憶，有一天，我會回去。 <text:line-break/><text:line-break/>父親，我想念你。</text:p>
      <text:p text:style-name="P2">葉小慧   |  2019.08.09 12:47   |   <text:a xlink:type="simple" xlink:href="http://palinfo.habago.org/Entry?Command=Information_PrintForum&amp;iPage=1#FORUM37771"><text:span text:style-name="T1">#</text:span></text:a></text:p>
      <text:p text:style-name="P3">因為中央社的報導「駐港官員隱私遭曝光 美國務院批中國流氓政權」，循線看到香港大公報該篇報導，以為除了孩子部分真沒有必要曝光，其他內容都指向美國駐港領事Julie Eadeh在這次香港抗議運動中的涉入不止檯面上的活動。 <text:line-break/><text:line-break/><text:line-break/>---- <text:line-break/>外國勢力介入｜美領事暗會黃之鋒羅冠聰面授機宜？ <text:line-break/>https://bit.ly/2MSQMWn <text:line-break/>時間：2019-08-08 04:27:23 來源：大公報 <text:line-break/><text:line-break/>　　亂港分子近期大肆施暴，踐踏法治，鼓吹「港獨」，掀起「顏色革命」、挑戰「一國兩制」原則底線。經常赴海外勾結反華勢力、唱衰國家和香港的黃之鋒和羅冠聰，聯同港大學生會的黃程鋒和彭家浩，被踢爆日前與美國駐港領事、美領館政治部主管Julie Eadeh密會。大公報記者調查發現，Eadeh的所謂外交生涯起步於美國國務院的對外心戰部門，派駐中東時曾以人權及民主為由，策劃顛覆活動，亦曾與美國海軍陸戰隊協調在戰爭時撤僑，善於處理危機，是一名身份神秘、行事低調的顛覆專家。\大公報記者 郝 壽 <text:line-break/><text:line-break/>　　網傳的圖文顯示，有市民前天（6日）在金鐘JW萬豪酒店大堂偶遇香港眾志黃之鋒、羅冠聰，疑聯同港大學生會署理會長黃程鋒、前外務副會長彭家浩，與一名外籍女士見面。當時黃之鋒、羅冠聰穿便服，黃程鋒、彭家浩則穿恤衫配西褲、猶如面試；外籍女出現時，黃程鋒和彭家浩更特意整理衣服。五人在大堂一處角落地方站立，並未坐下，外籍女望向另一邊、準備帶隊去該酒店內的一個房間密會更高層人士，她手中持有一些文件。 <text:line-break/><text:line-break/>　　見面翌日 眾志揚言策動罷課 <text:line-break/><text:line-break/>　　黃之鋒昨日被追問下承認，前天曾與美國駐港領事交流，內容包括企圖制裁香港的《香港人權民主法案》、要美方不向香港警察出口裝備等。他又聲稱，自己和羅冠聰曾赴美與當地官員見面，因此與美國領事交流「根本沒有什麼特別」雲雲。但他未提到領事身份及有多少美方官員參加會見。這次見面翌日即昨日，香港眾志在社交網站揚言，正策動九月罷課。 <text:line-break/><text:line-break/>　　這個參與密會黃之鋒等人的外籍女正是美國駐港澳總領事館的政治部主管Julie Eadeh。 <text:line-break/><text:line-break/>　　大公報記者翻查資料發現，Eadeh通曉英文、中文、阿拉伯文、法文和西班牙文，2002年在美國喬治城大學取得文學碩士、主修阿拉伯研究，同年經遴選獲專門培養政治人才的美國總統管理獎學金，由此進入美國國務院民主、人權及勞工事務局工作。該局定期發布抹黑中國內地及香港特區人權的報告，是美國重要的對外心戰部門，Eadeh亦曾參與編寫。 <text:line-break/><text:line-break/>　　2004年Eadeh派駐中東，先在沙特利雅得大使館任政治官員，在當地推動人權事務及民主選舉，其後到戰火紛飛的伊拉克，在巴格達大使館任新聞官，曾穿避彈衣到該國北部城市摩蘇爾活動。 <text:line-break/><text:line-break/>　　心戰「專家」 曾撰文大打感情牌 <text:line-break/><text:line-break/>　　2006年黎巴嫩與以色列開戰，Eadeh派駐黎巴嫩貝魯特大使館僅一周，隨即與美國國防部合作，完成美國在二戰後最大規模的撤僑行動。 <text:line-break/><text:line-break/>　　除戰地經驗外，Eadeh在所謂外交工作中很注重滲透當地社會。她曾撰文稱，「外交工作」要把「聯繫」變成「朋友」、「朋友」變成「夥伴」，以一起努力解決共同的挑戰、實現共同的目標。 <text:line-break/><text:line-break/>　　截稿前，美國駐港澳總領事館未回應大公報查詢。 <text:line-break/><text:line-break/>　　夫為華裔美國公民 現駐港任經貿領事 <text:line-break/><text:line-break/>　　記者郝壽報道：大公報記者翻查資料發現，Eadeh的丈夫名為David Ng（吳仲明），疑為來自香港的華裔美國公民。夫妻二人均常年在美國外交系統工作，目前又皆派駐美國駐港澳總領事館。不過相比起過往外派工作時經常出席公開活動及合影留念，二人在香港工作兩年來極為低調，幾乎找不到公開活動資訊。 <text:line-break/><text:line-break/>　　網頁快照顯示，Julie Eadeh和David Ng的名字，最早於2017年9月出現在政府禮賓處「領館及官方認可機構」名單中，估計夫妻二人當時調到香港，二人對外宣稱的職位均為領事。 <text:line-break/><text:line-break/>　　2010年起，Eadeh曾派駐台北和上海、以學習中文；同一時間，熟練掌握中文的吳仲明亦在美國駐上海總領事館任經濟領事。與妻子從事政治工作不同，吳仲明的工作範疇主要是經貿，在港時負責聯絡商界，去年曾到訪商會討論中美貿易戰。 <text:line-break/><text:line-break/><text:line-break/>---- <text:line-break/>駐港官員隱私遭曝光 美國務院批中國流氓政權 <text:line-break/>https://www.cna.com.tw/news/firstnews/201908090013.aspx <text:line-break/><text:line-break/>最新更新：2019/08/09 09:50 <text:line-break/><text:line-break/>（中央社記者江今葉華盛頓8日專電）美國駐港外交官日前被媒體披露與香港眾志成員會晤，她的個人資料也遭曝光。美國國務院今天批評中方，洩露美國外交人員個人隱私並非所謂嚴正交涉，這是流氓政權的做法。 <text:line-break/><text:line-break/>中國外交部駐香港公署日前提出嚴正交涉，對美國駐港澳總領事館政治部主管伊迪（Julie Eadeh）被拍到與香港眾志成員黃之鋒等人會晤，表達強烈不滿，伊迪隱私也遭到香港媒體曝光。美國國務院發言人歐塔加斯（Morgan Ortagus）今天在記者會被問到此事時，多次以「流氓政權」指責中國行為。 <text:line-break/><text:line-break/>歐塔加斯指出，洩露美國外交官個人訊息、照片與小孩名字並非所謂嚴正交涉，這是流氓政權才會做的事，不是一個負責任國家應有的行為，完全無法接受公布美國外交官個人訊息的做法。 <text:line-break/><text:line-break/>對於伊迪與黃之鋒等人的會晤，歐塔加斯指出，這是美國外交人員每天在全球各地的工作，他們不僅會見政府官員，也會與反對派見面，範圍也不僅在香港或中國，美國駐外人員只是在從事他們的工作。 <text:line-break/><text:line-break/>香港媒體報導伊迪6日會晤黃之鋒等人，中國外交部駐香港特別行政區特派員公署隨後發出消息表示：「針對媒體報導美國駐港總領館官員接觸香港『港獨』組織頭目事，公署有關負責人緊急約見美駐港總領館高級官員，提出嚴正交涉，表達強烈不滿和堅決反對，要求美方就此作出澄清。」 <text:line-break/><text:line-break/>有媒體報導時，不僅披露伊迪會晤黃之鋒等人的消息，還詳列伊迪與丈夫的詳細背景，甚至公布她小孩姓名。（編輯：陳永昌）1080809</text:p>
      <text:p text:style-name="P2">張華   |  2019.08.08 23:16   |   <text:a xlink:type="simple" xlink:href="http://palinfo.habago.org/Entry?Command=Information_PrintForum&amp;iPage=1#FORUM37770"><text:span text:style-name="T1">#</text:span></text:a></text:p>
      <text:p text:style-name="P4">我也覺得郭台銘窩囊, 國民黨找他來真是一個請鬼抓藥. <text:line-break/>不過國民黨本來就充滿了搞不清楚的人.</text:p>
      <text:p text:style-name="P2">陳真   |  2019.08.07 20:41   |   <text:a xlink:type="simple" xlink:href="http://palinfo.habago.org/Entry?Command=Information_PrintForum&amp;iPage=1#FORUM37769"><text:span text:style-name="T1">#</text:span></text:a></text:p>
      <text:p text:style-name="P3">卡韓政變 (138)：郭柯王拜託趕快合一合 <text:line-break/><text:line-break/>陳真 2019. 08. 07. <text:line-break/><text:line-break/><text:line-break/>一個像樣、有出息的人，不管順逆貴賤，總有個一致性，不會根據行情不同而有不同態度，畢竟人又不是股票，一會兒高一會兒低；有求於人就下跪，人求於你時就傲慢拿翹；行情好就囂張跋扈，行情掉下來就又是一副窩囊嘴臉。真是很沒出息。 <text:line-break/><text:line-break/>郭台銘、柯文哲就是這一類的人，王金平也差不多。你很難期待這一類人會有什麼超脫一己生物反應與需求的表現。這一類人，往往世故圓滑，但世故圓滑並不等於心智成熟、人品出色。特別是郭台銘，就像個被寵壞的小孩，言行往往不堪入目。 <text:line-break/><text:line-break/>我知道這類美學評價很難找到知音，但我就是這麼看人的。我知道人們看人的方式肯定與我南轅北轍，截然相反，但這也是沒辦法的事；眼光或品味就像一種既定光譜的雷達，反映一己之內在，型塑你所看到的 "世界"。 <text:line-break/><text:line-break/>我常講一位22年前在劍橋認識的台灣留學生，氣宇非凡，人品出眾。第一眼見到他便心生景仰。但他在人們眼裏卻不是這種評價。我很少如此讚賞現代人，人們聽到我如此推崇，往往都很好奇，常想要一睹那位同學之廬山真面目，結果似乎都很失望。不過這也是沒有辦法的事。有些東西可以教人，例如知識，但氣味或品味這類東西卻只能存乎一心，難以言喻，更不用說轉移或傳授給別人了。 <text:line-break/><text:line-break/>我說郭台銘窩窩囊囊的很沒出息。認同的人請舉手！除了學姐我有把握之外，我不敢說有幾個人會舉手。 <text:line-break/><text:line-break/>講這些難以質化量化的空靈之事，好像跟公眾評價無關，更無關乎我們選出何種政治人物。可是，真的無關嗎？我倒覺得非常有關，只是難以清楚描述。難以言說之處境，就像面對一幅畫，你我 "看" (seeing) 的是同一幅，但 "看見" (seeing as) 的東西卻截然不同。seeing and seeing as 是維根斯坦的用詞，意思差不多就是這樣。世界並不是反映在 seeing，而是 "seeing as"。光譜越接近，"seeing as" 也越相似。 <text:line-break/><text:line-break/>有個東西長在我心，那就是重量，或說重要 (significant) 也可以，相對於輕薄或瑣碎 (trivial)。重量來自何方？說不清，講不完，但是 seriousness 也許是其一。這詞不好翻譯，若翻成 "嚴肅性" 也行，但在中文世界中，嚴肅一詞往往容易產生其它不相干的聯想，彷彿要正經八百才叫做 seriousness，但絕無此意。seriousness 跟正不正經嚴不嚴肅八竿子打不著一點邊。我反倒常覺得那種正經八百的人事物很輕薄，裝腔作勢，沒有半點重量。 <text:line-break/><text:line-break/>那麼，到底什麼是重量？我確實是詞窮了。這其實也是我為何那麼不願意接受訪問的一千個原因 "之一"，因為我很快就會詞窮了；除非我被迫扭曲心意，改用粗糙辭彙來亂答一通，否則我將啞口無言。總不可能你問我一道問題，我卻必須先跟你上完一年的課來回答吧？ <text:line-break/><text:line-break/>如果能拋開一切語意的限制與干擾，你不妨透過想像，而非透過認知，來想像究竟什麼是重量？你覺得像郭台銘、柯文哲這些窩窩囊囊全身都是嘴巴的人，言行有著什麼重量嗎？你真的會仰慕或欣賞這樣一些沒出息的人？婆婆爸爸、忸忸怩怩、GGYY的。每看到這樣一類人，我就想到 "倫家" 這個詞，彷彿他們講起話來都是倫家怎樣倫家怎樣那種感覺，很沒出息。 <text:line-break/><text:line-break/>我經常很納悶，為什麼明明那麼難聽的音樂，那麼難看的電影，外表那麼醜陋的人，卻居然有人會愛死了！說好好聽、好好看或好美好帥！真是很不可思議。我要是像古代昏庸皇帝那樣，還真想挖出他們的腦袋或心臟來研究一下，為何品味會相去如此遙遠？真是不可思議。 <text:line-break/><text:line-break/>政治人事物也一樣。天啊，居然會有人欣賞什麼時代力量及大腸花那些人或柯文哲、郭台銘？！真不可思議。眼睛是被屎糊到嗎？道德面的姑且不說，難道你真的不覺得這些人好像戲劇裏的小丑，如此低能，如此兒戲，就像被寵壞的一群小公主小王子在扮家家酒那種感覺，很沒出息。 <text:line-break/><text:line-break/>上面講的一部份東西，算是第一課的進階版。一般來說，對外寫東西，既然是為了求溝通求理解，只能談第一課的入門，不惜犧牲意義的微妙。至於第二課以後的東西，就只能屬於竊竊私語或自言自語的範疇了；倒也寫了不少，希望在我餘生能有一點餘裕專心來整理那幾乎像海那樣龐大的一堆...一堆什麼呢？一堆比 "文字垃圾" 可能稍微要好一些的東西。 <text:line-break/><text:line-break/>閒言表過，言歸正傳。我想呼籲韓國瑜，別再自我做賤去求郭求柯或求王了，他們陷害你都來不及了，怎麼可能幫你？所謂物以類聚，什麼樣的人就讓他們聚在一塊，有何不好？萬一打不過他們，那也只能怪自己，怨不得別人。 <text:line-break/><text:line-break/>這些人，認為天下大亂，形勢大好，可以撈上一票，不管選不選，都不會有什麼善念或利他作為，根本不用期待。大家應該趕緊鼓勵他們結盟才對，讓事物如其所是，總比表面一套私下又另一套好。這些人，無時無刻腦袋想的，心裏想的，都是圍繞在一己私利上頭的一些很沒出息很瑣碎毫無意義的東西。 <text:line-break/><text:line-break/>我知道柯文哲是祖國的第二張牌，甚至是第一張牌，但是祖國喜歡誰，僅供參考就行。我們喜歡誰比較重要。題外話。 <text:line-break/><text:line-break/>=================== <text:line-break/>【獨家】郭柯密會內容曝光 郭董當面問柯P：要不要來幫我 <text:line-break/><text:line-break/>鏡週刊Mirror Media <text:line-break/><text:line-break/>2019年8月7日 <text:line-break/><text:line-break/>郭柯合作態勢漸明朗，本刊掌握，郭台銘、柯文哲兩人在本月1日晚上的關鍵會面對話，郭台銘不但當面問柯「你要不要來幫我？」還霸氣對柯說，「那我們就來討論如何贏！」柯則當面獻策，不但點出郭在國民黨初選期間的缺失，還要郭「一定要改」。 <text:line-break/><text:line-break/>本刊掌握，郭台銘是在1日晚上約8點多邀柯文哲見面，兩人相談甚歡，柯由心腹蔡壁如陪同，郭台銘則與兒子郭守正、永齡基金會執行長劉宥彤一起出席，5人密談了2個多小時。 <text:line-break/><text:line-break/>知情人士透露，郭柯兩人談了近40分鐘後，郭終於開口問了柯文哲說，「你要不要來幫我？」柯不改一貫風格回：「你要選得贏啊，選得贏我才來幫忙！」聽了柯的善意回應，郭不囉嗦緊接著回應：「好！那我們就來討論如何贏！」 <text:line-break/><text:line-break/>據轉述，郭柯兩人對談，柯隨後也直接了當地說，「你就是霸氣老闆，應該維持自己一貫的形象」，他接著更直言，郭台銘在初選階段的表現欠佳，「初選選得不好，有些東西你一定要改，你若要選，那我可以來幫你！」 <text:line-break/><text:line-break/>據轉述，柯還對郭說，「你公開講話的儀態、手勢都不太好」，郭反問，那要如何改進？柯接著便舉自己2014年參選台北市長的經驗與郭分享，說當時自己找了很多部長級的專家來上課，因此「如果你確定要選，那一定要找專家來上課」。 <text:line-break/><text:line-break/>談完選舉的細節後，據轉述，柯文哲還當面請教郭台銘，對於美中經濟貿易戰的看法，包括台灣下一步該怎麼辦等，郭台銘則又侃侃而談自己對於國際局勢的看法與剖析。與會者轉述，2小時的會面過程，郭柯兩人有說有笑，建立一定的信任。</text:p>
      <text:p text:style-name="P2">林炤育   |  2019.08.07 20:28   |   <text:a xlink:type="simple" xlink:href="http://palinfo.habago.org/Entry?Command=Information_PrintForum&amp;iPage=1#FORUM37768"><text:span text:style-name="T1">#</text:span></text:a></text:p>
      <text:p text:style-name="P4">CGTN是大陸向西方發聲的窗口。CGTN製作了一部關於香港暴力遊行的影片，片中出現火鍋大王及引用火鍋大王剪輯的影片，大王的影片以對照的形式，呈現西方媒體的偏頗與斷章取義。 <text:line-break/>The real truth behind Hong Kong protests <text:line-break/>https://youtu.be/x5JbM5V9_Lw <text:line-break/><text:line-break/>暴民打人、欺負老人、放火、砸車、砸店、丟石頭、破壞公務、破壞監視器、破壞紅綠燈、車子繞圓環打圈圈阻礙交通、堵門堵人、軌道放障礙物不讓地鐵行駛、燒警署、攻擊警察、雷射照警察眼睛....，這些極為暴力甚至血腥的影片網路上都找的到。 <text:line-break/>到底是官媒，CGTN太溫和了。 <text:line-break/><text:line-break/>香港的體制有問題，中國歷史是選修，法官沒有國籍的限制，18位終審法官中只有2位香港人。法院使用英文陳述，判決書等也是以英文書寫。 <text:line-break/><text:line-break/>就算大陸插手介入解決現在的動亂，然後呢 ? <text:line-break/>立法權掌握在洋人手裡，香港的年輕人也被洗腦，所有的改革都不會通過，根本不解決，香港還會繼續亂。鄧公是了不起的，但繼任者沒有掌握尺度留下禍根，不知將來祖國收回香港要如何治理 ?</text:p>
      <text:p text:style-name="P2">陳真   |  2019.08.07 00:29   |   <text:a xlink:type="simple" xlink:href="http://palinfo.habago.org/Entry?Command=Information_PrintForum&amp;iPage=1#FORUM37767"><text:span text:style-name="T1">#</text:span></text:a></text:p>
      <text:p text:style-name="P3">卡韓政變 (137)：嘴巴黨在乎清廉嗎？ <text:line-break/><text:line-break/>陳真 2019. 08. 06. <text:line-break/><text:line-break/><text:line-break/>據說今天又有一個嘴巴黨成立，黨主席叫柯文哲。此人一會兒藍一會兒綠，這不叫超越藍綠，而是見藍說藍話，見綠說鳥話。 <text:line-break/><text:line-break/>比方說，上午說阿扁裝病，應該再抓進去關，豈能有罪不關，法治尊嚴何在？而且痛批，就算要特赦阿扁，所有贓款也得先吐出來才行啊。可是，到了下午，場景不同，綠魂上身，它媽的竟然 "哽咽" 了，哭著說："馬英九把阿扁關起來，就是在侮辱咱台灣人！" <text:line-break/><text:line-break/>還有比方說，明明不是亞斯柏格症 (他自己親口說的)，卻對外瞎掰說自己就是，搔首弄姿，裝模作態。至於什麼「二二八受難者家屬」，更是一天一版本，總共有七、八種不同版本；每年每到二二八那天就哭給你看。可是，依照他的定義，全台灣至少有兩千萬個「二二八受難者家屬」。 <text:line-break/><text:line-break/>總之，你要是對他講的話當真，恐怕會精神錯亂。不但前言不罩後語，而且滿口謊言，行事作風不擇手段，罄竹難書；栽贓抹黑連勝文的那一大堆卑鄙齷齪事，我就不說了。 <text:line-break/><text:line-break/>前幾天，他還正氣沖天地罵蔡英文「身邊每一個人都貪污」，以此闡明為何兩年前一家大小信誓旦旦一定支持蔡英文連任，如今卻不再支持的原因，講得好像他多麼重視清廉似的。這是事實嗎？當然不是。柯文哲又不是小 BABY，都已經參與政治五、六年了，有可能這麼無知嗎？有可能兩年前都還以為民進黨很清廉，直到最近幾天才雄雄發現民進黨是個貪污黨？因此「只好」跳出來組個黨，以端正政風？ <text:line-break/><text:line-break/>舉個例，就談和蔡英文關係最密切的柯建銘好了。簡單這麼說，民進黨人分兩種，一種偽君子，一種真小人。柯建銘屬於後者，名聲差，清廉指數非常低，幾乎是眾人皆知的事實。 <text:line-break/><text:line-break/>但是老實說，我對真小人並沒有太大的惡感。我對那些表面清新、滿口漂亮話、但實際上狗皮倒灶、吃飽喝足的偽君子人渣最為感冒。當然，真小人依舊還是小人。我之所以拿柯建銘為例，乃是要說明嘴巴黨柯主席對於清廉的真實態度。 <text:line-break/><text:line-break/>關於柯建銘的清廉指數，大家請仔細看我文末引用的五篇文章就能知其一二。柯建銘其實沒有太大的政治性，而是一個靠政治撈錢、為利益集團奔走、黑白兩道通吃的「商人」。 <text:line-break/><text:line-break/>柯文哲經常說，他最看不起那種「一邊罵中國一邊卻又努力撈人民幣」的人，那麼，柯建銘理當就是柯文哲最看不起的人，因為柯建銘的兒子就是在萬惡的中資機構工作，一家中國著名的金融銀行。依照人渣黨的標準，這就是通敵，應該以「中共同路人」的通敵罪名繩之以法才對。但是，柯文哲非但沒有「最看不起」柯建銘，反而非常推崇，說他是個「理想家」，是「現代唐吉訶德」。 <text:line-break/><text:line-break/>大家看到這裏應該先停下來，先跳到最後面把我所附的幾章文章看完，然後你才能明白這位黨主席有多麼虛偽與荒唐。特別是親綠的「美麗島電子報」那兩篇文章，務必詳讀。 <text:line-break/><text:line-break/>柯建銘辦公室對此於 2016年1月 24日發布聲明表示：這兩篇報導「均非事實，通篇均為捏造，警告即刻將該二篇文章下架，否則將提出告訴，若有人加以引用，將一併提告。」 <text:line-break/><text:line-break/>對於具體個案方面，例如違法圍標及黑道公然跑進監獄恫嚇證人等等，我不知是否屬實，但是，柯建銘之貪瀆、受賄與關說之基本行徑，卻是事實。 <text:line-break/><text:line-break/>但我還是得再次聲明，我並不認為柯建銘是民進黨裏頭的貪瀆代表；我的意思是說，他絕不是屬於貪最多、最無恥的那一類人，只能算是民進黨貪污學園的中段班甚至初級班，但他卻如此惡名昭彰，這可能跟他的「營業項目」太多太頻繁太明目張膽有關，甚至還涉及黑道恫嚇企圖司法作證者，因此而有清朝貪污大王、「現代和珅」之稱。 <text:line-break/><text:line-break/>2011年，這樣一個聲名狼藉的人，在民進黨不分區立委提名中，卻被蔡英文提拔為不分區立委排名第一，對之大加吹捧，說她提出了「最好的名單」；不但外界嘩然，黨內不同派系也很不滿。民進黨前立委王幸男 (曾製造郵包炸彈炸斷前副總統謝東閔一隻手)，指控柯建銘涉嫌受賄、關說等案件。 <text:line-break/><text:line-break/>王幸男還故意挑了兩個扁擔 (意謂著柯建銘之罪行罄竹難書)，裡面裝了40份黑資料，向民進黨具名檢舉。王幸男在檢舉資料上簽名，聲明願意自負刑責。王幸男說，「柯建銘還有很多沒有曝光的事，我都不敢講，因為我很愛民進黨，不想傷害黨，若講出來會動搖黨本。如果黨願意展開調查的話，我會全部講出來。」 <text:line-break/><text:line-break/>王幸男同時還在報上刊登半版大幅廣告，標題是「清黨救台灣，民主大進步」。王幸男表示，「民進黨長期被派系把持，將黨當成搖錢樹」，「柯建銘的違法負面報導那麼多，罪狀多到說不清，也說不完；讓他擔任黨團總召和不分區立委都很不適合，如果不把 (柯建銘) 這個爛瘡戳破，讓膿血流出來，民進黨將會因為敗血病而死掉。」 <text:line-break/><text:line-break/>但是，蔡英文對於此事卻只說了一句「我知道了」，之後就再也沒有下文。蔡英文甚至還指定柯建銘擔任民進黨代理黨主席，賦予他更大的權力；一丘之貉，沆瀣一氣。 <text:line-break/><text:line-break/>後來，各方慶幸「現代和珅」柯建銘並沒有如願當上立法院院長，但卻有個人跳出來為他抱屈，那就是柯文哲。柯文哲說：「我相信柯建銘當立法院長，絕不會讓新竹人漏氣」。 <text:line-break/><text:line-break/>後來，2016年，柯建銘參選立委，柯文哲及其父母一家人一起都來幫柯建銘站台助選。柯文哲說，他跟柯建銘早已熟識，讚揚柯建銘「是新竹市最值得支持的候選人」；還說根據他「十多年來近距離的觀察發現：柯建銘是一個很有理想性的人」，特別推崇他很會「喬事情」。 <text:line-break/><text:line-break/>柯文哲並感嘆，大家把「喬」給污名化了。柯文哲說，「柯建銘喬的都是國家利益與政黨的理想，從不為個人利益」，讚美他是「現代唐吉訶德」，而且為理想、為國家利益而把自己弄得「傷痕累累」，「我經常說他是傷痕累累的唐吉訶德」，「如果柯建銘可以當上立法院院長，將是新竹人的光榮」。 <text:line-break/><text:line-break/>最後，柯文哲「語重心長」地呼籲大家要「好好思考如何選出一個可以讓台灣社會變得更好、政治發展更有利的候選人」。柯文哲並批評那些批評柯建銘的人「講別人壞話，不會讓自己變好」。 <text:line-break/><text:line-break/>我所引用柯文哲的這一堆話，至今都還留在柯建銘的臉書上。柯文哲及其父母等一家人，還幫柯建銘掃街。柯文哲母親說，他們柯家不但是柯建銘的「鐵桿支持者」，而且是「鋼做的」，永不生銹。 <text:line-break/><text:line-break/>投票前夕的造勢晚會上，柯文哲牽著他爸爸和他媽媽的手，大力為柯建銘歡呼、獻唱。據報載，「掀起當晚的最高潮」。柯建銘於是又高票當選。 <text:line-break/><text:line-break/>我對這個嘴巴黨沒什麼好說的。主其事者，也就是其黨主席，就像全身都是嘴巴似的，一下說這樣，一下說那樣，搔首弄姿，蠢話鳥話說不停，這大概就是這個黨的一切了。 <text:line-break/><text:line-break/>後記： <text:line-break/><text:line-break/>我寫這篇文字感覺挺窩囊，因為生平最怕一個東西就是 "trivial" (瑣碎不重要的)，為什麼怕呢？因為它跟我們的生命不對等，上駟對下駟，沉重的如此沉重，輕薄者竟如此輕薄。 <text:line-break/><text:line-break/>曾經看過這樣一個句子，忘了誰說的，或多或少說中我的感覺：“Giving an insignificant thing your attention is a form of self-disrespect.” (把注意力放在那些根本不重要的人事物上頭，基本上就是一種自我做賤。) 我們在一個小茶壺裏起風暴，為裏頭種種猥猥瑣瑣瑣瑣碎碎的無聊人低級事浪費心思，外頭卻是浩瀚時空，茫茫大海。 <text:line-break/><text:line-break/>但我知道，島內島外皆然，說到底，世上觸目所及，盡皆瑣碎，哪有什麼 significant？唯一讓 triviality 取得重要性的方法，也許就是專注與虔誠，好讓雞毛蒜皮事彷彿能長出翅膀，飛向那難以言說的大海。 <text:line-break/><text:line-break/>==================== <text:line-break/>https://n.yam.com/Article/20160125525866 <text:line-break/><text:line-break/>柯建銘、陳水扁涉嫌買票、圍標、恐嚇受刑人 <text:line-break/><text:line-break/>美麗島電子報 <text:line-break/><text:line-break/>吳子嘉 (美麗島電子報董事長) 調查報導 <text:line-break/><text:line-break/>2016.01.25. <text:line-break/><text:line-break/>民進黨在贏得總統、多數立委席次的完全執政後，接下來的重頭戲，就是2月起即將展開的國會龍頭之爭；目前，民進黨總計有三方人馬表態爭取，分別是陳明文、蘇嘉全及柯建銘。從不同角度來看，這三人或許是各有千秋，但如果蔡英文政府真想避免重蹈當年扁執政的貪腐覆轍，讓選民願意真正相信民進黨的清廉口號，那麼，在立法院長改選之前，確實有必要慎重檢視柯建銘這個人。 <text:line-break/><text:line-break/>2012年2月21日，當蔡英文首次競選總統失利後，王幸男在自由時報刊登一篇「清黨救台灣，民主大進步」的公開信，逐一點出他認為蔡英文不應信賴柯建銘的各種理由。 <text:line-break/><text:line-break/>當時，由於適逢民進黨敗選不久，黨內討論焦點大多集中在「黨主席誰來接棒」，有關王幸男所指控的內容，根本不被輿論所注意。但是，在這封公開信中，卻以擦邊球的方式，點出兩段民進黨的暗黑歷史，即便到今日已隔了數年之久，若真相一旦被揭開，整個黨恐怕都將為之羞愧。 <text:line-break/><text:line-break/>這裡所指的，除了包括當年陳水扁曾同意柯建銘拿三千萬幫助姚嘉文競選考試院院長；還有陳水扁、馬永成與柯建銘，曾在總統府內逼迫中科管理局局長李界木違法圍標。 <text:line-break/><text:line-break/>首先，王幸男在信中提到，稱2002年「民進黨高層」同意出資三千萬元，協助姚嘉文競選考試院長，並先由柯建銘調度現金。但是，事後柯建銘卻未將款項交還給出資人，經出資人的乾媽許榮淑出面協調無效，只好透過南部蔡姓立委向柯建銘強力催討。 <text:line-break/><text:line-break/>當時，王幸男基於保護陳水扁的理由，也擔心損傷民進黨形象，所以在信中話帶保留，語焉不詳。但日前，王幸男在接受本報採訪時提到，因目睹柯建銘正準備參選立法院長，且勝出機會甚濃，將來危害黨國將更為劇烈，不得不全盤托出。 <text:line-break/><text:line-break/>王幸男說，有關「民進黨高層同意出資三千萬幫姚嘉文選考試院長」這件事，真正的實情是，這位民進黨高層其實就是陳水扁，他同意由柯建銘支付三千萬給答應倒戈的友黨立委，事後再由陳水扁歸墊。只是到了最後，三千萬卻未歸還給金主，才會又鬧出許榮淑出面協調、南部立委強力催討等情況。 <text:line-break/><text:line-break/>簡言之，柯建銘借貸三千萬的目的，其實就是為了幫助姚嘉文通過考試院長同意權，而在事先進行買票。 <text:line-break/><text:line-break/>而真正嚴重的問題是王幸男在信中的第二個爆料。他在公開信中指出，當年的中科污水放流工程，柯建銘涉嫌藉立法院黨團總召身份，以籌措總統競選經費為名，要求主事者交付工程審議委員名單及指定得標廠商。 <text:line-break/><text:line-break/>這段話，同樣是含糊不清，但這幾天，在王幸男的安排下，當時擔任招標單位首長的李界木接受本報專訪，清楚還原當時這場荒謬的真相。當時，柯建銘涉嫌介入的工程弊案名稱是「中部科學園區、台中基地污水放流管線工程第四標」。 <text:line-break/><text:line-break/>李界木說，柯建銘於工程標案尚未公告（民國94年8月31日）前就已經介入，而該程標的決標方式是採最有利標，程序則是由當時擔任中科管理局局長的他，負責勾選15名審議委員，包括局內4位、局外11位。接著，經徵詢委員意願後，就會組成11位成員的「審議委員會」，再讓該委員會決定投標廠商的得標順位，最後由第一名得標。 <text:line-break/><text:line-break/>換言之，如果可以事先取得審議委員名單，再設法收買，這起十四億的工程就有很高的機會成為囊中物。 <text:line-break/><text:line-break/>李界木回憶，他大約是在工程開標（民國94年9月29日）前三週（9月上旬）完成15位審議委員的名單勾選，交由工程招標承辦單位徵選出最後11位審議委員。沒多久，柯建銘就電召他到辦公室討論此工程案，當面告知為了籌措陳水扁2004年的總統競選經費，希望安排獻金的金主得標，所以，要求李界木提供11位審議委員的名單，以便運作金主順利得標。 <text:line-break/><text:line-break/>當聽聞柯建銘提出這項要求後，李界木當場回應說，自己擔任中科管理局局長以來，從未向承辦單位索取過審議委員名單，所以就面有難色的婉拒了這項無理要求。 <text:line-break/><text:line-break/>只是，過沒幾天，大約是9月下旬時，就接到總統府通知，要求李界木前往總統府，和柯建銘、馬永成等3人，一起討論這起工程招標案。 <text:line-break/><text:line-break/>到場後，柯建銘再度提出索取名單的要求，李界木仍然堅持立場，表示無法同意，場面僵持不下。沒想到，當下馬永成起身，走向陳水扁辦公室，過沒多久，陳水扁就透過馬永成裁示「把名單交給柯建銘」。 <text:line-break/><text:line-break/>總統命令既已下達，隔天，柯建銘就順利取得名單了。事後，工程案於民國94年9月29日開標，民國94年11月4日決標，審查期約一個多月，總共有七家公司投標，名次依序為「宏昇營造股份有限公司」、「日商大豐營造股份有限公司台灣分公司」、「泛亞工程建設股份有限公司」、「林記營造股份有限公司」、「介興營造廠股份有限公司」、「高堃營造有限公司」，以及「國登營造股份有限公司」。 <text:line-break/><text:line-break/>李界木說，此案前前後後，總計有六組立委前來關說，分別是四組國民黨籍、二組民進黨籍。柯建銘是其中之一。 最後，該工程案經過委員會審查，依序排定決標順序，第一名廠商是「宏昇營造股份有限公司」，以新台幣1,412,496,000元得標；而柯建銘幫助的投標商「高堃營造有限公司」，排名第六，毫無機會。 <text:line-break/><text:line-break/>結果確定後，李界木卻又接到柯建銘的召喚。這一次，柯建銘提出的要求，是要求李界木設法說服第一名的得標廠商自行放棄得標，再由李界木出面指定第六名的廠商「高堃營造有限公司」遞補。對此，李界木只好先敷衍回稱，必須先研究後才能回覆。 <text:line-break/><text:line-break/>李界木回頭將這項要求拿去詢問工程承辦單位時，結論當然是絕對不可行，但是當李界木以電話回覆柯建銘這項結論時，柯建銘卻又再度召喚面議。而這一次，提出的要求居然是：「請第一名放棄，由第二名得標，並提供5%利益給第一名」。 <text:line-break/><text:line-break/>李界木離開後，只好行文到公共工程委員會詢問可行性。得到答覆是，如果第一名放棄，依法規規定是不得依照順位遞補，而是一定要重新招標。在有了這個答案後，才讓柯建銘停止運作，不再「召喚李界木」。 <text:line-break/><text:line-break/>但最令人訝異的還在後頭。 事後，李界木因諸多因素，不得不離開中科管理局局長職務，並申請退休。接著，他也因為深陷龍潭購地弊案，於2010年11月11日判刑3年6個月定讞，2010年12月29日入獄服刑，2012年12月26日假釋出獄。 <text:line-break/><text:line-break/>就在坐牢期間，王幸男於2011年7月11日前往民進黨中央黨部，檢舉柯建銘涉及前項弊案，並提到李界木願意出面指證柯建銘涉及的工程弊案。 <text:line-break/><text:line-break/>不料，消息傳出後，當時人正在宜蘭監獄坐牢的李界木，卻在2011年8月12日當天，突然有兩位貌似黑道的陌生男子，在沒有任何知會的情況下，以「特別面會」的方式前往宜蘭監獄探望他。談話內容，就是警告李界木不得出面幫助王幸男作證。 <text:line-break/><text:line-break/>依據法令規定，只有立委或縣長以上官位者，才有資格能辦理「特別面會」，而且一定要立委本人，才能享受這特殊待遇。至於這兩位神秘的陌生不速之客是誰？一位姓吳，另外一位則叫做廖東和。到底是何方神聖如此神通廣大？ <text:line-break/><text:line-break/>雖然廖東和和吳姓男子，當時並未聲稱是代表柯建銘，但口頭是明確警告李界木不得協助王幸男指證柯建銘。也就是說，二位男子企圖協助柯建銘恐嚇證人是不爭的事實。 <text:line-break/><text:line-break/>王幸男說，原本這段不堪入目的官場現形記，本應隨著扁案的一一落幕被埋進歷史，畢竟，柯建銘無論是之於民進黨，或是之於立法院，都還是有其一定程度的貢獻。但是，如今，當柯建銘表態願意替國家承擔、替蔡政府承擔，宣布要角逐國會龍頭後，才決定出面將整件事攤在陽光下。 <text:line-break/><text:line-break/>對此，本報有兩個呼籲： <text:line-break/><text:line-break/>第一，有人敢進入國家矯正機關，恐嚇在監服刑的證人倒是少見的事例。我們的檢調司法單位是否應該依據本報導深入調查，還給國人一個免於恐懼的自由？ <text:line-break/><text:line-break/>第二，王幸男說，這幾天柯建銘特別請南部的「前立委同事」，懇求他留給柯建銘一條生路。但王幸男回答說：「請柯建銘留給台灣一條生路！」相較於柯建銘的惡劣行徑，這真是最卑微的懇求！ <text:line-break/><text:line-break/>====================== <text:line-break/>http://my-formosa.com/DOC_94875.htm <text:line-break/><text:line-break/>美麗島電子報編按： <text:line-break/><text:line-break/>美麗島電子報董事長吳子嘉，採訪李界木先生時，獲得授權，刊登其新作「和珅亂政」，並表示文中所稱「和珅」就是民進黨立法委員柯建銘。全文如下： <text:line-break/><text:line-break/>2016-01-24 <text:line-break/><text:line-break/>和珅亂政 <text:line-break/><text:line-break/>作者：李界木 / 前竹科管理局長 <text:line-break/><text:line-break/>和珅是中國歷史上的權臣之一，滿州正紅旗人，清朝乾隆年間政治家、商人、詩人，清朝歷史上的豪商，歷史上資產最多的官員。因為貪污過鉅，被中國人視為巨貪。 <text:line-break/><text:line-break/>和珅初為官時，精明強幹，為政清廉。但隨著權力的成長，他的私慾也日益膨脹，利用職務之便，結黨營私，聚斂錢財，並用賄賂、迫害、恐嚇、暴力、綁架等方式攏絡地方勢力、打擊政敵。 <text:line-break/><text:line-break/>此外，和珅還親自經營工商業，開設當鋪七十五間，設大小銀號三百多間，且與英國東印度公司、廣東十三行有商業往來。成為後人所稱權傾天下、富可敵國的「貪官之王」、「貪污之王」。 <text:line-break/><text:line-break/>清朝之中，清議力量曾多次彈劾和珅，但由於乾隆皇帝的袒護，和珅每次均能化險為夷。和珅將大部分朝中反對勢力打倒，獨攬大權。一些正直的大臣敢怒不敢言，紫禁城成為了貪污集團的政治表演舞台。 <text:line-break/><text:line-break/>和珅死後有如下評語：「此人奸險古來稀，吾欲除之而後快。惟其善測上意，寵冠諸臣，難以除之。」；「清乾隆時，和珅當國，權傾一世」，「結黨營私，道路側目，朝士莫敢攖其鋒者。」；「此欺上瞞下之輩，吾早晚必為國除之！」。 <text:line-break/><text:line-break/>民進黨的和珅 <text:line-break/><text:line-break/>我早在美麗島事件 (高雄事件)之後，就與同志在美，努力從事廢除戒嚴、開放黨禁遊說工作。1986年二月(春節期間)尤清來華府，密會國會議員時，當時就提出是年12月10日(國際人權日)成立政黨，我們在華府的同志(陳唐山、蔡武雄、蔡同榮和我) 一直努力促成政黨。 <text:line-break/><text:line-break/>後來，由於居住在海外的許信良先生(是年5月)要回台組黨，島內黨外人士怕亂了原定的計劃與步驟，尤清終於利用慶祝教師節之際(9月28日) 匆促誕生民進黨。我是第一位海外中執委，也是第一位海外代表。我當時對民進黨有深厚的感情。但後來回台服務時，一看什麼都走樣，後輩的黨員只耍嘴皮，就成為名嘴政客，重利輕義。在這種環境之下，黨內和珅之輩於是產生，和珅就成為「貪污之王」，坐擁天下。 <text:line-break/><text:line-break/>民進黨創黨不久之後，竄出一位和珅人物。他出道之時，頗為精明能幹，可是後來卻獨攬大權，要一元給五毛，吃喝玩樂，貪污腐化，成為民進黨富豪，且是當今朝野紅人，有人誇稱他的本領超出國民黨的龍頭大人，因他黑白兩道通吃，法官檢調護衛，天下第一把紅人。 <text:line-break/><text:line-break/>在一次與陳定南談話中，我第一次聽到和珅的事，當時對這為仁兄有種不悅的印象。當年陳定南代表民進黨出來競選省長，為了籌劃競選經費，發行債券。當時規定推銷人員，可扣券面值得30％作為回饋經費。這位仁兄就顯出他的 “聰明＂，大量向競選總部要券，但先出售一部分，收到款項之後，先扣除全部所拿券數的回饋經費。當選舉過後，他才把先拿的超額但未出售的債券奉還。競選總部只有空歡喜一場，且蝕了一把米，卻捉不到小雞。(陳定南遺物中，有競選帳目可查)。 <text:line-break/><text:line-break/>我在美32年 (研究所兼在大學做事9年；聯邦政府工作23年），回到台灣服務後，體會在台當官不易，不論是國民黨、民進黨或是其他政黨，都是同一醬缸浸泡出來的，多少沾上不潔的 “臭習”，只是五十步笑百步之分。 <text:line-break/><text:line-break/>當我在中央任職時 (環保署一年，科管局五年多)　都遭遇難以幫忙的請求。一旦單位預算提出時，就有好幾位立委會請我到他們辦公室喝茶，先禮後兵，請託某某工程開標多多照顧。有些 (民進黨) 黨內立委就告訴我說： “…黨內有二位醫生，吃銅吃鐵，包山包海，我們都苦哈哈，你要多多關照…”。 <text:line-break/><text:line-break/>一件工程招標下來，未中標的公司會發函向調查局檢舉，被請託的立委會藉故刪減或凍結預算；檢舉不成，立委有時會逼人要向中標公司讓出；再不成，就請黑道向中標公司或相關人員恫嚇；又不成，就發動環保流氓阻止工程進行。 <text:line-break/><text:line-break/>科管局工程多，我體會最深。和珅先生又多了一些花招，請記者來作 “污名化”，我在竹科和中科的開發和建設，被他雇用記者說成了 “好大喜功”；另一招更狠，他供給資訊，透過友黨的立委 (台聯某立委，後成了民進黨立委候選人) 質詢，作為他在國會殿堂的打手。 <text:line-break/><text:line-break/>國科會的太空計劃和我都被開砲過，這都有紀錄可查。和珅曾經為了一項重大工程，逼迫我交出審查委員名單，我不給，他竟告到最高當局。但他拿了名單又沒中標，更加懷恨，向上司誣告，要逼我走路。 <text:line-break/><text:line-break/>黨內同志 (王幸男和蔡同榮) 怕家醜外揚，先透過管道提出檢舉，但和珅先生魔高一丈，他先偷錄對方電話通話，再加以製造，在中、執委開會時，每人桌上擺出預先製造的錄音帶，說是 “台獨派” 預謀陷害。他所養的立委，非但馬首是瞻，當然還為他打抱不平，所以要台獨黨綱束之高閣了。 <text:line-break/><text:line-break/>和珅先生高居要津，連總統、主席得聽他話，他可以聯合敵黨凍結預算，癱瘓政府，而且民進黨得靠他 “募款” 養大，雖然是要一塊給五毛，但對沒有黨產的民進黨而言，他還是個財神爺、大恩人，所以他的 “讒言” 就變成主政者的 “忠言”。 <text:line-break/><text:line-break/>和珅先生聽到有人要檢舉他違法亂紀的事，怕我出來作證，他竟派人到監獄要我封口。 <text:line-break/><text:line-break/>另一位醫生，是某派的龍首，他們的友人，在台中建造一個工業區，區裡的污水理應自己處理及排放。但他們為了省錢竟派人要我 (時任中科開發負責人) 代為處理及排放，即他們工業區的污水流到中科污水廠處理，然後借由中科排水管排放到大海。中科污水廠的處理容量設計，無法滿足他們的請求被拒。然後改由他們自己處理，但要借中科地下排放管排放至大海。 <text:line-break/><text:line-break/>我以 “責任不清” 之由回拒。過去竹科污水排放路線與民間工廠同路，常揹黑鍋，被指毒死魚群、造成銅綠牡蠣的禍首。直到我上任後，埋地下排放專管，才解決被指責的困擾。過去的經驗使我警惕，不能為友情傷害大眾利益。但擋人財路，竟被謠言說得一文不值，現在某派系的成員，對我非常不友善。 <text:line-break/><text:line-break/>我們的頭號敵人是國民黨，在國民黨未垮台前，和珅亂政之事，我暫時忍耐下來，不作打擊民進黨之事。畢竟民進黨是先人、同志共同努力促成、精心經營壯大，得來不易，不要因一粒鼠屎害了一鍋粥。但和珅變本加厲，竟能左右黨內候選人提名。 <text:line-break/><text:line-break/>現在選舉過後，在邁向2016取回政權之計，應該清理一下，讓和珅下台。如果民進黨仍執迷不悟的話，將被崛起的第三勢力掩埋掉。 <text:line-break/><text:line-break/>我怕年老失憶，已將和珅違法亂紀、傷天害理之事的資料，都存放在國外，等我回憶錄出爐時，會把人、地、時、事和盤托出。現在只點到為止，釋出警告。 <text:line-break/><text:line-break/>正義不能被扭曲，此欺上瞞下之輩，吾早晚必為國除之！ <text:line-break/><text:line-break/>蔡主席，選後欲知詳情，可電0912-210-827 李界木 <text:line-break/><text:line-break/>p.s. 這位柯先生若再握權，主席會敗在他手裡。 <text:line-break/><text:line-break/>===================== <text:line-break/>柯建銘的膿瘡‧蔡同榮的神話 <text:line-break/><text:line-break/>【聯合報╱社論】 2011.07.16. <text:line-break/><text:line-break/>民進黨的不分區立委提名之爭，引爆了黨內幽深的積怨。獨派的王幸男挑著兩籮筐資料向中央舉發柯建銘種種罪狀，柯建銘則反咬獨派大老蔡同榮將「民視」當成私器，鬥爭黨內異己。若加上沸沸揚揚的其他未爆彈，民進黨這紙不分區名單儼然已是公信蕩然。 <text:line-break/><text:line-break/>這次民進黨的醜聞連環爆，其實不能以「內鬥」事件等閒視之。因為，雙方的指控均事關政治操守與社會倫理，更連帶影響台灣政治品質和民眾認知，至此已無所遁逃於輿論的檢驗和公評。若柯建銘的關說、豪賭、介入公共工程、玩弄司法，是必須割除的膿瘡；那麼，蔡同榮公器私用，挾電視媒體來惡鬥、醜化他人，撕裂社會，又如何可以縱容？ <text:line-break/><text:line-break/>柯建銘說，當年四萬人集資成立民視，是要打破媒體壟斷；如今卻被蔡同榮當成個人御用工具，用來打擊黨和同志，黨團因此長期「在民視陰影下問政」，極其可悲。柯建銘並指控，蔡同榮所做的是「台灣政治史上最醜陋、最血淋淋的政治鬥爭」，甚至比國民黨「還要惡質千百倍」。蔡同榮和民視對此未作回應，民視的叩應節目則悄悄迴避了這個話題。 <text:line-break/><text:line-break/>柯建銘因不滿獨派陣營對他的攻擊，因此道破了蔡同榮挾民視打擊同志、要脅黨中央的事實。但蔡同榮濫將公器當成私人政治武器，受害者豈止柯建銘？事實上，由於蔡同榮等人的操作，台灣政治對立的激化、社會族群的撕裂，乃至民視本身以及其觀眾受害之深，均遠遠超過柯建銘。這是柯建銘沒有說出的真相。 <text:line-break/><text:line-break/>民視在節目形態上選擇走「本土」路線，這是它的特色；但在蔡同榮等少數負責人主導下，它在政治上變成綠營的政爭武器與撕裂社會的凶器，這才是問題所在。 <text:line-break/><text:line-break/>在多數時候，柯建銘是公器私用的「獲益者」，他靜享其利，絲毫不覺有何不妥；直到這尊大砲對準自己，他才悻悻然端出「公器」及「黨政軍退出媒體」的口號譴責。然而，台灣社會的是非界線已被這類私用公器踐踏得面目全非，在這片混沌中，社會公眾要向誰申訴公義？ <text:line-break/><text:line-break/>令人感慨的是，柯建銘細數「民視」當初建台的初衷，是為了打破媒體壟斷。誰料，革命年代的理想變質成現實的利益，一路傾斜下來，不僅公器變私器，也演成今天它在綠營「尾巴搖狗」的局面。問題是，這麼多年來一直在「飲鴆止渴」的民進黨，面對選舉在即，有勇氣戒掉自己的癮頭嗎？ <text:line-break/><text:line-break/>王幸男的挑籮檢舉，柯建銘的隔山打虎，讓民進黨的貪婪、徇私和內鬥的幢幢疑影，曝光為對號入座的真人真事。柯建銘的圓熟幹練讓蔡英文倚為左右手，但其真實形象卻是如此不堪；而占有台獨政治金脈的蔡同榮，竟公然利用媒體來經營自己在綠營中「國中之國」的勢力，令人咋舌。 <text:line-break/><text:line-break/>柯建銘與蔡同榮，正好是民進黨內的兩大主要類型；柯被歸類為腐，蔡被歸類為獨。過去，獨因腐而壯大，腐因獨而猖獗；陳水扁即是「腐獨雙棲」的黑白郎君。獨與腐，何者對民進黨的傷害更大？這個問題，只能留待民進黨自己去解答。腐敗固絕不可取，但如果「獨」的理念已經變質成為惡性腫瘤，那麼膿瘡要擠，惡瘤該不該割？ <text:line-break/><text:line-break/>電視作為公器，豈可以鬥爭為目的？柯建銘說，不能惡鬥同志，難道就可以用「空心菜」那種手法惡鬥對手？或用「愛台灣」那種手法撕裂社會？柯建銘既然知道民視的攻擊比國民黨時代惡質千百倍，那麼，今天台灣民眾感受到的政治氛圍有多麼惡劣，民進黨會無法想像嗎？ <text:line-break/><text:line-break/>王幸男挖了柯建銘的膿瘡，讓人們看到民進黨政客的淪落；而柯建銘戳破蔡同榮的神話，也讓民眾明白綠營久已吞掉了它「黨政軍退出媒體」的承諾。當柯建銘呼籲蔡同榮和民視應該「還台於民」時，這四個大字，對藍綠兩營其實隱含著另一層意義：「把台灣還給人民」。這些政客霸占的何止是電視台，他們占據台灣政治舞台卻歹戲拖棚的時間也夠久了。 <text:line-break/><text:line-break/>========================== <text:line-break/>《時報周刊》劈董新聞─立法院長柯建銘 <text:line-break/><text:line-break/>2015/09/18 時周精選 <text:line-break/><text:line-break/>董智森 <text:line-break/><text:line-break/>民進黨說：明年大選，他們可獲立院過半席次，或至少蔡英文提倡的進步大聯盟席次會過半。就是說，大家熟悉的「老柯」──柯建銘，要當立法院長了。哇，那就是說，立院結構，將是換藥不換湯。 <text:line-break/><text:line-break/>2年前的「九月政爭」爆發後，馬王重傷、國民黨分裂、黃世銘判刑、陳守煌下台，柯建銘是惟一獲利者，他不但全身而退，更讓國民黨提早變為在野黨。對民進黨來說，有誰像他一樣戰功彪炳，用一身的創傷及膽識去建構綠營執政的堡壘？蔡仁堅影射他是「曹操」，並不貼切，他是呂布，「人中呂布，馬中赤兔」。 <text:line-break/><text:line-break/>老柯無役不與，攻無不勝，連總統都輸他，遑論他人，毛治國在他眼中，是根寒毛；林鴻池，哈，那僅是池中物。他千里單騎、縱橫捭闔，取藍營將帥首級如入無人之境，特偵組指他涉及三棧溪弊案，他找檢察官曾勁元幫他約見台南主任檢察官陳誌銘，希望由陳來約談他就好，不料陳向特偵要求時，被一口拒絕。 <text:line-break/><text:line-break/>柯懷疑被監聽，就找調查局長葉盛茂到立院，要老葉當場打電話給配合檢察官辦案的南機組長湯克遠，他和湯通話，得知案情進度及次日會被搜索的訊息，而檢察官因消息外洩也停止搜索。事後，洩密的葉盛茂被判刑2年6個月，已服刑完畢，而老柯呢？連起訴都沒有，厲害吧！ <text:line-break/><text:line-break/>4年前，立委王幸男用扁擔挑兩箱資料到黨中央，控訴柯建銘6大罪狀，指柯不配再任不分區立委；但他不動如山，還大罵背後指使王幸男搞他的是民視老闆、立委蔡同榮，「用御用電視挾持黨內高層，打擊同志，比國民黨可惡一百倍。」 <text:line-break/><text:line-break/>立院審查《會計法》修正案，為喝花酒除罪化，黨籍立委趙天麟指他獨斷；桃園縣議會黨團建議開除他，都沒撼動他的行情，還兩度代理黨主席，當然，他得意之作是扳倒檢察總長黃世銘。 <text:line-break/><text:line-break/>特偵組認為柯涉及法官陳榮和收賄案，申請掛線監聽，意外聽到王金平幫他向法務部長曾勇夫關說，引發馬開鍘王的九月政爭，而柯和他的爪牙大力批馬指使特偵組監聽國會，那是栽贓的惡意指控。 <text:line-break/><text:line-break/>特偵組是檢察單位，其檢察官須檢具證據及資料，說服法官同意由他們指揮調查局或警方監聽，核准權在法官，柯和他的爪牙明知核准的是親扁親綠的周占春，卻故意緊咬馬英九、黃世銘「竊聽」，讓法院核准的監聽變成他指控的非法竊聽，而無恥及恨馬的媒體也惡意起鬨，「犯嫌」柯建銘儼然成為受害人，聲望高漲。 <text:line-break/><text:line-break/>周占春的核准是關鍵，這是司法常識，但柯把它玩成政治迫害，手法高明，連王金平在公開場合都說，柯對「司法很內行」。內行到顛倒是非，指鹿為馬，還能有一群網路及媒體的無恥捍衛軍。 <text:line-break/><text:line-break/>施明德說，蔡英文如果當選總統，他「不寒而慄」；而柯建銘如當立法院長，他……唉，「不呷不睏」(陳真按，台語寢食難安之意)。 <text:line-break/><text:line-break/>===================== <text:line-break/>擠膿瘡：王幸男與柯建銘之爭 <text:line-break/><text:line-break/>【聯合報╱社論】 2011.07.05. <text:line-break/><text:line-break/>蔡英文自認提出了民進黨不分區立委「最好的名單」，黨內卻接連爆出爭議。最尖銳的一役，是王幸男遍數柯建銘無行失德卻排名第二，要求黨中央撤銷其提名；柯建銘則稱王幸男為了權位，泯滅人性齷齪至此。 <text:line-break/><text:line-break/>王幸男的發難，自是代表了黨內獨派勢力的不滿。他列舉柯建銘的種種敗德，包括豪賭、指使首長、干預公共工程、和黑道交往等；強調黨若不把「瘡」劃破，把「膿」擠出來，民進黨將得「敗血症」而亡。 <text:line-break/><text:line-break/>相對地，柯建銘則稱在不分區名單殿後及落榜的蔡同榮和王幸男合計已近一百五十歲，言下之意，兩人豈可再戀棧不去？兩相對照，王幸男把柯建銘當膿瘡，柯建銘也將王幸男當膿瘡；蔡英文面對這些膿瘡，該擠哪一個？ <text:line-break/><text:line-break/>表面上，王幸男的攻擊矛頭雖是指向柯建銘，但在他的矛尖下現形的，卻是蔡英文。柯建銘的形象爭議存在已久，卻始終在黨內位居要津，無人敢戳破，這是民進黨的兩面性格；而蔡英文標榜形象清新，卻指定柯建銘代理主席職務，又以他為不分區立委名單男性第一名，正是這種雙面性格的流露。這樣的私相授受，擴及至提名不公，遂在內招致同志不滿，在外受到輿論訾議，應屬無可避免。 <text:line-break/><text:line-break/>在不分區提名上，蔡英文棄提獨派的蔡同榮和王幸男，或在顯示「年輕化」及「走向中間」；然而鄭素華、柯建銘等爭議人物的出線，加上派系分贓色彩濃厚，卻讓人看不到她有去腐生新的意志。尤其，她一方面拒提蔡同榮、王幸男以淡化獨派色彩，但另一方面又尊李挺扁，緊抱兩大台獨教主，這種矛盾手法，只是愈發暴露她的捉襟見肘。 <text:line-break/><text:line-break/>蔡英文該擠的，何止是王幸男所指的那顆膿瘡。陳水扁執政八年留給台灣的那一大顆膿瘡，民進黨擠掉了嗎？包括社會撕裂、經濟停滯、意識形態膨脹的那一顆一顆的膿瘡，民進黨又擠掉了嗎？沒有！民進黨一直遮住這些膿瘡，以為只要塗上蔡英文這一劑蓋斑膏，膿瘡就能從國人眼下消失。擠膿太痛，蓋住就好。 <text:line-break/><text:line-break/>如何在高張的理想和現實的腳步之間求取平衡和一致，是一個政黨必須不斷自我調整和追求的目標。從民眾的立場，人們關切的是：這個自詡「民主進步」的政黨，到底還能不能誠實面對自己？王幸男自詡要當民進黨的「清道夫」，其實也只是說出了「國王的新衣」的真相而已。 <text:line-break/><text:line-break/>比較令人驚訝的是，黨中央對此充耳不聞，民進黨內那些口口聲聲「為台灣民主打拚」的人卻也全都噤聲不語；他們難道都贊同王幸男「泯滅人性」的說法嗎？ <text:line-break/><text:line-break/>要從民進黨這次立委不分區名單讀出什麼新精神，恐怕已不可能。除了派系的分贓外，既有黨規被踐踏，爭議人物位居前茅，具區域戰力的中生代又廁身其間而欲不勞而獲。擠掉王幸男，留下柯建銘；擠掉蔡同榮，緊抱陳水扁。這顆不擠，擠那一顆；大顆不擠，擠小顆。 <text:line-break/><text:line-break/>王幸男和柯建銘之爭，雖只是不分區提名的一場插曲，卻暴露了民進黨最深的隱疾：它不敢面對的自己。作為一個犀利的在野黨，民進黨多麼擅於揭國民黨的瘡疤；它雄辯滔滔、銳不可當，用放大鏡、顯微鏡、哈哈鏡檢視，窮追猛打。然而，對於自己內部的膿瘡，它卻極力掩蓋，全力辯護，諱疾忌醫。 <text:line-break/><text:line-break/>從二○○六年扁家貪瀆案爆發至今，人們何曾聽過民進黨一聲反省；如今，又如何期待它去處理柯建銘之類的問題？即以處理台獨而言，即使擦掉了王幸男及蔡同榮兩塊黑斑，卻留下陳水扁、李登輝及「一邊一國」這幾顆大膿瘡，豈不是只治傷風、不治肺膿瘍？ <text:line-break/><text:line-break/>這是否是一種政治色盲：一個擠別人膿瘡的高手，卻裝作看不見自己的膿瘡。</text:p>
      <text:p text:style-name="P2">陳真   |  2019.08.06 10:43   |   <text:a xlink:type="simple" xlink:href="http://palinfo.habago.org/Entry?Command=Information_PrintForum&amp;iPage=1#FORUM37766"><text:span text:style-name="T1">#</text:span></text:a></text:p>
      <text:p text:style-name="P4">謝謝黃川。那我就買國際版試試。</text:p>
      <text:p text:style-name="P2">陳真   |  2019.08.06 10:34   |   <text:a xlink:type="simple" xlink:href="http://palinfo.habago.org/Entry?Command=Information_PrintForum&amp;iPage=1#FORUM37765"><text:span text:style-name="T1">#</text:span></text:a></text:p>
      <text:p text:style-name="P3">卡韓政變 (136)：英國的 "韓國瑜" 輸了，台灣的這一位呢？ <text:line-break/><text:line-break/>陳真 2019. 08. 06. <text:line-break/><text:line-break/><text:line-break/>秉叡， <text:line-break/><text:line-break/>任何人只要反對以色列之屠殺巴勒斯坦人，就會被扣上反猶的帽子。柯賓的 "罪狀" 可以寫成一本書，反猶指控只是其中之一，而且相當表淺，不是深層原因。 <text:line-break/><text:line-break/>柯賓基本上就是 "巴勒網之友"，他的主要罪證大約就是七個字：親中反美反侵略。 <text:line-break/><text:line-break/>他跟韓國瑜在某種政治遭遇上真的很像，原本是小蝦米，因其得民心，迅速變成大鯨魚，然後CIA就出面收拾，把他打回原形。 <text:line-break/><text:line-break/>不過，韓國瑜顯然要狡猾許多，從他說出 "國防靠美國"，我就知道他要選總統了，要不然不會講這種蠢話。國防靠美國不就等於請鬼拿藥單？但他得這麼講，好讓台灣人的美國主子放心。 <text:line-break/><text:line-break/>柯賓就比較一致，他還沒當上首相就已經揚言要撤除英國的核彈基地，要收容難民，要窮人優先，要庶民至上，要反美反以反侵略反軍火貿易，要大大親中，同情哈瑪斯，哀悼賓拉登，讚賞卡斯楚，每年要大幅增加一百億的兒童健康醫療與福利預算，鐵公路運輸及能源設施要收歸國有，要積極回應氣候暖化問題，要打房，要大量興建低價公共住宅，要維護外來移民與少數民族的各項平等權利，要善待並收容接納更多難民，而且還特別強調敘利亞千萬難民的悲慘處境，要賦予工會更大的法定權力，要給勞工更好的待遇，要針對富人及大企業加稅，要大幅提高社福支出等等等。 <text:line-break/><text:line-break/>很多工黨黨內同志聞之跳腳，說這是工黨的 "自殺宣言"。就像韓國瑜一樣，不但保守黨要他死，就連柯賓自己當黨主席的工黨也拼命打他。 <text:line-break/><text:line-break/>至於你問說 CIA怎麼幹掉他，倒不如問說，就像韓國瑜一樣，西方主流媒體有沒有哪一天、有沒有哪一點不抹黑他的？說他居心叵測，說他通敵，說他草包，說他無能，說他政治血統不純正，學經歷差，說他叛國，說他民粹，說他支持者非理性水準低，說他這樣那樣，甚至連暗殺、政變的聲音都有，無論如何就是不能讓他勝出。 <text:line-break/><text:line-break/>英國的韓國瑜輸了，台灣的這一位呢？ <text:line-break/><text:line-break/>底下是我之前寫的一些留言，稍微有提到柯賓。 <text:line-break/><text:line-break/>另外，有件很重要的事順便一提： <text:line-break/><text:line-break/>上星期五 (8月2日)，美國片面撕毀1988年與俄國簽署的 "中程飛彈條約" (INF)，準備研發新型彈道飛彈系統，並表明頭號敵人就是中國。美國的新任國防部長 Mark Esper (一個軍火公司的掮客)，這兩天並揚言將在 "數個月之內" 在亞洲部署可以攜帶核彈頭的中程飛彈。美國的狗腿聯盟之一澳洲，向來對美國忠心耿耿，卻馬上說不要不要，拜託不要找我，不要把飛彈放在澳洲。美國都還沒問他的意願，他趕緊就說不要不要。 <text:line-break/><text:line-break/>狗腿聯盟之一的日本也假裝沒聽見，誰都不想當美國的炮灰。但我想，人渣黨一定很想爭取把核導彈基地放在台灣。我比較納悶的是這位軍火掮客國防部長為何要強調 "within months" (數個月之內) 就要部署？還強調這事不能再拖了，說中國對於台灣與香港已形成實質威脅云云。可是，數個月後台灣不是就要大選了嗎？我不知道這事是幫人渣黨助選的假動作，還是會真的這麼幹。 <text:line-break/><text:line-break/>台灣人真可悲 (香港人也一樣)，真正善待你的對岸親骨肉，竟被抹黑成魔鬼，而存心把你當人肉炸彈的美國--這個每天四處侵略、殺害千萬人的恐怖血腥大惡魔，卻把他當成主人與救星。現在惡魔說不定就要來你家客廳裝飛彈了，台灣人一定很開心，感覺很榮耀；最好能多裝幾顆，好捍衛民主，保護台灣的主權與安全--人渣黨和腦殘們一定會這麼說。 <text:line-break/><text:line-break/>================== <text:line-break/>陳真 <text:line-break/><text:line-break/>2017.06.11. <text:line-break/><text:line-break/>Google有一種 "快訊" 功能，透過關鍵字的設定，隨時就能收到有關該關鍵字的相關訊息。全世界的政治或社運人物方面，這些年我只訂了一個關鍵字叫 Jeremy Corbyn。如果川普是上帝派來毀滅美國的使者，那麼，Corbyn 或許就是拯救英國的一個 "聖徒"。 <text:line-break/><text:line-break/>所謂毀滅美國，指的是削弱美國在經濟上與軍事上 "全球性的" 為惡能力，使之正常化，這對全人類而言自然是一項天大的福音，也因此，我常擔心川普似乎撐不了多久，美國的所謂 "建制派" 顯然處心積慮想幹掉他，若非要他的一條老命，就是非得把他趕下台不可。我看不出川普有多少奧援足以抵擋這樣一種 "欲加之罪何患無辭" 的 "政變"。 <text:line-break/><text:line-break/>至於 Corbyn (台譯柯賓)，我大約從2003年美國入侵伊拉克開始注意到他，他是英國最大的反戰組織 "Stop the War Coalition" (反戰聯盟) 創立者之一，許多 "非主流" 言論經常讓我感到很意外，於我心有戚戚焉，例如同情哈瑪斯，聲援巴勒斯坦人，並在911發生後，旋即成立 "Stop the War Coalition"，在當時舉世一片妖魔化賓拉登的瘋狂浪潮中，他以英國國會議員身份公開指責美國藉機操弄輿論，企圖進一步發動侵略戰爭。 <text:line-break/><text:line-break/>英國反戰聯盟還有一位元老叫 Harold Pinter，我曾有過幾篇文字提到他，是個作家、詩人，後來 (2005年) 獲得諾貝爾文學獎。許多人說他是蕭伯納之後英國最偉大的劇作家，但他在獲獎後卻宣佈從此不再創作，打算用他的餘生繼續從事反戰活動，特別投入反美與反伊拉克戰爭運動。他在獲獎演說中，公開呼籲國際戰犯法庭 (ICC) 應立即逮捕布希及當時的英國首相布萊爾，並且還提到說布希很狡猾，拒絕簽署認可ICC的成立，但他說英國可是有簽署的，所以ICC應立即逮捕這名戰爭罪犯。Pinter說，這名罪犯的住址就在倫敦市唐寧街十號 (亦即英國首相官邸)。 <text:line-break/><text:line-break/>Pinter 曾因反戰、拒絕服兵役而兩次入獄，一生致力於反美。他形容美國是一頭 "嗜血的瘋狂野獸，炸彈是牠的唯一語言"。他說，美國長年以來正是由 "一群瘋狂罪犯" 所統治，是 "一頭失去控制的怪物，除非我們以無比堅定的決心對抗美國恐怖主義，否則全世界將被其毀滅"。 <text:line-break/><text:line-break/>早在美國入侵伊拉克之前，Pinter更公開指控美國是當代納粹的翻版。他說，美國之所以入侵伊拉克，絕非僅僅只是為了圖謀伊拉克的石油，更是企圖以武力控制全世界，不惜屠殺無數人命。他說，入侵伊拉克就是一樁 "純屬預謀的血腥大屠殺，而英國首相布萊爾則為其幫凶"，應立即繩之以法。 <text:line-break/><text:line-break/>2005年，Pinter 已七十多歲，罹患食道癌，聲音沙啞，行動不便。那時我還在英國，在電視上看到他發表諾貝爾文學獎獲獎演說，提到侵略伊拉克戰爭，提到美國 "以集束彈、貧鈾彈以及各種恐怖刑求和肆無忌憚針對平民的大屠殺"，他問道： "到底得殺死多少人，才能被定罪為屠夫與戰犯？十萬條人命夠不夠？" <text:line-break/><text:line-break/>不知道為什麼，當我聽到這段話，心裏突然有一種很深的感動。我也許會找時間把他的一些演說給翻譯成中文。 <text:line-break/><text:line-break/>那些年，我也參與了一些活動，包括反貧鈾彈以及我所謂的 "拖美軍上法庭" (過去曾寫過一系列相關文字記錄)，包括參與一些抗爭等等。沒想到，一轉眼之間，幾乎都快20年過去了，以美國為首的一幫奉行 "國家恐怖主義" 的西方聯盟，依舊屠戮生靈，殘害整個世界。 <text:line-break/><text:line-break/>我本來是要講柯賓的，卻講到平特 (Pinter) 來。我很期待有一天柯賓能當上英國首相。但我知道，許多人當他獲得巨大權力後，往往會露出真實本性中的各種弱點與貪婪 (例如已腐敗到無恥可怕的翁山蘇姬)，或是礙於現實壓力，被迫妥協，因此我倒也不敢對柯賓掛出絕對百分百的保證。我只能說，從他過去幾十年的表現來看，我相信其人品之正直無私，相信他對於其所謂理想乃是出於真心，並且戮力實踐之，四十年如一日。 <text:line-break/><text:line-break/>當代仍然在世的政治人物中，我最仰慕的當然就是習近平，除此之外，我還佩服烏拉圭前總統Jose Mujica。柯賓自然也是世上極少數良善政治人物之一，他從很年輕就開始參與各種社運與反戰運動，濟弱扶傾，對弱者與受壓迫者深具同情；出道年紀跟我差不多，18歲就已經是反核武組織 CND (The Campaign for Nuclear Disarmament) 的成員。CND是羅素所參與創立並擔任領導人，創立於上個世紀五零年代末期，至今依然活躍。我們目前所熟知的和平標幟，便是羅素當年請人設計的CND 徽章。 <text:line-break/><text:line-break/>八零年代，柯賓因為反對南非種族隔離政策，聲援當時人在獄中的恐怖份子曼德拉，在南非駐英大使館前發起群眾抗爭，因而被捕。柯賓的父母亦不遑多讓。他父母是在當年西班牙內戰時參與和平運動所認識，也是反戰反帝人士。 <text:line-break/><text:line-break/>在台灣，所謂 "社運" 已經變成各路人渣的權力晉身階與裝飾品及政治鬥爭工具，變成一種什麼都不用做，連流幾滴汗也不用，只需迎合主流政治勢力，耍耍嘴皮，透過主流媒體炒作吹捧便能戴上 "社運" 人士或 "社運" 明星的光環，然後一路扶搖直上，吃香喝辣。但在英國絕非如此，從事社運者，往往真的以之為人生目標，而非以之為斂財奪權爭名奪利的工具。 <text:line-break/><text:line-break/>而且，西方社運人士不管做了多少事，往往平平淡淡，不為人所知，毫無虛榮可言。這在台灣是幾乎難以想像的。台灣人只要稍微參與了一點點根本微不足道的活動，幾乎個個滿身惡臭虛榮，驕傲自滿，甚至囂張跋扈，"社運" 一詞，就好像什麼偉大裝飾品似的。這跟西方社運人士之平淡平實與真實的強烈熱情，完全無法相提並論，完全不一樣的兩種生物；他們即便因此從政，也絕非像台灣這樣一些純粹耍嘴皮、把社運當搖錢樹、當成權力晉身階、藉以吃喝拐騙、為特定政治勢力服務 (亦即反中反華) 的無恥貪婪之徒。 <text:line-break/><text:line-break/>除了反戰聯盟，柯賓也是ISM (International Solidarity Movement) 的成員，反以色列，支持巴勒斯坦，反種族歧視，推動反核武，參與各項人權運動，支持動物權，強調 "窮人優先" 等等等。他自述其從政核心理念就是反戰反核武反侵略，並且希望窮人的基本權益能夠成為政治上的優先要務。許多工黨人士或工黨支持者說他太過於左派，太過於理想化，說他若掌權，將使得工黨在政治權力上更進一步萎縮。前首相布萊爾更宣稱柯賓若掌權，工黨將崩潰瓦解，永遠別想執政。 <text:line-break/><text:line-break/>對此我很不解，難道是要像布萊爾那樣一種與美國沆瀣一氣、跟保守黨根本沒兩樣、甚至敵視工會與工人的所謂 "新工黨" (New Labour) 才叫做 "不會太理想化"？我倒是認為，一個黨，寧可因為堅持理想而萎縮，也千萬不要藉著背棄理想而壯大。你看他媽的像民進黨那樣，藉著為非作歹與貪贓枉法，壯大成為一個龐大的人渣黨，對人民有任何意義嗎？ <text:line-break/><text:line-break/>事實上，柯賓不但沒有使工黨萎縮，反而在英國的年輕一代與大學生乃至中學生中捲起一股風潮，氣勢驚人，前所未見。2015年，以六成的空前壓倒性得票率，當選為工黨主席，包括英國導演肯洛區以及美國導演奧立佛史東等人也都公開表態支持，甚至肯洛區還義務幫他拍攝影片，為其平反或澄清各項抹黑與指控。 <text:line-break/><text:line-break/>在他當選黨魁之前，國際政壇上乃至英國內部，恐怕沒有多少人聽過這號人物。工黨同志亦然，根本不當他一回事，認為他只是來玩的，來亂的，選舉賭盤賠率甚至高達兩百倍。年輕人與學生的熱烈支持，卻使其聲勢大漲。於是，一時之間，包括工黨內部右翼勢力以及英國大小媒體等等等，一致對他大舉圍剿，像瘋了似的。 <text:line-break/><text:line-break/>柯賓的崛起，相當戲劇化。依英國工黨的規定，參選黨主席者需獲得15%的工黨議員的連署，亦即至少需要35名議員的提名。柯賓在截止報名的兩天前才僅獲得17 個簽名。後來，工黨右翼勢力認為這人只是來亂的，根本不可能當選，但是為了製造工黨具有左、右各方勢力共同角逐的民主假像，一些右翼議員便抱著一種看笑話的心理，"熱情" 地跑來幫柯賓提名，希望讓他登記參選，同時也可以藉其慘敗來證明左翼思想根本行不通。於是，就在截止登記參選前的最後一刻，柯賓終於拿到36個簽名，成功取得參選黨主席資格。 <text:line-break/><text:line-break/>就在黨內外紛紛等著看笑話之際，讓人沒想到的是，柯賓透過上百場的各地演講，誠懇樸實的演說內容及真實熱情，竟感動了許多學生和年輕人。柯賓的當選，在我看來，意義非凡。不但對英國之政治走向影響重大且深遠，而且影響整個國際局勢。如果你了解這個人，聽過他的演說，看過他的應對進退，你會發現，他個人本身或許沒有什麼政治煽動力，甚至有點平淡呆板，但他長期執著投入的理念與行動，卻捲起一股震撼人心的風潮。遠在台灣，透過極其有限的文字、聲音和影像，我彷彿都能感受到那樣一種熱情。我虔誠地希望他，切莫背棄世人期望。 <text:line-break/><text:line-break/>柯賓兩度當選為工黨黨魁，一年半之間，黨員人數從20萬迅速增加到最高55萬人，足足翻了兩、三倍，成為歐洲最大的左派政黨。新黨員之中，大多數是年輕人，其中更包括數以萬計的學生因為柯賓而加入工黨，其熱烈場面類似台灣的 "太陽花"，甚至有過之無不及。不過，一樣是沸騰，一善一惡，一個是真心熱血，一個卻是無腦蠢血，兩者之內涵與本質剛好南轅北轍；一個是透過島內主流政治勢力的煽動、洗腦與動員，為其黑暗墮落勢力之奪權搖旗吶喊，一個卻是自發性的對於普世價值的強烈認同，引領著英國社會的前進與改造。 <text:line-break/><text:line-break/>柯賓競選黨魁時，提出許多非主流政見，包括裁廢英國核武設施，退出北約，反對軍事反恐與侵略政策，主張和平對話，大幅刪減國防預算，贊成愛爾蘭統一，要求將當前由英國統治的北愛爾蘭地區交還給愛爾蘭，另外還包括高等教育完全免費，每年大幅增加上百億的兒童健康醫療與福利預算，鐵公路運輸及能源設施收歸國有，積極回應氣候暖化問題，大量興建低價公共住宅，維護外來移民與少數民族的各項平等權利，善待並接待更多難民 (特別是更需要接受幫助的敘利亞難民)，賦予工會更大的法定權力，針對富人及大企業加稅，大幅提高社福支出等等等。許多黨內同志聞之跳腳，說這是工黨的 "自殺宣言"，預言工黨將進一步萎縮，乃至一敗塗地永不超生云云。但事實上，工黨不但沒有萎縮，反而激起年輕學子的熱情，掀起一股驚人的入黨潮，甚至在短短兩星期內有幾萬人申請入黨。 <text:line-break/><text:line-break/>說到萎縮，英國下議院有一篇官方報告： <text:line-break/><text:line-break/>http://researchbriefings.files.parliament.uk/documents/SN05125/SN05125.pdf <text:line-break/><text:line-break/>請看第七頁有個圖，清楚顯示保守黨在這半個多世紀來，從280萬黨員的歷史高峰，如何一路萎縮至今日的15萬黨員。我並非說黨員人數很重要，更不是說我們應該老掛念著所謂壯大。事實上，從一個長期眼光來看，一個社會的成員之普遍素質的良莠，似乎或多或少決定了一種政黨屬性與政策作風的發展。所謂優秀的人民素質，似乎比較有可能對政治與政黨產生正面淘汰的作用。 <text:line-break/><text:line-break/>政治人物或政黨或社運團體所應該做的，絕不是一味透過討好、欺騙等手段來迎合所謂大多數人，而是應該各自把理念說清楚，並且言行一致，一以貫之，否則只是製造惡性循環，產生一種反淘汰現象，一如台灣的所謂民主發展之畸形與病態：越是努力扯爛污，越是整天搞分贓玩權謀，越是滿口謊言造謠抹黑，越是亂開空頭支票，越是前言不罩後語，胡扯瞎掰，越是品性不端擅於造勢做秀上下其手，卻反倒越容易壯大，因為人民喜歡這一套。 <text:line-break/><text:line-break/>所謂民主，畢竟不是不證自明的真理，更不是沒有前提要件的一場遊戲，人民的素質基本上還是主導了任何一種政治型態的成敗，包括所謂民主制度在內。難道你能想像諸如人渣黨這樣一種爛到爆、無恥下流到極點的低能敗德政黨，有可能在比方說英國存活甚至大放異彩？英國人會那麼蠢、那麼容易受欺瞞嗎？ <text:line-break/><text:line-break/>但在台灣，人渣黨卻勢如破竹，威不可擋，只是我依然不相信這會是一種長久現象。我相信，長期而言，人心依然還是會朝著基本良善與理性的方向發展。甘地有句話是對的："只要你走在正確的道路上，遲早會到達目的地"。維根斯坦談到哲學方法時，有個隱喻亦與此類似，他說："只要你告訴我你用的是何種方法，我就能告訴你將會得到什麼樣的結果。" <text:line-break/><text:line-break/>柯賓的兩度勝出，不但激起年輕一代的熱情，也在英國傳統社會中帶來巨大的恐慌，不但保守黨大肆攻擊，媒體更是傾巢而出一致打壓，把柯賓的崛起，提升到所謂 "國家安全、經濟安全以及屬於所有人的這個大家庭的安全威脅"。軍方高層甚至有人匿名揚言，如果柯賓在將來的大選中獲勝，成為英國首相，若他膽敢裁廢核武及大幅削減軍備與國防支出，軍方將不惜採取 "直接行動"，亦即軍事政變。相關發言，十分荒唐。 <text:line-break/><text:line-break/>就連有些金融相關機構及媒體都紛紛發出警告，指控柯賓和恐怖份子眉來眼去，指控柯賓代表一股惡勢力，警告大家說英國往後將陷入全國大罷工的國家混亂之中云云。英格蘭銀行 (意即英國的中央銀行)，更是相當失態地公開表明反對柯賓之主張低利貸款給經濟弱勢平民購置社會住宅，說他之該項主張，侵害了銀行的什麼 "獨立性"。此外，更有一百多名大企業家聯名反對工黨上台。 <text:line-break/><text:line-break/>柯賓過去擔任領導人的 "Stop the War Coalition" (反戰聯盟)，這兩年更是成為眾矢之的，被主流媒體妖魔化得非常厲害。我在英國住了十年，對其主流媒體向來之言論性質及其表達方式知之甚詳。一般而言，除了一些腥羶色小報之外，媒體基本上仍然會有著一種所謂英國紳士風度，含蓄，委婉，喜好論理，措詞不會太激烈。但是，這兩年看一些英國主流媒體對於柯賓及其反戰聯盟的攻擊，卻讓我感到很意外，我還以為看到什麼假新聞，真不敢相信自己的眼睛。 <text:line-break/><text:line-break/>舉個例，比方說，2016年12月10日所謂中間派的 "The Independent" (獨立報)，大標題寫著："反戰聯盟只對於和西方世界對抗感興趣而不顧敘利亞人死活"，文中譴責柯賓及其反戰聯盟竟反對英國出兵轟炸敘利亞，一心與西方為敵，"道德崩盤" (moral meltdown)，袒護恐怖份子，"支持戰爭罪犯阿塞德及俄國總統普丁"，"背叛追求民主的敘利亞人民" 等等。 <text:line-break/><text:line-break/>號稱開明自由派的 "New Statesman" 就他媽的更直接了，2016年12月出刊的雜誌標題寫著："如果反戰聯盟想要追求和平，為何沉迷於俄國的戰爭？" 指控它與俄國狼狽為奸，並細數柯賓之罪狀，指出其為惡非始自今日。例如，指控柯賓在2011年仍然擔任反戰聯盟的領導人時，面對追求民主的 "阿拉伯之春"，"竟然鼓勵其支持者應該多看 RT (今日俄羅斯)，並且還宣稱說RT在報導利比亞的問題上比大多數媒體都更為客觀可信。" <text:line-break/><text:line-break/>立場偏保守的 The Telegraph (每日電訊報) 當然就更不客氣了，直接扣上通敵賣國的大帽子。2016年10月13日的報導，標題寫著："反戰聯盟為英國的敵人而戰"，文中點名柯賓，說這位工黨黨主席，"竟然拒絕譴責俄國，其立場恰恰與反戰聯盟沆瀣一氣，而且還鼓勵其支持者反對西方，甚至還嘲弄人們至俄國大使館外抗議的作法"。 <text:line-break/><text:line-break/>就連工黨內部都內亂，比方說前影子內閣教育部長Tristram Hunt，一位歷史學教授，同時也曾是英國 "衛報" 的專欄作家，公開要求柯賓徹底脫離反戰聯盟，因為這是一個 "惡名昭彰的組織"。柯賓亦公開反駁說，反戰聯盟十多年反對入侵伊拉克、阿富汗及利比亞和敘利亞的立場並沒有錯。 <text:line-break/><text:line-break/>英國主流媒體更對柯賓之公開讚賞馬克思是 "偉大的經濟思想家" 十分感冒，說他將來若當上首相，共產主義將帶來什麼血流成河云云。 <text:line-break/><text:line-break/>保守黨當然也沒閒著，指控柯賓在數不清的罪行之中，有三大罪狀，分別是： <text:line-break/><text:line-break/>第一，"宣稱賓拉登之死是一樁悲劇。" <text:line-break/><text:line-break/>第二，"稱呼(與以色列對抗的)真主黨及哈瑪斯等 (恐怖主義團體) 是朋友。" <text:line-break/><text:line-break/>第三，"反對英國擁有核武器。" <text:line-break/><text:line-break/>這裏有張海報，上頭寫著 "工黨新任主席是國家安全的威脅"： <text:line-break/><text:line-break/>https://goo.gl/u85CCb <text:line-break/><text:line-break/>柯賓肯定是全英國政治人物之中生活最節儉的一個人，據說物質要求非常低，數十年來如一日。至少在這一點上，任何反對他或抹黑他的人卻也不得不承認其樸素。不過，事實上他出身富裕，但因為年少便信仰社會主義及共產思想，儘管家境富裕，卻始終過著節儉生活。 <text:line-break/><text:line-break/>不管柯賓將來從政之路如何發展，他的崛起，與其說是因為他帶動了理想主義的風潮，倒不如說是因為英國這個社會的人民素質還不錯。長遠來說，似乎也唯有良善優秀的人民，才比較有可能確保社會往一種好的方向發展。人民素質若不佳，則是反淘汰，開倒車，一如台灣之政治，往往劣幣逐良幣，人渣當道，純粹靠一個騙字。 <text:line-break/><text:line-break/>陳真2017. 06. 10. <text:line-break/><text:line-break/>P.S: 因其左派理念，有些人喜歡拿柯賓來和美國前民主黨總統參選人桑德斯（Bernie Sanders）相提並論，我想這真的是鬼扯蛋，差太遠了，差不多相差十億八千萬光年。 <text:line-break/><text:line-break/>剛剛看了幾分鐘的台灣新聞，一個叫 "放眼看天下" 的節目，在中視頻道播出。我之所以有時會隨手看看島內這些所謂學者專家的座談性節目，當然不是為了增進知識，而只是有時想看看市面上這些鬼扯蛋專家又在胡扯些什麼了。我看到一位某大學國關中心的教授，講起卡達被集體斷交的事，講一堆全是空洞可笑言論，什麼卡達被懷疑資助恐怖份子，以致於阿拉伯世界許多國家忍無可忍，於是決定一同與卡達斷交。 <text:line-break/><text:line-break/>這位教授還 "分析" 說，期待美國的介入調和，反恐大業短期內也許會受斷交事件影響，但長期還要再繼續觀察云云。我很納悶，這位教授到底知不知道自己在說什麼？他難道不知道，這幾個跟人家斷交的國家，各自都跟各路恐怖份子關係好得很，甚至還是IS的大金主呢。國際關係怎麼會被他理解得那麼幼稚可笑呢？又不是卡通片或八點檔連續劇。 <text:line-break/><text:line-break/>主持人另外還問這幾位教授說： <text:line-break/><text:line-break/>"川普捲起的民粹風潮，一路從美國吹向法國，現在又吹向英國，請問各位學者專家們怎麼看這事情？特別是英國國會選舉，執政黨席次大幅減少，這是為什麼呢？" <text:line-break/><text:line-break/>其中有一位教授，是一名經濟學家。他說，英國工黨主席柯賓就是搞民粹這一套，柯賓提出什麼減免高等教育學費啦，富人增稅啦等等，就是學川普，跟川普是一脈相傳。 <text:line-break/><text:line-break/>我聽了，差點當場口吐白沫，有一種很想按LP自殺的衝動。瞎掰真是也該有點常識。我真不明白，台灣是沒有國際關係方面的人才嗎？如果找不到人才，要不然來巴勒網找也可以啊。 <text:line-break/><text:line-break/>我有時看大陸的這類節目，也常受到驚嚇，但卻是屬於一種佩服的驚嚇，因為從講者的發言內容你馬上就能知道發言者確實是個真正的專家，對於相關人事物那種熟稔程度與認知程度之深入，顯然遠遠在我這種 "業餘人士" 之上。 <text:line-break/><text:line-break/>當然，我倒也不是一竿子打翻一船台灣學者專家，裏頭當然還是有不錯的，例如常上相關節目的賴岳謙教授，至少他是有做準備才發言的。至於其他教授或一些名嘴，我看全是隨口瞎掰，荒唐透頂，這回竟然把柯賓比喻成川普，那麼希拉蕊呢？是不是等於聖女貞德了？布希呢？應該就是跟拿破崙或漢武帝一脈相傳了吧？ <text:line-break/><text:line-break/>============== <text:line-break/>陳真 <text:line-break/><text:line-break/>2017.03.01 <text:line-break/><text:line-break/>對於英國的年輕一代，我經常感到由衷的敬佩。不信你看看工黨主席柯賓(Jeremy Corbyn)那樣一個非常非主流的人是如何上台，他既是飽受主流媒體妖魔化的 ISM (International Solidarity Movement，巴勒斯坦團結運動)成員，又是英國最大的反戰組織 "Stop the War Coalition"的主席，讚美卡斯楚是歷史巨人，歌頌其造福古巴民眾的世界一流醫療與教育體制，哀悼賓拉登的死是一場悲劇，主張廢除英國所有核武，大幅裁減英國軍備，並且極為親中，高度推崇習近平。這樣一個人參選工黨主席，竟吸引了英國數萬年輕學子的入黨潮。 <text:line-break/><text:line-break/>=============== <text:line-break/>陳真 <text:line-break/><text:line-break/>2016.05.26. <text:line-break/><text:line-break/>柯賓恐怕是英國過去幾十年來最為左傾的政治領袖，立場極其鮮明，主要訴求是反戰，反核武，反侵略，痛斥英美侵略伊拉克及敘利亞等國，要求追究戰爭罪責；主張廢除英國王室，退出窮兵黷武的北約組織；經濟與社會政策上則是對難民採寬容政策，捍衛各種弱勢族群，反撙節，反對社福經費縮水，堅定維護窮人權益，主張開徵富人稅、主張教育全部免費等等。</text:p>
      <text:p text:style-name="P2">黄川   |  2019.08.06 07:34   |   <text:a xlink:type="simple" xlink:href="http://palinfo.habago.org/Entry?Command=Information_PrintForum&amp;iPage=2#FORUM37764"><text:span text:style-name="T1">#</text:span></text:a></text:p>
      <text:p text:style-name="P3">买国际版，增强版和国际版硬件上是一样的东西，但软件设置上比较麻烦，还需要越狱之类，国际版买来就能用。另外用盒子看电视直播流畅与否和播放源的关系比较大，和你自家的网络关系不大，这种小软件厂商租不起多少服务器和带宽，所以热门时段看的人一多就容易卡，这是没办法的事，只有多装几个类似的看看哪个比较流畅，除了陈医生已经提到的两个，“电视家”和“HDP直播”这两个软件也可以试试。 <text:line-break/>另外我看到有人提到了共青团中央的新媒体运营方，其实这批人并不能代表官方态度，新媒体在中共内部的重视度不高（官僚机构庞大，反应就慢），甚至很多是外包的。这批编辑是非常渴望上位的政治投机者，他们内心其实是非常羡慕陈为廷林飞帆之流的，可以借煽动闹事捞取政治资本登堂入室，当然在大陆目前的体制下，这是不可能的，但我觉得这是一个隐患。</text:p>
      <text:p text:style-name="P2">秉叡   |  2019.08.06 03:29   |   <text:a xlink:type="simple" xlink:href="http://palinfo.habago.org/Entry?Command=Information_PrintForum&amp;iPage=2#FORUM37763"><text:span text:style-name="T1">#</text:span></text:a></text:p>
      <text:p text:style-name="P4">關於卡韓政變 (134)： "英國韓國瑜"--柯賓的啟示 中的的內容本人有些疑問，文中提到的「柯賓被ＣＩＡ摧毀」這一事情是指那件事情？ <text:line-break/>是指其本人和工黨目前被捲入的反猶指控（在以色列的報紙上被罵得很難聽，說如果他本人當上英國首相的話，對於英國猶太社區將會是一場大災難這類的話）嗎？ <text:line-break/><text:line-break/><text:line-break/>不知是否可以請陳真先生詳細描述一下？</text:p>
      <text:p text:style-name="P2">陳真   |  2019.08.05 23:47   |   <text:a xlink:type="simple" xlink:href="http://palinfo.habago.org/Entry?Command=Information_PrintForum&amp;iPage=2#FORUM37762"><text:span text:style-name="T1">#</text:span></text:a></text:p>
      <text:p text:style-name="P3">謝謝怡靜，應該不用試，因為終究我還是會買盒子，因為這兩天就會買電視，如果看不到鳳凰，電視對我其實就意義不大了，所以盒子一定得買，只能想辦法先做功課，盡量可以做到順利收看。我的困惑只是不知道該買安博或小米？若買小米，則不知道該買小米3增強版或小米s國際版之越獄版？</text:p>
      <text:p text:style-name="P2">Ethan   |  2019.08.05 23:33   |   <text:a xlink:type="simple" xlink:href="http://palinfo.habago.org/Entry?Command=Information_PrintForum&amp;iPage=2#FORUM37761"><text:span text:style-name="T1">#</text:span></text:a></text:p>
      <text:p text:style-name="P4">我剛看安博，鳳凰衛視都滿順的，不會有lag, lag通常跟網路狀況比較有關， 有部分情況視訊不正常可能跟server端的狀況有關。 但是大致上看電視頻道都沒問題。 <text:line-break/><text:line-break/>另外鳳凰衛視是放在新聞頻道的表單而不是放在大陸頻道表單。</text:p>
      <text:p text:style-name="P2">怡靜   |  2019.08.05 21:45   |   <text:a xlink:type="simple" xlink:href="http://palinfo.habago.org/Entry?Command=Information_PrintForum&amp;iPage=2#FORUM37760"><text:span text:style-name="T1">#</text:span></text:a></text:p>
      <text:p text:style-name="P3">陳真, <text:line-break/><text:line-break/>你先別買小米盒子，我這裡有一台小米盒子３增強版root版，當初也是為了看祖國的電視台買的，我看鳳凰衛視還好，lag不會嚴重，若有應該是網路的問題。不過後來因我沒時間看所以小米盒子先收起來沒在用了。有空我到你家給你安裝試用，覺得好用再買。</text:p>
      <text:p text:style-name="P2">洋洋   |  2019.08.05 20:59   |   <text:a xlink:type="simple" xlink:href="http://palinfo.habago.org/Entry?Command=Information_PrintForum&amp;iPage=2#FORUM37759"><text:span text:style-name="T1">#</text:span></text:a></text:p>
      <text:p text:style-name="P4">看鳳凰衛視有點難度，與盒子無關，一般都要自己安裝軟體。 <text:line-break/>從最基本的開始吧 <text:line-break/>1.拿到盒子，對初學者而言，最好先安裝沙發管家或貝當市場，通常盒子自帶。 <text:line-break/>2.打開上述軟體，安裝電視家2.0(不要3.0，我找到的分享碼想碼3.0不能用)。 <text:line-break/>3.進入電視家，到第一層選單的[自建頻道](倒數第2項)，[如何添加頻道]--輸入分享碼(357932剛試過可以用，如果分享碼不能用，百度找電視家 分享碼，找一個有鳳凰的分享碼。 <text:line-break/>4.回去第一層選單[電視直播](第一項)-拉到最後-[自建頻道]--[鳳凰中文]-加入收藏(遙控器按選單)，以後到收藏裡看比較方便。 <text:line-break/><text:line-break/>如果網路不順，可以找網路公司調。或者不要用無線接實體線。 <text:line-break/>在打這篇時，放著鳳凰衛視，嗯，比央視好看。 <text:line-break/><text:line-break/>還有進階篇，要ROOT後安裝CHINAtunnel，以跳過地區版權限制，目前還用不上。 <text:line-break/>買國際版稍貴，不需要安裝CHINAtunnel 。 <text:line-break/><text:line-break/><text:line-break/></text:p>
      <text:p text:style-name="P2">楊世耀   |  2019.08.05 19:02   |   <text:a xlink:type="simple" xlink:href="http://palinfo.habago.org/Entry?Command=Information_PrintForum&amp;iPage=2#FORUM37758"><text:span text:style-name="T1">#</text:span></text:a></text:p>
      <text:p text:style-name="P3">我在台灣嘗試過小米、安博看鳳凰。 <text:line-break/>用安博直播確實晚上常會lag(我家是中華電信100M) <text:line-break/>用小米看則很複雜、麻煩。(而且還有忘了是lag,還是畫質不佳的問題) <text:line-break/><text:line-break/>台灣要看鳳凰真的是很不容易。</text:p>
      <text:p text:style-name="P2">王修亮   |  2019.08.05 17:40   |   <text:a xlink:type="simple" xlink:href="http://palinfo.habago.org/Entry?Command=Information_PrintForum&amp;iPage=2#FORUM37756"><text:span text:style-name="T1">#</text:span></text:a></text:p>
      <text:p text:style-name="P4">人權與自由是普世的標準。 <text:line-break/>不給我這個權利就是歧視。 <text:line-break/>在台灣，西洋人權風是政治正確。 <text:line-break/><text:line-break/>家長們把孩子關起來能保護得好好的?手機掌控、電腦掌控、書籍掌控，能掌控一輩子? <text:line-break/>某些特殊的人是例外，對正常人來說，性慾是人性裡最強烈的本能，超越食慾。這一類慾望壓制得越兇，反彈得很可能越大。 <text:line-break/><text:line-break/>台灣家長絕大多數是不敢教，不肯教，只教愛，只教情。 <text:line-break/>孩子有一天驚訝的發現性與慾時，就很難擁有抗拒的能力，因為的確很愉悅很美好。而且從表象來看，和別人一點關係都沒有，我為何不能全然享受自己的肉體?只要做好避孕，就只是我自己的事。 <text:line-break/>是的，在一個成熟的個人來說，的確這樣毫無問題，但是在整體人格教育上，對性與慾，不能只有這一個獨立的概念。 <text:line-break/><text:line-break/>現在課綱之下的所謂性平教育，能力指標編寫得合理，但在現場實務教學上，為甚麼會出現很多強烈的爭議? <text:line-break/><text:line-break/>這種「只是自己的事」「個人價值」不是學校教育應該教的。 <text:line-break/>學校成立的目的是「國民義務」，是教育孩子「群體價值」的事務。 <text:line-break/>「個人」個性事務是家庭的權利與責任，是「家教」。 <text:line-break/>教生理解剖是學校的事，不是每個家庭都具有生理學知識。怎樣做愛怎樣避孕則是「家教」，別說台灣家庭都不教，該由誰教，或是家長有沒有教是兩回事。 <text:line-break/><text:line-break/>不能因為家長都不教小孩上完廁所怎樣擦屁股，學校教師就應該帶孩子到廁所排隊，一個一個教怎樣擦屁股。 <text:line-break/>相信非常多教師有這種感慨。政府本就不應該把家長的責任承擔過來，而是應該宣導：「家長們你應該教這個教那個啊！」 <text:line-break/>不肯這樣做的政府，其一、是教師好用，不敢得罪家長，怕選票減少。其二、是正合我意，來把國民教成我想要的德性，而不是家長們期望的個性。 <text:line-break/><text:line-break/>怎樣吃飯、怎樣保持整潔，甚至怎樣自我控制都一樣。這都是「個人生活能力」，不是「群體生存溝通合作能力」。學校的確應該「輔助實踐個性」，但是教養主體、生活素養絕對是家庭。家裡打好基礎，學校才有辦法幫忙開展。 <text:line-break/>尤其是自我控制這種能力，沒有從0歲開始逐漸強化、教養，等幼稚園甚至小學才拜託教師來教，簡直是不負責任又毫無效率。 <text:line-break/>自我控制需要家庭教養，性慾控制當然也是家庭教養，這是一體的，性慾本能太強烈了，沒有從小先教養情緒的自我控制，長大就很可能就是恐怖情人。 <text:line-break/>私人生活，個性歸屬，永遠是家庭責任與權利。 <text:line-break/><text:line-break/>人類自文明創建以來，就已經無可奈何地屬於「群體」。 <text:line-break/>個人教養可以在家庭中學習，但是與群體相關的一切，都需要在學校學習，包含如何溝通、交朋友、合作，而愛情起自於友誼。以及發展出來的愛情觀(兩性平等)、婚姻觀(夫妻與家族溝通合作)、親子倫理關係(代溝與永續學習能力)等等。 <text:line-break/><text:line-break/>學校的性平教育應該教導歧視與平等、友情與愛情、婚姻與責任、親子倫理關係。這些都和人群互動與溝通合作有絕對關係。 <text:line-break/>情慾完全屬於個人，但是婚姻是透過群體友誼逐漸形成的，和群體關係密切。 <text:line-break/><text:line-break/>群體中每一個自我都受到非常多限制，例如：不能隨自己的喜好隨意殺人打人、強暴、亂摸他人身體、拿別人東西等等等等等。 <text:line-break/>這叫共識，共識會形成法律，成為法治。 <text:line-break/>法治還是最低限最基礎的，群體要更能溝通更能合作，還有道德與習俗的共識，例如：禮節與尊重。 <text:line-break/>當然這種共識狀況下，個人就更不自由更被限制。 <text:line-break/>一個良好的群體互動社會，建立在許許多多個人受到限制的條件上。 <text:line-break/><text:line-break/>家庭教養好的，有能力學習到自我控制，觀察思考，不必被法律來控制。還能展現出自我價值的道德性與優雅的尊重、禮儀。 <text:line-break/>家庭沒盡到責任的，沒有自我控制能力的，只好被法律控制，甚至被法律懲罰。 <text:line-break/><text:line-break/>性平教育如果只教性慾與物質、知識，就是一種刻意的無知化、單純肉慾化兒童。把愛情觀、婚姻觀、親子倫理關係通通切割掉。反而回過頭搶奪家庭的權利與義務。 <text:line-break/>人格價值是一體的，沒有一個價值可以單獨切割出來教育。 <text:line-break/><text:line-break/>今天看到這一篇文，再度引發深沉的感慨。 <text:line-break/>群體價值確實只有共識，如果我們的社會共識是： <text:line-break/><text:line-break/>「只要雙方合意，每個人從0歲起都可以當任何人的孌童，然後到十六歲以後有權利追求任何0歲以上的人當我的孌童。」 <text:line-break/>而所謂的合意定義是： <text:line-break/>「必須極力抵抗到有性命危險，並且大聲的讓別人聽到你的拒絕。」 <text:line-break/><text:line-break/>這也是共識，我個人對這種共識能不能接受是一回事，但這種社會共識可不可能存在呢？就像殺人祭祀的共識可不可能存在呢？納妾或取四個妻子的共識呢？纏小腳綁馬甲的共識呢？ <text:line-break/>你接受，大家也接受，就會存在！ <text:line-break/>你不接受，大家也不接受，就不會存在！ <text:line-break/>有些人接受，有些人不接受，就從爭執到戰爭，戰勝的人也就強迫不願的人接受了。 <text:line-break/>歷史裡可多了，現在的世界不也還持續著嗎？ <text:line-break/>共識常常連隨著暴力，講不好聽是暴力，講好聽是實力。 <text:line-break/><text:line-break/>而且，有這種共識的社會，孌童本身是不會有「受虐」「不公平」這種概念的，而是自然而然的「合意」，享受性慾的愉悅。 <text:line-break/>這個社會的法治會完全不同於現在，這個社會的善惡風氣，也不會和我們此刻的社會一樣。 <text:line-break/><text:line-break/>沒有普世價值、天賦人權這種事，價值與人權只是「群體共識與實力」，否則雛妓和戰爭早就應該滅絕了。 <text:line-break/>雛妓和孌童的涵義是一樣的！ <text:line-break/>而人性本來就無善無惡，端看這是個怎樣的社會，給予孩子怎樣的家教與國民教育、社會影響。 <text:line-break/><text:line-break/>而人們知不知道怎樣的社會比較適合群體的溝通與合作，同樣需要學習。但是在台灣，學習似乎只是學校的事，離開學校，所有的學習只剩下職業上的必要知識，不會再擴大自己的眼界，努力向上提升。 <text:line-break/>這樣，深知如何利用社會風氣與共識，深知如何引導、製造社會風氣與共識的少數人，便很容易翻轉這個社會的價值。 <text:line-break/>翻轉，是一種創造的契機，但創造的契機從來不會允諾善與惡，是與非，健全進步或潰爛腐敗。人們得自己學會觀察思考判斷，奪得先機或防範未然。 <text:line-break/><text:line-break/>我自知是個愚魯遲鈍的人，常常說錯話，做錯事，思考非常緩慢，而且邏輯散亂。我一直非常「政治不正確」，討論這些事務對我也非常不擅長，但是我是國小教師，這件事和國小學生密切相關，我必須說。 <text:line-break/>更感慨的是：我只是個小學教師，說不出甚麼有脈絡的大道理，我所說的方式與語詞，都只是小學教師教小學生的方式與語詞，瑣碎而口語，很容易聽懂與思考，但是仍然很難讓許多人理解。 <text:line-break/><text:line-break/>這是一個連國小程度都缺乏的社會。 <text:line-break/>不是諷刺，而是非常黑暗的沉痛 <text:line-break/><text:line-break/>以下轉貼自某朋友臉書，看了他的文，有感而發。 <text:line-break/>........................................ <text:line-break/>【「戀童癖很驕傲！」戀童癖組織：我們有權成為LGBT一員】(2019/8/5) <text:line-break/><text:line-break/>荷蘭的戀童癖組織「兒童解放陣線 (Kinderbevrijdingsfront)」在今年的同志大遊行中發放傳單，公開宣傳並呼籲「孌童合法化」。 <text:line-break/>無獨有偶，瑞典同志大遊行的數名負責人也被起底曾性侵男童而被判有罪。 <text:line-break/><text:line-break/>這個稱為「兒童自決平權行動小組」的陣線 (編按：好耳熟的口號)，領導人是25歲的馬克盧修斯 (Mark Lucius) ，他們所提出的訴求是：「把孩子從父母那裡解放出來」 - 甚至是學齡前兒童。 <text:line-break/><text:line-break/>早在2006年，荷蘭就有戀童癖者成立的合法黨派，如「慈愛、自由與多元黨(PNVD)」。 <text:line-break/><text:line-break/>「12歲的孩子為什麼不能自主決定做愛？」盧修斯表示，16歲的性愛合法年齡實在太高了，應該要放寬至12歲以下。 <text:line-break/><text:line-break/>盧修斯長久以來都在宣傳及關注戀童癖者的權利，他認為具有指標性意義的同志大遊行也該對戀童癖團體開放，不該把相關組織排除在外。 <text:line-break/><text:line-break/>「我們被視為罪犯，僅僅因為孌童合法化的訴求。」 <text:line-break/>「同志大遊行號稱包容所有的性小眾族群，卻試圖迫使戀童癖者沉默，這是一種虛偽。」 <text:line-break/><text:line-break/>「我們有權成為LGBT的一員！」盧修斯大聲疾呼，並相信會有越來越多民眾支持。 <text:line-break/><text:line-break/>他據此在3月便向荷蘭人權委員會提出了「歧視」的投訴，此案將在10月份展開審理，預計將引發另一波討論。 <text:line-break/><text:line-break/>#一方面譴責童婚 #另一方面鼓吹孌童合法 <text:line-break/>#西方國家的人權標準叫人好困惑 <text:line-break/>https://www.hartvannederland.nl/…/flyers-pedoclub-door-pol…/ <text:line-break/>https://www.breitbart.com/…/leading-member-stockholm-gay-p…/ <text:line-break/>https://www.breitbart.com/…/senior-swedish-gay-pride-activ…/</text:p>
      <text:p text:style-name="P2">陳真   |  2019.08.05 17:27   |   <text:a xlink:type="simple" xlink:href="http://palinfo.habago.org/Entry?Command=Information_PrintForum&amp;iPage=2#FORUM37754"><text:span text:style-name="T1">#</text:span></text:a></text:p>
      <text:p text:style-name="P3">謝謝Ethan，你說的是直播嗎？不會卡卡的嗎？聽說到了晚上就會塞車？</text:p>
      <text:p text:style-name="P2">陳真   |  2019.08.05 17:24   |   <text:a xlink:type="simple" xlink:href="http://palinfo.habago.org/Entry?Command=Information_PrintForum&amp;iPage=2#FORUM37753"><text:span text:style-name="T1">#</text:span></text:a></text:p>
      <text:p text:style-name="P4">想到這些事就歸卵泡火，想看個鳳凰真是難如登天。在英國，電視一打開就是鳳凰。台灣不是什麼民主自由社會嗎？共產黨的言論不是多可笑多荒唐嗎？為什麼那麼害怕對岸的媒體？套句黨外時代謝長廷諷刺國民黨的話： <text:line-break/><text:line-break/>"既然共產黨的思想言論這麼幼稚可笑，應該趕緊讓他們以及他們的媒體和書籍登陸台灣，那麼，當台灣人看到他們這麼愚蠢可笑，就根本不會想要親共了，國民黨也就不用忙著打壓一堆中共同路人了"。 <text:line-break/><text:line-break/>黨外時代，國民黨拼命把對岸妖魔化。那時候的黨外則剛好相反，總是說中共很不錯啊，很理性啊，不可能打台灣啦，而且兩岸是同胞親骨肉啊，應該多多友好交流，怎麼可以管制呢？怎麼可以抹黑對岸政權與同胞呢？怎麼可以查禁對岸的書籍雜誌呢？怎麼可以忘記我們文化上的根呢？ <text:line-break/><text:line-break/>於是，每次黨外群眾集會，人潮洶湧，總是一堆攤販，到處都在賣大陸的書。我就是在那個時候買了、看了很多大陸作家或思想家的書(很多攤販認識我，會送我書)，包括沈從文、郁達夫、老舍、魯迅、熊十力等等等，以及一些共產黨人和早期國民黨人的書，例如陳獨秀和瞿秋白、郭沫若、沈醉、蔣廷黻等等等。 <text:line-break/><text:line-break/>由此你就能明白台灣政治之詐欺性質，特別是民進黨，它早期是鼓吹與中共友好交往的，並且強烈反軍購，說台灣只要跟中共多多友好交流，根本不需要武器，一年可以省下幾千億，不用跟美國買一堆破銅爛鐵。這就是黨外及八零年代的民進黨的基本論調與思維。 <text:line-break/><text:line-break/>如今，當對岸政權在經濟和政治及社會政策等各方面變得越來越好時，民進黨為了個人政治利益，在大貪官、漢奸老賊李登輝的帶領下，卻反而開始妖魔化對岸，甚至推行仇中反華、抹黑中國人的政策與教材。</text:p>
      <text:p text:style-name="P2">Ethan   |  2019.08.05 16:59   |   <text:a xlink:type="simple" xlink:href="http://palinfo.habago.org/Entry?Command=Information_PrintForum&amp;iPage=2#FORUM37752"><text:span text:style-name="T1">#</text:span></text:a></text:p>
      <text:p text:style-name="P3">我看安博是有看到cctv,也有看到鳳凰電視台</text:p>
      <text:p text:style-name="P2">陳真   |  2019.08.05 16:38   |   <text:a xlink:type="simple" xlink:href="http://palinfo.habago.org/Entry?Command=Information_PrintForum&amp;iPage=3#FORUM37751"><text:span text:style-name="T1">#</text:span></text:a></text:p>
      <text:p text:style-name="P3">家裏很久沒有電視，想買一台，但是台灣的節目實在很沒營養，看久了會腦殘，所以想另外買一台電視盒，主要是為了看鳳凰衛視。我指的是直播，不是事後錄製的影片。 <text:line-break/><text:line-break/>去年一月就問過這問題，但一直沒有時間處理這事，這兩天決心來做這事。記得力民是說安博無法看到鳳凰及 cctv，所以我想買小米，但不知道該買哪一種越獄版？我人在台灣，是應該買 "小米盒子 3 增強版 "，還是 "小米 s 國際版"？哪一種比較好？</text:p>
      <text:p text:style-name="P2">qegg   |  2019.08.05 11:39   |   <text:a xlink:type="simple" xlink:href="http://palinfo.habago.org/Entry?Command=Information_PrintForum&amp;iPage=3#FORUM37750"><text:span text:style-name="T1">#</text:span></text:a></text:p>
      <text:p text:style-name="P4">董事长： <text:line-break/>共产党中央应该是以和谐为主调。但是共党的组织架构也有点像台湾有“大绿（民进党）”“小绿（时力/绿党/...族繁不及备载）”。有一些外围/侧翼之类的组织。据我这上网（非常浅薄的）观察，至少在微博上，以共青团为源头就常常发动一些比较激进然后破坏团结，打击异己的言论。例如大陆这边常常把某些台籍演艺人员贴上台独标签迫使他们的作品下架等等的，有许多都是共青团相关的账号转发传播的。 <text:line-break/>但是另外一些来自民间但是关心台湾政治的激进账号（例如微博号“台湾那点事儿”）则是三不五时被禁言。 <text:line-break/><text:line-break/>丰远： <text:line-break/>感情我们是同学？ptt确实是我大学时候开始的小站，我当时bbs玩得很凶。（荒废了许多课业...）</text:p>
      <text:p text:style-name="P2">陳真   |  2019.08.05 09:00   |   <text:a xlink:type="simple" xlink:href="http://palinfo.habago.org/Entry?Command=Information_PrintForum&amp;iPage=3#FORUM37749"><text:span text:style-name="T1">#</text:span></text:a></text:p>
      <text:p text:style-name="P3">1. 這叫做八卦精神醫學，類似囝仔仙或廟公，唐湘龍雖不是念醫，但很像他們的同學。 <text:line-break/><text:line-break/>2. 美國的 "偉大" 或說厲害，就是它有個永遠的政府，或者說 "公司"：軍火商加大財團。不管誰當總統，都只是它的夥計。夥計的為人如何，基本上不影響公司運作。 <text:line-break/><text:line-break/>3. 川普是近代歷年來美國最好、最不血腥恐怖的一個總統。</text:p>
      <text:p text:style-name="P2">洋洋   |  2019.08.05 08:31   |   <text:a xlink:type="simple" xlink:href="http://palinfo.habago.org/Entry?Command=Information_PrintForum&amp;iPage=3#FORUM37748"><text:span text:style-name="T1">#</text:span></text:a></text:p>
      <text:p text:style-name="P4">看到三立就跳過，這次被標題吸引--美37位精神科專家觀察川普言行。 <text:line-break/>https://youtu.be/sJC4fac46b8 <text:line-break/><text:line-break/>節目是大世紀，主播王志郁。 <text:line-break/>追了幾集，討論國際時事，內容很好，風格輕鬆自然，不偏綠立場客觀。</text:p>
      <text:p text:style-name="P2">洋洋   |  2019.08.04 18:08   |   <text:a xlink:type="simple" xlink:href="http://palinfo.habago.org/Entry?Command=Information_PrintForum&amp;iPage=3#FORUM37747"><text:span text:style-name="T1">#</text:span></text:a></text:p>
      <text:p text:style-name="P3">瞇著眼看83旺角遊行直播，暴徒用激光照射港警的眼睛，我想港警會衝出來抓人，沒有，他們直挺挺站著。 <text:line-break/>雨傘、瓶子、所有能飛起的，都沿著拋物線升起，我以為港警會衝出來抓人，沒有，他們慢慢地往後退。 <text:line-break/>一個男子大罵暴徒，然後他成了葉問，不對，葉問沒這麼勇。港警來了，我看到他臉上流著血，我以為港警會抓現行犯，沒有，他們帶走了男子。 <text:line-break/>小彈弓不知射向哪裡，自製大彈弓被幾個人合力拉開，這是中古世紀的攻城戰嗎? <text:line-break/>警署圍籬內的車被石塊、長棍打爛，大門被暴徒帶來的大鎖反鎖，有人放火，在圍欄邊，在大門口。 <text:line-break/>警車被人群困住，激光、雨傘、棍狀物敲打車體。一個港警靜靜地坐在車裡，好像在滑手機。 <text:line-break/>底下的留言在罵直播的記者，她是暴徒那一夥的。 <text:line-break/>其實，我怎麼覺得這是一場戲。 <text:line-break/>我睡了，凌晨一點半。 <text:line-break/><text:line-break/></text:p>
      <text:p text:style-name="P2">陳真   |  2019.08.04 15:21   |   <text:a xlink:type="simple" xlink:href="http://palinfo.habago.org/Entry?Command=Information_PrintForum&amp;iPage=3#FORUM37746"><text:span text:style-name="T1">#</text:span></text:a></text:p>
      <text:p text:style-name="P4">我不知道 "婷婷看世界" 的婷婷是誰以及它怎麼看世界。一般來說，當我根本不知道某人是誰時，我就不會對他講什麼懷有很大的興趣了。因為，"誰" 還是很重要，他從哪來？住哪？幾歲？是男是女？平常幹些什麼？以什麼維生？出過什麼事沒有？講這樣那樣一些話有沒有什麼好處？...等等等，文字總得黏在一個活生生的人身上才有意義。 <text:line-break/><text:line-break/>所謂以人廢言，同理，以人也能舉言，當我們根本不知道這個 "人" 是誰時，其實也就只能看看便罷，很難當成一種可靠來源。 <text:line-break/><text:line-break/>但我相信，共產黨不會去成立這樣一個帳號，那不是它的基本作風。共產黨習慣 "和諧"，沒事最好，不會自己跑去搞事；它基本上怕熱不怕冷，因為冷好辦事，事情一熱，狀況就多。黨的存在基礎不同，作風自然也就不一樣。共產黨千秋萬世的，冷不會讓它瓦解，但熱會；它根本不需要去熱灶頭才能作飯。我的理解是這樣。</text:p>
      <text:p text:style-name="P2">陳真   |  2019.08.04 14:59   |   <text:a xlink:type="simple" xlink:href="http://palinfo.habago.org/Entry?Command=Information_PrintForum&amp;iPage=3#FORUM37745"><text:span text:style-name="T1">#</text:span></text:a></text:p>
      <text:p text:style-name="P3">卡韓政變 (135)：要幹啥都行，但應當擺明著幹 <text:line-break/><text:line-break/>陳真 2019. 08. 04. <text:line-break/><text:line-break/><text:line-break/>昨晚睡了將近9小時，打破過去一年來的最高記錄八小時。一年之中，能夠不受干擾睡超過八小時的日子，比放颱風假的機會還少。為了慶祝這難得的好時光，早上特地找了家從沒去過的早餐店吃，鄰桌是一群年輕男女；比算命看面相的還準，光看他們的長相和講話的神色氣質，我就知道他們是什麼顏色了。不久，就傳來一句關鍵詞："草包"。我對自己的看面相能力頓時感到很滿意。 <text:line-break/><text:line-break/>就在大約一年前，同樣是在高雄，到處都可以聽到人們 (當然也包括年輕男女) 對韓國瑜的推崇，如今卻完全相反。同一個韓國瑜，如果有什麼改變，只有變得更好，而不是更壞，但是評價卻完全相反，由此可知洗腦的力量之大。一個原生事物興起，人們的當下反應往往是最直接最可靠的，但是，當主流體制經過一番研判，認為有害於既得利益階層時，洗腦機制就會立即啟動，告訴大家說這是一個應該消滅的癌細胞。 <text:line-break/><text:line-break/>我只要想到人們的腦殘，就對所謂民主選舉完全失去信心。你看，CIA在全世界各地一手主導了各式各樣的所謂爭自由爭民主運動，比方說島内的大腸花反服貿以及什麼反課綱，參與者基本上根本不知道自己是在反對什麼，但他們照樣熱血沸騰，自己都被自己的熱血給感動了，跟著高喊各種仇中反華的口號。 <text:line-break/><text:line-break/>CIA在全球各地操作這一套手法，蠱惑年輕人為其所用，藉以製造動亂，顛覆它國政權，或侵略之，佔領之，或培植傀儡政權殖民之，或傷害其國力。很多國家因此成為人間煉獄，陷入長期動亂。香港和台灣就是打擊中國的兩顆人肉炸彈。 <text:line-break/><text:line-break/>我還沒說完，今天早上走進早餐店，看到桌上放著一份 CIA日報 (蘋果日報)，頭版頭條斗大聳動的標題寫著："光復香港！" "香港暴警沿路開槍！" 很多人一走進門，馬上就被這血淋淋的句子給吸引了。我覺得，一個國家，居然自由到放任外國的情治單位操控主流媒體，每天洗腦，這樣一種 "自由" 像話嗎？哪個西方國家會讓中國或俄國的情治單位控制美國的幾乎所有主流媒體？每天發表煽動性的顛覆言論，每天洗腦讓下一代仇視自己的親人，卻去擁抱把你當成人肉炸彈、不斷製造動亂的敵人。 <text:line-break/><text:line-break/>我覺得講什麼理念都是場面話，政治其實就是鬥爭，就是戰爭，只是不一定馬上射飛彈而已，但是搞暗殺、搞動亂、造謠抹黑與傷害金融與貿易之事，卻是所謂政治之常態性運作。你看，美國至今很後悔當初沒有把中國飛彈之父錢學森給暗殺掉，而讓他回到中國。美國海軍次長 Dan A. Kimball 曾經如此宣稱："錢學森無論走到哪，都抵得上3到5 個師的兵力，我寧可把他殺掉，也不會讓他回到中國"。你想，像肖翔和張首晟那樣一些被視為 "比核彈威力還大" 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說這根本不可能，說他脾氣好，個性開朗，生活愉快，沒有自殺的理由。至今十年，死亡原因迄今諱莫如深。 <text:line-break/><text:line-break/>我想說的是：美國所主導的政治，比我們一般人所想像的還要直接，還要 "具體" (暗殺夠具體了吧)，還要更粗糙許多，簡單說就是用盡一切血腥及卑鄙手段，把你弄死，進而侵略之，所謂人性基本上是根本不存在政治裏頭的。我因此對那些所謂社會分析，講一些很膚淺瑣碎的東西，總覺得很低能很無聊，因為那根本不是政治的基本樣貌與架構。 <text:line-break/><text:line-break/>戰爭根本從來沒有停過，只是在不同地區採用不同手段而已。就如 Noam Chomsky 所說，美國的軍事外交，帶給世界各國一個啟示就是你一定要在武力上壯大自己，否則就只有被侵略被殖民被屠殺一途。Chomsky 所言甚是，倘若中國今天依舊積弱不振，八國聯軍早已再度長驅直入、到處姦殺擄掠，據地為王，"拯救" 中國人了。 <text:line-break/><text:line-break/>上星期，跟學姊去吃飯，看到餐廳裏頭的人渣自由時報頭版刊登一個半版廣告，標題是："保衛台灣，重奪香港：香港人給台灣的一封信"。很多腦殘台灣人看了很感動，熱血又沸騰起來，人渣黨更是因此興奮得不得了。全文如文末，很荒唐。裏頭寫著： <text:line-break/><text:line-break/>"中國派間諜組織滲透香港製造內戰；不惜威脅毀滅香港逼迫英國交出香港主權與治權，最終成功威迫英國簽下「中英聯合聲明」，把與中共政權毫無歷史交集的香港交給了北京政府手上。...我們...要告訴臺灣人與文明世界的所有人，不要相信中國政府的任何承諾，不要相信他們簽署的任何協議。我們無以答謝臺灣人對香港的尊重及關懷，我們祝福臺灣人能好好保衛你們的國家，把你們的民主、自由承傳下去。假如香港人以死相搏，浴血奮戰而敗，我們希冀台灣會與文明世界的所有人一起挺身而出，重光香港。" <text:line-break/><text:line-break/>現代啟示錄的導演柯波拉曾經接受訪問，記者問說："這是一部反戰電影嗎？" 柯波拉說 "不是"，我不反戰，我只是反對謊言"。阿桑吉也曾經做過同樣的表述，他相信：揭穿謊言、使黑暗曝光，可以在結構上減少惡行，進而摧毀惡行賴以存在的體制。 <text:line-break/><text:line-break/>至於我自己，意思差不多，但我比較習慣這麼說：你要幹啥都行，但應當擺明著幹，不要講的是人情義理，做的卻全是傷天害理。一堆人渣與腦殘，每天講些什麼民主自由的，講來講去永遠就是那套低能台詞，動不動就蠢血沸騰，實在很讓人受不了。任何一個國家想長治久安，有兩個東西一定要牢牢抓住，一是媒體，一是教育，千萬別相信什麼言論自由那一套鬼話。 <text:line-break/><text:line-break/>言論自由如果那麼好那麼美妙，為何從來沒有一個西方國家推行言論自由？反而滴水不漏地控制所有麥克風，甚至還千方百計想去控制他國的媒體，包括控制中國的兩顆人肉炸彈，每天洗腦，製造動亂，要求中國要更自由更開放；中國都已經完全不設防任你胡作非為了，難道連整個內地也要開放讓你搞動亂搞洗腦？這不是鬼扯蛋嗎？仍然還是那句老話：你要幹啥都行，但應當擺明著幹，不要講的是人情義理，做的卻全是傷天害理。明明就是 CIA 豢養的狗腿子，何必冒充什麼民主自由人士。 <text:line-break/><text:line-break/>========================== <text:line-break/>保衛台灣，重奪香港：香港人給台灣的一封信 <text:line-break/><text:line-break/>台灣自由時報2019.07.26頭版廣告 <text:line-break/><text:line-break/>https://bit.ly/2Y55Erv <text:line-break/><text:line-break/>向為香港人保存了《南京條約》的臺灣人致謝 <text:line-break/><text:line-break/>我們是一群香港人，有幸通過文字在本報章向臺灣人表達感激之情，希望各位不會介意花點時間閱讀。 <text:line-break/><text:line-break/>今天我們之所以有緣以文相會，緣於 1842 年清國與英國所簽訂的南京條約。後來清朝滅亡，南京條約的正本，就由臺灣人繼承至今。正如臺灣前民選總統李登輝先生曾經指出，在法理上，如果英國想要把香港歸還，那合法的繼承者，自然就是南京條約的繼承者。 <text:line-break/><text:line-break/>對，你們臺灣人著實掌握了南京條約這條香港命運的根源，你們讓它靜靜的保存在臺灣。你們沒有因此向我們要求任何東西，沒有命令我們做任何事，細心而莊嚴地為香港人保管這重要的歷史文件。雖然你們不妄談功勞恩德，但我們反而感受到臺灣人尊重香港人對香港的主權。 <text:line-break/><text:line-break/>相比之下，中國政府為了奪取香港，無所不用其極，包括：把我們從聯合國殖民地名單除名，繼而失去國際自決權利；派間諜組織滲透香港製造內戰；不惜威脅毀滅香港逼迫英國交出香港主權與治權，最終成功威迫英國簽下「中英聯合聲明」，把與中共政權毫無歷史交集的香港交給了北京政府手上。 <text:line-break/><text:line-break/>香港淪陷自此開始。不公平的選舉制度讓議會失去代議功能；他們連年濫用基本法「解釋權」，直接干擾香港的立法和司法制度，破壞香港法治；他們每年單向決定從中國向香港殖民五萬人，消耗香港的公共資源幾至極限；他們不斷羞辱港人，更恐嚇以武力鎮壓，或斷水斷糧斷能源；我們曾經引以為傲的皇家警察，也被他們洗腦成只懂得無差別開槍的軍隊。他們肆意綁架奉公守法的香港市民；不斷的清洗我們的文化、語言、文明與歷史，不斷竭力奪走我們的自由。 <text:line-break/><text:line-break/>中國政府既不尊重《南京條約》，也不尊重《中英聯合聲明》，正如英國外交及聯邦事務大臣 Philip Anthony Hammond 指出，中國已經嚴重違犯了《中英聯合聲明》的莊嚴承諾。 <text:line-break/><text:line-break/>由中國外交部發言人聲稱「中英聯合聲明作為一個歷史文件，不具有任何現實意義，對中國中央政府政府對香港特區的管理也不具備任何約束力」，便可見中國政府的態度與尊重契約精神的臺灣完全對立，他們從不打算尊重與遵守任何承諾，相反卻會單方面以協議約束他人。香港人曾經以世界文明標準天真相信中國政府會信守承諾，結果現在整個香港也得付出沉重的代價。 <text:line-break/><text:line-break/>今天我們僅能以自身為事例，告訴臺灣人與文明世界的所有人，不要相信中國政府的任何承諾，不要相信他們簽署的任何協議。不論《南京條約》與《中英聯合聲明》，對他們而言都只是欺世的廢紙。他們會不斷以承諾欺騙更多人，建立更巨大的霸權 —— 你們必須當心。 <text:line-break/><text:line-break/>我們無以答謝臺灣人對香港的尊重及關懷，但求在此略述港人慘痛的教訓，希望臺灣朋友接納港人勸諫，引以為戒。 <text:line-break/><text:line-break/>我們祝福臺灣人能好好保衛你們的國家，把你們的民主、自由承傳下去。假如香港人以死相搏，浴血奮戰而敗，我們希冀台灣會與文明世界的所有人一起挺身而出，重光香港。</text:p>
      <text:p text:style-name="P2">鄭豐遠   |  2019.08.04 14:29   |   <text:a xlink:type="simple" xlink:href="http://palinfo.habago.org/Entry?Command=Information_PrintForum&amp;iPage=3#FORUM37744"><text:span text:style-name="T1">#</text:span></text:a></text:p>
      <text:p text:style-name="P4">林瑞， <text:line-break/><text:line-break/>謝謝你的觀點。確實，不是真正活在國內，很多事情不會懂的。這同樣也適用於台灣人，許多大陸人對台灣或台灣人的觀察其實和事實有很大出入，我想應該是一樣的道理。我搬來澳洲前對這個國家的一種想像和期待，與我實際居住三年後有很大不同，好壞都有。 <text:line-break/><text:line-break/>至於我對網路及婷婷看世界的看法，純綷是個人的一種直覺，後者的發文效率、資訊內容以及許多行文內涵 (如果那是她的原創) 看起來根本不像一般人，不過那也只是我的猜測。 <text:line-break/><text:line-break/>巴勒網不是私人聊天室，不過我還是要謝謝你真誠的祝福。也祝你的公路之行順利! 有機會不妨分享一下在大陸的所見所聞讓我們知道 (大陸看巴勒網應該不用翻牆吧?)。 <text:line-break/><text:line-break/>豐遠</text:p>
      <text:p text:style-name="P2">林瑞   |  2019.08.04 13:22   |   <text:a xlink:type="simple" xlink:href="http://palinfo.habago.org/Entry?Command=Information_PrintForum&amp;iPage=3#FORUM37743"><text:span text:style-name="T1">#</text:span></text:a></text:p>
      <text:p text:style-name="P3">豐遠， <text:line-break/><text:line-break/>我們生活體驗不同，所以對某些事物的判斷自然也會不同。比如你說的這个婷婷看世界，我專門去看了一下。我的看法，這就是个流量號，根本和政府無關。其實，在自媒體氾濫的年代，愛國在做號公司或者個人眼裡，就只是一個垂直分類，一門生意而已，反正能來粉來點擊，就能變現。像這樣的號，背後若是中宣部，我覺得是蠻可笑的。 <text:line-break/><text:line-break/>共產黨的行事作風不是這樣的，所謂當家不鬧事，共產黨最怕的就是群眾矛盾甚至分裂。網上要是什麼事吵的凶一點，官方有明確態度的就要出來定性。沒有的話，就要通知媒體或者各資訊平臺，把這話題沉下去，不許煽風點火製造對立。 <text:line-break/><text:line-break/>我說的共產黨不是一個人，也不是一個組織，而是一個體制。它在某些方面很靈活，比如涉及民生問題，因為有考核指標，所以可以馬上處理。但它在某些方面是僵硬的，比如意識形態和宣傳領域，因為誰也拿不準做了之後會發生什麼，會不會被問責，所以多一事不如少一事。現在共產黨還處於被動應對輿情向積極主動面對輿情的階段，隨著技術手段的進步，年青公務員的加入，也許這方面以後也會形成比較完善的機制。 <text:line-break/><text:line-break/>關於臺灣的內容，就算現在開了口子，也最多是暴露一些島內政論節目或政客名嘴的可笑言論罷了，要是完全不控制，我想就會有無數的自媒體24小時盯著臺灣，內容都不用編，直接搬就能帶來百萬千萬的點擊，不用幾天恐怕全大陸人民都仇視臺灣人了。 <text:line-break/><text:line-break/>而如果網絡輿情涉及地方政府或者官員，那就比較有趣了，你可以看到各方的角力過程，因為再大的地方官，上面還省委，省委上面還有中央，所以即使他能影響本地媒體，或者雇公關公司帶風向，他也抵不過遍佈全國的地方媒體和北京的中央媒體。尤其現在網絡監督已經被中紀委支持的情況下，基本就是見光死了。 <text:line-break/><text:line-break/>豐遠，我只所以強調網絡和現實的不同，就是因為大陸太大，不能用理解臺灣或香港或澳洲或新西蘭這樣的小地方來理解。在臺灣，可能一件事經過媒體和網絡炒作，馬上街知巷聞，但是在大陸，分分鐘朋友圈里都不是每個人知道，更不用説全國了。 <text:line-break/><text:line-break/>我再舉一個簡單的例子，以前大家都以為淘寶京東的地位，不可能再有人撼動了，畢竟交易量已經這麼大。但不曾想突然又冒出一個拼多多。原來，五環外的世界還有這麼大，原來一二線城市之外的市場這麼大，原來，那是一個完全不同的中國。所以一夜之間，熱詞从消費升級又變成了市場下沉，要沉到七八綫去，要圈那些沒有房貸壓力的小鎮青年中年甚至老年的錢去。 <text:line-break/><text:line-break/>說實在的，我一直在城市長大，各地出差也衹是飛來飛去走馬觀花，我也不瞭解中國。所以我做了計畫，安排明年來一趟半年的公路旅行，沿著國道省道縣道，穿州過省，好好感受一個真實的鄉土中國。 <text:line-break/><text:line-break/>扯一堆，不是要和你辯論，就是提供一個參考吧。豐遠，這裡先預祝你回歸成功！或者不說回歸，而是在中國能找到一份真正感興趣的下半生為之努力的事業！ <text:line-break/><text:line-break/><text:line-break/></text:p>
      <text:p text:style-name="P2">洋洋   |  2019.08.04 08:27   |   <text:a xlink:type="simple" xlink:href="http://palinfo.habago.org/Entry?Command=Information_PrintForum&amp;iPage=3#FORUM37742"><text:span text:style-name="T1">#</text:span></text:a></text:p>
      <text:p text:style-name="P4">豐富的文化寶藏，何其優雅的古詩詞。 <text:line-break/>' <text:line-break/>7月31日，談判繼續，地點是上海的西郊賓館。 <text:line-break/><text:line-break/>目前，官方消息是雙方還在談。 <text:line-break/>在極其有限的官方照片中，發現了一張合照。 <text:line-break/>在茫茫黑暗之中，分列對坐雙方談判代表。 <text:line-break/>背景，牆上金底黑字的小篆。 <text:line-break/><text:line-break/>這是元代大詞人張養浩的作品《雙調·雁兒落兼得令》。 <text:line-break/>雲來山更佳，雲去山如畫；山因雲晦明，雲共山高下。 <text:line-break/><text:line-break/>這就是祖國的態度。 <text:line-break/><text:line-break/><text:line-break/><text:line-break/>說起張養浩，雖說這個人曾經做過元朝禮部尚書（相當於現在的文化部部長），但大家記得最深的，還是他入過語文課本的作品—— <text:line-break/><text:line-break/>《山坡羊·潼關懷古》 <text:line-break/><text:line-break/>峯巒如聚，波濤如怒，山河表裏潼關路。望西都，意躊躇。 <text:line-break/>傷心秦漢經行處，宮闕萬間都做了土。興，百姓苦；亡，百姓苦！ <text:line-break/><text:line-break/>《雙調·雁兒落兼得令》 <text:line-break/>雲來山更佳，雲去山如畫；山因雲晦明，雲共山高下。倚仗立雲沙，回首見山家。野鹿眠山草，山猿戲野花。雲霞，我愛山無價， <text:line-break/>看時行踏，雲山也愛咱。 <text:line-break/><text:line-break/>參考來源 <text:line-break/>https://www.wenxuecity.com/news/2019/08/02/8542970.html</text:p>
      <text:p text:style-name="P2">陳真   |  2019.08.04 02:42   |   <text:a xlink:type="simple" xlink:href="http://palinfo.habago.org/Entry?Command=Information_PrintForum&amp;iPage=3#FORUM37741"><text:span text:style-name="T1">#</text:span></text:a></text:p>
      <text:p text:style-name="P3">卡韓政變 (134)： "英國韓國瑜"--柯賓的啟示 <text:line-break/><text:line-break/>陳真 2019. 08. 04. <text:line-break/><text:line-break/><text:line-break/>世界運轉得很快，複雜陰暗程度遠遠不是好萊塢政治驚悚劇所能比擬，就算是千手觀音分秒寫不停，也跟不上萬分之一的 "進度"。但是，狀況雖多，戲碼的情節其實很類似，千百年不變，就像一種定理；只要掌握原理，就掌握了各種演算實例。 <text:line-break/><text:line-break/>最近有位邱香果及其整個研究團隊被加拿大情治人員抓走 (不是說加拿大是法治民主國家嗎？)，之前還有肖翔、張首晟和任偉等等之疑似被自殺或被意外。俄國就更多了，短短幾年內，至少數十名重要科學家莫名其妙就被意外了。 <text:line-break/><text:line-break/>美國人自身的案例更多上幾百倍，光是對希拉蕊和柯林頓不敬而被消失的，A4紙張就能列上好幾頁，不過這些大多不是科學家，而是知道太多事情的人。 <text:line-break/><text:line-break/>還好，我知道的很少，我只是懂原理，對實例不在行，而且談論的都不是什麼內幕，全是眾人皆知之事，因此應該還算安全。 <text:line-break/><text:line-break/>上大學之前的那個暑假，就是因為打抱不平，多管閒事，涉入 "實例"，馬上遭到報應，被黑白兩道當街在夜市用兩輛黑頭車一前一後包抄，擋住去路，近距離朝頭部開了三槍，兩槍閃過，一槍打中脖子。 <text:line-break/><text:line-break/>我知道誰幹的，但為了家人安全，不能說，也不追究。那年頭，槍擊案很少聽聞，連醫院一聽到是槍傷都不敢接手，找了第三家醫院才願意治療。 <text:line-break/><text:line-break/>我想說的是，一般人理解的政治，跟實際上的政治，真的是完完全全兩碼子事，跟真實狀況差太遠了。即便把所謂 "真實" 的標準放很低，依舊相去甚遠。你想，在各種職場裏，那麼一丁點環境裏頭，不過三三兩兩幾個成員，鼻屎般大的利益，是是非非就那麼多，那麼複雜，更何況手上擁有上兆利益及數萬個職務任用權之權利爭奪；你鬥我，我鬥他，他鬥你，你再聯合他鬥我，我再聯合你鬥他...權力競逐中，幾乎全是敗類，良善者真是很罕見。 <text:line-break/><text:line-break/>幾年來，我一直大力推崇的 "英國韓國瑜"--柯賓 (Jeremy Bernard Corbyn)，一如韓國瑜，捲起千堆雪，"賓流" 席捲英國，眼看就要勢如破竹地當上英國首相，是一個真正意義上的好人。沒想到，最後還是被 CIA給摧毀，換上一個人渣--"英國柯文哲" 當首相。我原本以為柯賓肯定會當上英國首相，做為反戰社運同志，頗有厚望焉，不料正不勝邪似乎才是現實常態。 <text:line-break/><text:line-break/>最近談起柯賓，學姊以此告誡，韓國瑜很可能也會跟他一樣下場，根本選不上，要不就是得 "棄明投暗"，向美國輸誠表態，宣誓效忠，才有可能保住總統之位。 <text:line-break/><text:line-break/>所謂內行看門道，外行看熱鬧，你只要稍微了解一點點政治之真實樣貌，一定會覺得很可怕，原來我們是活在這樣一種毫無人性的世界中，跟我們平常所誤以為是真實的世界，相去竟如此遙遠，完全不是你平常在媒體上所看到的那麼一回事。 <text:line-break/><text:line-break/>我對什麼宮廷劇絲毫不感興趣，因為那樣一種劇情實在太小兒科了，真實政治根本沒有那麼 "單純"。 <text:line-break/><text:line-break/>我忘記我這篇原先要寫些什麼了，其實也不是真的忘記，而是寫不來那麼多事。 <text:line-break/><text:line-break/>韓國瑜初選勝出，但是政壇醜陋戲碼卻越演越烈，不堪入目。去年要不是韓國瑜的橫空出世，現在的台灣政壇肯定平靜無波。當韓國瑜打出一片天，牛鬼蛇神就全來了，大家都想當總統了，而且無所不用其極，不擇手段。 <text:line-break/><text:line-break/>大家說，韓國瑜應當趕緊和郭台銘和王金平及朱立倫整合，團結在一起才有勝算。我倒不覺得有什麼好整合，特別是郭台銘，他不加倍害你就不錯了還整合？ <text:line-break/><text:line-break/>其實，我蠻鼓勵郭台銘和王金平等人脫黨參選，為什麼呢？因為這畢竟是他們的權利，既然那麼想當總統，就不用客氣了，趕緊出來選啊。柯文哲也是，沒什麼好猶豫。 <text:line-break/><text:line-break/>再說，很多人是這樣：他永遠不可能相信自己不如人，除非你把他紮紮實實地打敗，或許才會認輸。 <text:line-break/><text:line-break/>至於說郭、王等人參選，會不會導致韓國瑜落選？我覺得這類利害盤算，不是我們應該煩惱的；我們只需在乎選舉手段的正直與否就行，不要搞抹黑，不要造謠，別出奧步。至於其它，包括勝負，都是其次。我們看球賽，就算希望誰贏，也沒必要因此就希望誰不要參賽，根本沒什麼好整合，也沒什麼好團結 (事實上也不可能)，我們只需關心參賽者的手段是否光明正大就行。</text:p>
      <text:p text:style-name="P2">陳真   |  2019.08.04 00:10   |   <text:a xlink:type="simple" xlink:href="http://palinfo.habago.org/Entry?Command=Information_PrintForum&amp;iPage=4#FORUM37740"><text:span text:style-name="T1">#</text:span></text:a></text:p>
      <text:p text:style-name="P3">今天帶小孩去科工館玩變身遊戲，穿上一些道具，一會兒變烏龜，一會兒變蝴蝶，穿上企鵝裝，就成了企鵝。玩這東西，就是玩一種隱喻的具象化，可是當戲服道具一脫，依舊變回原形。 <text:line-break/><text:line-break/>我常問小孩："要是能變身，妳想變成什麼？" 她說蝴蝶、恐龍、小白兔...每次答案不太一樣。小孩反問我，我給了她一個超齡回答，說我想變成一個 "人"。她有聽沒有懂。"把拔，你不是人嗎？" 我說我目前還不是，我只是一條蟲。她更困惑了，不知道我在玩哪一齣。 <text:line-break/><text:line-break/>玩隱喻搞修辭談概念，總該有個終點，當我們來到懸崖終點處，就得決定看是要回頭，還是放手一博，縱身一躍？概念與思想如同任何一個自然定理，最終總會有著一道問題是它自身所無法回答的；就像個圈圈，怎麼繞也繞不出來，惟有縱身一躍，才會蛻變，講白點就是 becoming！如果不想當條蟲，那就別想那麼多了，惟有放手一博，也許才會變成一個人。 <text:line-break/><text:line-break/>維根斯坦常祈求上帝，讓他能 "直視死亡"，讓他能夠 "從一條蟲變成一個人"。羅素認為他有毛病，應該來掛我這一科。但是奇蹟出現了，維根斯坦原本只是一條蟲的名字，但他孤注一擲，縱身一躍，飛過不可能跨越的生物界限，竟然變成一個人！ <text:line-break/><text:line-break/>人事物之間有著種種楚河漢界，謂之範疇，英文叫做category，劃分出兩種截然不同的世界；“To think is one thing, to exist is another,” said Kierkegaard. 鴻溝當前，過不去就是過不去，想衝過去只有一個可能，那就是縱身一躍。這就是我所知道有關宗教與生命的一切。 <text:line-break/><text:line-break/>知識、思維與議論是令人厭倦的，到頭來，你還是得面對那個你根本不可能跨得過去的鴻溝懸崖，該怎麼辦呢？只能仰望上蒼，憑著對之無可懷疑的信心，做出抉擇；是抉擇 "本身" 使人事物有了意義，而非抉擇了 "什麼"，更非抉擇的 "後果"。回頭是岸，往前就是死路一條，如果你仍決定往前，那我就相信你講的一切不是空口白話。我對林毅夫的印象，約莫如此。 <text:line-break/><text:line-break/>這類想法，相當齊克果。做得到，就是齊克果，做不到，就不過只是一粒奇異果；奇談異論很酷炫，說穿了，一文不值。 <text:line-break/><text:line-break/>講台上的佈道者，口沫橫飛很會講，終究沒有意義，因為重要的不是他怎麼說，而是怎麼活。 <text:line-break/><text:line-break/>國父說，"大凡人類對於一件事，研究當中的道理，最先發生思想。思想貫通之後，便起信仰；有了信仰，就生出力量"。我對國父這條 "知之路徑" 並不茍同。一個人不會因為熟讀了聖經而變成一個教徒。反之，一個從未讀過聖經的人，卻仍然有可能是個真正意義上的基督徒。信仰的源頭並非來自於思想或知識，反倒是棄智絕學方有智慧，思想與知識的盡頭處，才有信仰。有了信仰，倘若沒有那縱身一躍、放手一博，決心飛越那不可能飛越的鴻溝，哪來力量？</text:p>
      <text:p text:style-name="P2">鄭豐遠   |  2019.08.03 22:07   |   <text:a xlink:type="simple" xlink:href="http://palinfo.habago.org/Entry?Command=Information_PrintForum&amp;iPage=4#FORUM37738"><text:span text:style-name="T1">#</text:span></text:a></text:p>
      <text:p text:style-name="P4">謝謝林瑞， <text:line-break/><text:line-break/>這幾年北上廣深我都去了 (北京只匆匆路過)，沒實際生活過，不敢說真正瞭解，但與十五年前去大陸的印象相比 (當時去上海及大部份浙江省的城市)，整個國家散發出的一種巨大活力及高強度的競爭環境，還是讓人印象深刻。 <text:line-break/><text:line-break/>我明白你要說什麼，但你說網路是網路，生活是生活，這我是完全不同意的。網路就是社會真正樣貌的一種縮影，你從一個民族在所謂網路上的各種流行語和圖片影音風格，就能知道這個民族是處在一種什麼狀態。中國的網民這五六年來，培養出了一種充滿創意和幽默的中國網路文化。一個國家的人民如果能展現幽默，那代表他強大了、自信了。相對地台灣人已經喪失了這份自信，他的幽默和創意已經完全枯竭了，台灣人在網路上表現出的是不滿和怨念，對自身問題視而不見卻處處向外指責。十幾二十年前的台灣網路文化不是這樣的，因為我從 1995 年開始就使用網路了，那時連 http 網站都還不流行，大多數所謂網站都是 telnet 協定的BBS 站。台灣不是有個什麼批踢踢站台嗎? 批踢踢大約出現在 1995-1996 年左右吧，最早其實就架在我念書時隔壁宿舍的一台電腦主機裡。當時的批踢踢網路文化並不是現在這樣的。同是華人，你由此就可以看出一種民族人格特質，可以看出生活好壞與政治洗腦對人的影響有多大。 <text:line-break/><text:line-break/>以上是說好的一面，壞的一面是 (兩岸在這部份半斤八兩)，網路讓人失去了一種基本的責任感、榮譽感和同理心。許多人把網路當作私領域，彷彿回了家關起門來上網你就可以為所欲為了。因此，你可以看到人真正的嘴臉。不是有個”婷婷看世界”的臉書頁面嗎? 這顯然是有官方背景的一個帳號，但官方似乎卻放任其各種對台灣人的各種仇恨辱罵言論，整天就是要動刀動槍、血洗台灣。有次我看不下去，上去留言，我說你們要恨，不是應該去恨美日在背後的煽動操弄，怎麼恨起自己不懂事的同胞? 這位婷婷竟然還義正言辭地回嘴，說什麼不認同中國的就不是同胞。我於是說你一個十三億人口的中國，整天說自己是泱泱大國、器宇非凡，就容不下兩千三百萬個誤入歧途的孩子? 孩子不認父母，你就不要了? 要全宰了? 這是一個大國該有的風範嗎? 這位婷婷於是就不說話了。 <text:line-break/><text:line-break/>總之，同胞就是同胞，台灣和香港之荒唐，是因為美日殖民所種下的漢奸思想使然，中國應該把矛頭對準真正的敵人，而不是拿自己的同胞開刀。從種種政策看來，中共顯然是很明白這一點的，但多數一般人卻相當缺乏這樣的一種基本認識與態度，這就是我對移民回國的一個擔慮，大陸不是常講什麼地域黑嗎? 以現今台灣的這種”口碑”，一個台灣人去大陸要再三考慮是很正常的。不過我同意台灣人應該自己要負上大部份的責任，我也同意一般大陸人對人還是都很友善的，至少我的經驗是這樣。但我並不是在說一種個人層面的問題。 <text:line-break/><text:line-break/>我對移民確實很多顧慮，但你說我”手上還有些籌碼”，如果指的是資產，那你太高估我了，我若到了國內一二線城市，恐怕算是中低收入戶了。不過當我們說起回家，圖的並不是家大業大或榮華富貴; 你回家見爹娘時一身穿金載銀或草履布衣，有差別嗎? 當然，這說的仍然也不是現實層面的問題。</text:p>
      <text:p text:style-name="P2">林瑞   |  2019.08.03 14:19   |   <text:a xlink:type="simple" xlink:href="http://palinfo.habago.org/Entry?Command=Information_PrintForum&amp;iPage=4#FORUM37737"><text:span text:style-name="T1">#</text:span></text:a></text:p>
      <text:p text:style-name="P3">豐遠，你好 <text:line-break/><text:line-break/>想回應一下你關於移民回國的想法。 <text:line-break/><text:line-break/>確實，現在回國創業或者就業的機會不多，而且在中國，70后要和小年輕在學術圈或者領導層之外競爭，都有天然的劣勢。你看央視直播各種太空發射，航天控制中心里，都是八零后在挑大樑就知道了。其實這是體制決定的，中央从八十年代決定杜絕老人政治開始，幹部年輕化人才年輕化就一直是社會主軸，不管什麼行業，年紀到了就必須讓出位置給年輕人。貢獻很大，能耐很大，能夠專門返聘發揮餘熱的都是少數。 <text:line-break/><text:line-break/>所以，要想回國，也許還是要看看你的目的是什麼吧？幾年前我在母校旁投資个商鋪，認識了一對臺灣夫婦，他們在那開個臺灣簡餐店，生意還不錯，飯點常常排隊。後來聊天得知，男主是個工程師，在大陸工作了幾年，原公司不景氣，他又不想回臺灣，而且還很堅定的要兒子女兒都來大陸念大學，所以找不到好工作索性自己開起了夫妻小店。現在他們生活還挺滋潤，寒暑假都不顧店，開著車和小孩在大陸到處轉。其實他們現在的好日子也是被逼出來的，因為當初實在是選項不多。我想豐遠兄反而是手上還有些籌碼並且顧慮也多，所以才不好下決定吧。 <text:line-break/><text:line-break/>關於大陸人對臺灣人的敵視和仇視，網絡是戰場，你在網絡上感受到的，自然是敵對的情緒。或許你嘗試換位思考一下，若干年前，當一個大陸青年，第一次翻牆或者出國，發現最反中的就是臺灣人，各種嘲諷辱駡抹黑，這哪裡是同胞幹出來的事？而且敘事言語之低能和惡毒，隨便放一段就能讓一個普通大陸人憤怒。於是國台辦被大陸網民駡成了跪台辦，對台讓利被駡成喪權辱國。面對這種民意的衝擊，中央也沒辦法，衹能不再封鎖淡化關於臺灣的事情，老共那層紙戳破了，自然你感受到的敵意就越演越烈。而且接下去可以預見的是，不會再有什麼兩岸了，臺灣就是一個省，怎麼可能和整個大陸對等？不愛當中國人別當，還求你不成？臺灣人已經耗盡了大陸的善意和給予的機會。 <text:line-break/><text:line-break/>但是，上面說的是網絡戰場，而不是現實生活。 <text:line-break/><text:line-break/>即使一個經常發表反國民黨言論的我（是的，我不反民進黨，因為那是臺灣人的事，我也不反台獨，因為那是解放軍的事。我只反國民黨，因為這幫偽君子到處騙，滿嘴仁義道德中華正統，看了就惡心），在現實生活中，對臺灣人都是很友善的。更不用説那些上網根本不關心兩岸議題的大多數人了。我說的友善不是表面的客氣，也不僅僅是我，而是大多數人。所以你無論是生活還是工作，半點也不會受到網絡戰場的影響。最多偶爾會碰到幾個愣頭青問你是統是獨。我是从不聊統獨的，無聊的話題。我確實試過有一次徹底斷絕和一個臺灣人的來往，那是因為他白天稱兄道弟大陸真偉大，晚上在臉書嘲諷大陸人配不起這樣的硬體建設。我可以和一個台獨交朋友，但我不會和一個兩面三刀的人有半點關係。 <text:line-break/><text:line-break/>我想說的是，我們是在和人交往。我喜歡你，是因為你的性格和人品，而不是你從哪裡來。因為你是臺灣人就歧視？真心不存在的。當然了，來自發达國家的海外華人的那種優越感，現在也基本沒市場了，所以心態放端正就好。有些臺灣人，來了大陸，還是在自己的小圈子里混，這些人對於大陸其實是脫節的，既然來了，還是應該融入大陸人的生活中。 <text:line-break/><text:line-break/>最後關於定居點給幾個建議。上海就不提了，那裡臺灣人最多，但是除非是工作緣故，不然我還真不推薦。我覺得廣州、深圳、成都這三地，無論是工作生活，還是風土人情，都比較適合臺灣人。廣州和成都，作為省府和區域中心，集中了文化教育醫療的優勢資源，城市的調調比較市井和悠閒，也更加包容和隨意。而深圳就更年輕更活力，應該是理工科的最愛了。 <text:line-break/><text:line-break/><text:line-break/><text:line-break/><text:line-break/><text:line-break/><text:line-break/></text:p>
      <text:p text:style-name="P2">洋洋   |  2019.08.03 10:50   |   <text:a xlink:type="simple" xlink:href="http://palinfo.habago.org/Entry?Command=Information_PrintForum&amp;iPage=4#FORUM37736"><text:span text:style-name="T1">#</text:span></text:a></text:p>
      <text:p text:style-name="P4">林毅夫、侯德健、鄭智化那個年代的叛逆青年 <text:line-break/>來聽鄭智化唱歌吧 <text:line-break/><text:line-break/>老么的故事- 鄭智化 親自演出 <text:line-break/>https://youtu.be/YW2Hq2fS2ZE <text:line-break/>「海山、煤山兩次礦變，在我腦海中留下一生無法抹滅的回憶。創作這首歌的原始動機完全出自一種旁觀者不明究裏的悲天憫人。憑著一股狂熱，我來到九份，訪問了當地的一些在地人，企圖發掘更多礦變發生後對他們造成傷害的事實。出乎我意料的，他們對問題的反應不是激動或悲絕；而是沈澱過的冷靜，一種近乎認命的淡然。親人的死去，固然令人傷痛，但是對礦工而言那是一種宿命；而不是都市人用來大肆渲染的社會問題。」---鄭智化 <text:line-break/><text:line-break/>大國民 <text:line-break/>https://youtu.be/9Lv394CKRZE <text:line-break/>26年前的歌曲，今天看來，當時的寫景成了今天的神預言。 <text:line-break/><text:line-break/>墮落天使 <text:line-break/>https://youtu.be/eRulaJ_5YLM <text:line-break/>我用音樂寫下了２９年來曾經期盼、沉浮、迷惘及狂愛的青春。 <text:line-break/>這一路走得有點不安；有點孤獨。但是，每當瀕臨絕望的時候，總有一股力量支持著我。 <text:line-break/>　　我想，那是夢…… <text:line-break/>　　於是夢寫成了詩；詩又譜成了歌。 <text:line-break/>　　我願是那遊唱詩人，永遠地唱著…… <text:line-break/><text:line-break/>墮落，因為天堂無聊、地獄苦痛，所以淪落人間。 <text:line-break/>天使，因為有一張乾淨的臉，卻常做骯髒的事。 <text:line-break/>墮落天使是一首歌；也是一個真實的故事。 <text:line-break/>墮落天使寫一個被現實和愛，兩邊玩弄的世間女子。 <text:line-break/>為了現實，她扮演了一個妓女； <text:line-break/>為了愛，她扮演了一個母親。 <text:line-break/>這場人生，她扮演過孩子、扮演過女人、扮演過很多角色；但是她從未扮演過自己！ <text:line-break/>墮落天使寫這個時代迷惑的你我；也寫你我對這個時代的迷惑…… <text:line-break/><text:line-break/>歌詞 <text:line-break/><text:line-break/>墮落天使 <text:line-break/><text:line-break/>你那張略帶著一點點頹廢的臉孔 <text:line-break/>輕薄的嘴唇含著一千個謊言 <text:line-break/>風一吹看見你瘦啊瘦長的鳥仔腳 <text:line-break/>高高的高跟鞋踩著顛簸的腳步 <text:line-break/>濃妝艷抹要去哪裡　你那蒼白的眼眸 <text:line-break/>不經意回頭卻茫然的竟是熟悉的霓虹燈 <text:line-break/>在嗚咽的巷道尋也尋不回你初次的淚水 <text:line-break/>就把靈魂裝入空虛的口袋　走向另一個陌生 <text:line-break/><text:line-break/>無可救藥的歇斯底里和一派的天真 <text:line-break/>刻意的美麗包裝著一個嫉妒的女人 <text:line-break/>是你攻陷別人　還是別人攻陷你最後的防線 <text:line-break/>當你度過了一個狂歡的夜迎接寂寞的明天 <text:line-break/>你那張略帶著一點點頹廢的臉孔 <text:line-break/>輕薄的嘴唇含著一千個謊言 <text:line-break/>風一吹看見你瘦啊瘦長的鳥仔腳 <text:line-break/>高高的高跟鞋踩著顛簸的腳步</text:p>
      <text:p text:style-name="P2">甄力民   |  2019.08.03 08:49   |   <text:a xlink:type="simple" xlink:href="http://palinfo.habago.org/Entry?Command=Information_PrintForum&amp;iPage=4#FORUM37735"><text:span text:style-name="T1">#</text:span></text:a></text:p>
      <text:p text:style-name="P3">很好的文章，看完可以更了解林毅夫一點點 <text:line-break/>網址內的文章排版較好，且有一些照片，建議進入網址閱讀 <text:line-break/>https://reurl.cc/3vLW8 <text:line-break/><text:line-break/>李建興專文：我的表弟─四十年回不了家的林毅夫 <text:line-break/><text:line-break/>「基於對歷史的癖好，我特地去參觀了許多名勝古跡，但是長城的雄壯，故宮的華麗，並沒有在我的心裡留下多少深刻的印象，最令我感到震撼的是，戰國時代，秦李冰父子在成都所築的都江堰，由於都江堰，使四川成為天府之國，而始建迄今已近三千年，但它還在惠及衆生，當我站在江邊，聼那滔滔的水聲，真讓我有大丈夫若不像李冰父子為後世子孫千萬年之幸福，貢獻一己之力量，實有愧此生之嘆！」 <text:line-break/>這是我表弟林毅夫到中國大陸不久寫給我第二封信裡面的一段。 <text:line-break/>林毅夫，現職北京大學教授、新結構經濟學研究院院長、南南合作與發展研究院院長、國家發展研究院教授及名譽院長，於 2002年因為居住在宜蘭的父親過逝，本來打算以低姿勢回臺奔喪，未料被媒體曝光並抖出二十三年前他從金門前線游泳到中國大陸的往事。1979年臺灣尚未解嚴，兩岸仍處漢賊不兩立的敵我對立之中，大陸剛剛開啓改革開放，比起已經成為亞洲四小龍之一的臺灣，各方面都落後許多。這消息的傳開果然震撼了臺灣社會，將近一個月各種媒體競相報導關於他的消息，是否能回臺灣？在贊否世論二分的情況下，他的返鄉念頭不得不被打消。在徴得我表弟的同意下，我將他投奔大陸不久寄給我的兩封信公開出來，希望外界能理解當年他冒險游泳到對岸的心路歷程，而以平常心來看待此事。 <text:line-break/><text:line-break/>圖1，林毅夫抵達大陸後給作者的信。（ 李建興提供） <text:line-break/>（一）故郷時代的回憶 <text:line-break/>林毅夫原名林正義，小我1歳，與我同樣出生於風景秀麗，民風淳樸的臺灣宜蘭，可能是年紀接近以及談話投機，我倆從小就喜歡在一起遊玩， 長大以後一起讀書談論世事。我表弟從小就表現出無比的勇氣與對理念的固執，記得在小學的時候，有一天在他家門前的水溝邊玩耍，有一位身體高大的中學生前來欺負他，爭吵後打起架來被摔倒在地上，不過馬上爬起來再打下去，再次被摔倒後同樣爬起來又繼續下去，毫不退縮，經過幾番之後反而是那大男孩害怕起來跑離開現場。也還記得在中學的時候，有一天晚上來到我家，當時父親跟親朋們在談論社會上一些不合理的現象，他在旁邊聼了不以為然插了嘴表示意見，大人們則說孩子不懂事，我表弟很不服氣就要爭論起來的時候，我拉他離開到外面騎腳踏車散心，一路上悶悶不樂一言不發，只是咬破了自己的指頭以血滴在手帕上寫了幾個字，我已忘了是什麽字。我倆在中學時代（前省立宜蘭中學），最高興的事是放學後晚上騎著腳踏車，一邊逛街一邊聊天，從生活中的芝麻小事談到社會國家的天下大事，當年吾輩接受的是國民黨所編寫的大中華思想教育，認識到近代史的中國是一個積貧積弱的大國，飽受列強的侵略與瓜分，並處於分裂的狀況，只是我們懷疑國民黨是否如教科書所描述的那麽的偉大，而共產黨則是那麽的邪惡。 <text:line-break/><text:line-break/>圖2，作者（右）大一，林毅夫（左）高三的時候與作者姊姊的孩子在家裡後院合照。（李建興提供） <text:line-break/>林毅夫從小就喜歡讀歷史書物，並有崇高的理想與抱負，想要為中國的富強做一番轟功偉業。他首次將自己的抱負付諸行動是在臺大一年級，參加成功嶺寒訓後毅然決定投筆從戎，當時的參謀總長曾召見我表弟，建議可以轉到軍校中比較有人氣的中正理工學院或是空軍官校，他的回答是「我是來此接受磨練的，要選擇的當然是訓練最嚴格的陸軍官校」。從最令人嚮往的臺灣大學，轉到一般學生都不願進去的陸軍官校，每當我表弟穿著軍校制服，到臺北醫學院（現臺北醫學大學）附近的吳興街來找我的時候，是可以感覺到他雖然各項成績表現優異， 但談笑的眉宇常常流露出一絲惆悵，曾經寫信鼓勵他談到人各有志，只要朝著自己的既定目標勇往邁進是不用後悔的。投筆從戎之後，林毅夫在臺北一位朋友的家庭聚會上，認識了就讀於政治大學的現夫人陳雲英，畢業後倆人就結婚了。軍校畢業在陸軍官校當了一年學生連的排長，接著到政治大學企管研究所進修，當時我在臺北三軍總醫院實習，看到我表弟改穿便服進入一般研究所，仿佛他是返回到這現實的社會。 <text:line-break/><text:line-break/>圖3，軍校時期的林毅夫。（李建興提供） <text:line-break/>林毅夫為了實現自己的理想，在他一生中冒的最大風險應該是在1979年5月，身為金門馬山最前線的連長，竟然冒著生命危險游泳到敵對的中國大陸。在這件事發生前一個月左右，我倆曾在宜蘭的一家餐廳（佳佳）聚會，當時我任職於前省立宜蘭醫院，正在辦理出國手續準備到日本東京大學進修，我表弟則是在金門服役中回臺度假，懷第二胎5個月的陳雲英也在場， 席中還是像往日一樣談笑風生，只是有説到以後可能很難再見面了！我笑著回答說只要我從日本回臺探親，而你也正好在臺度假的話不就可以見面嗎？還暗示到如果有什麽事情發生，希望能夠照顧他的妻兒，我只以為是在開玩笑一點也不在意。大約一個月後，一位認識林毅夫的大學摯友問我，在金門發生了一件大事展開了三天三夜的雷霆演習，會不會是你表弟闖禍了？這時我才彷然大悟，回答說不錯一定是他，當時我擔心這件事會影響到我的赴日行程，反而是在馬祖服役的我親弟弟受到調查， 當年9月底我如期的來到了日本。 <text:line-break/>（二）冒險追求的是理想 <text:line-break/>在我踏入東京大學整形外科（骨科）2個月左右，突然有一位在藥學部來自中國大陸的研究員要求跟我見面，我直覺到一定是有關林毅夫之事，在一家咖啡店裏，那位學長遞給我一封我表弟在1979年8月30日寫給我的信， <text:line-break/>「建興兄：接到此信大概會讓你大吃一驚，但只要回想一下我思想成長的過程，也不致於太驚奇吧！我已順利回到祖國，目前準備再到大學攻讀幾年研究所。 <text:line-break/>在這裡生活飲食都很習慣， 請不用為我擔心。然而最令我操心的是：不知家裡近況如何? 雲英八月初生產， 是男是女? 我父母是否都平安? 你有他們的消息嗎? 若有， 懇請來信相告。同時若逢親人返台也請幫我捎個口信回家。… <text:line-break/>這封信不知你能否收到，就不多寫了，等下封信再長談吧！回想四個月前我倆還在礁溪飯店，飲酒高歌，促膝長談，而今已天各一方，不知何日方能再相逢！盼望你的回音，…。」 <text:line-break/>能獲悉我表弟還活在人世的消息當然非常振奮，當時正忙著準備日本醫師國家考試， 但還是抽空很快的就寫了回信， 鼓勵他並希望他能夠實現自己的理想，不過這次的行動實在超乎我所能理解的範圍，所以在回信上提到，我是希望兩岸能維持現狀，雖然不贊成臺獨但也反對現況下的中國統一，因為兩者都只會帶給臺灣人民更多的不幸。 <text:line-break/><text:line-break/>圖4，抵達中國大陸後的林毅夫，寫信給在日本的作者報平安。（李建興提供） <text:line-break/>收到了我的回音，翌年3月林毅夫的第二封來信是長篇大論， <text:line-break/>「建興兄：臨別之際，未及問你將來在東京的位址，因此上封信僅以姑且試之的心情投寄，真沒有想到竟能接到你的回音，轉眼離家已近一載，雖説男兒志在四方，不能眷念兒女私情，而忘卻肩上的責任，但是思鄉之情卻是隨著日月的增長而加深。捧讀來信之際，真讓我深深的體會到了『家書抵萬金』之心情。」 <text:line-break/>首先他說明瞭兩岸間發生了這樣的大事件為何沒有被發布出來， <text:line-break/>「回國以後， 原想儘速給家裡捎個消息， 但顧及親友的安全， 故不敢莽撞從事。我的回國對台灣當局來說， 當然是一件很難堪的事情， 而我在台的知名度， 更給了大陸一個很好的宣傳機會， 但為了在台親友的安全， 經我的要求， 組織終於同意只要台灣當局， 不對我的家屬和親友採取迫害行動， 這邊也就不以我的回國做文章。」 <text:line-break/>之後他敘述了當時大陸經濟的落後情況，不過還是充滿著信心， <text:line-break/>「在大陸這段時間，経過組織的安排，我參観了許多地方，雖然総得來説，大陸在經濟建設方面還相當落後，人民的生活水準也還很低，但基本上每個人是可以吃得飽，穿得暖的，這在中國五千年的歷史上，不能不説是一項突出的成就，在社會主義建設上，中國應該有更高的成就，但是十年文化大革命的混亂，使整個中國的經濟瀕臨崩潰的邊緣。現在中國從上到下正在実事求是地檢討建國三十年的經驗， 從中吸取教訓， 以便為現代化的中國之建設而努力。自從四人幇倒臺以後，整個大陸正在以一個飛耀的速度向前進步，人民充滿朝氣和信心。我深深的相信，中華民族是有希望，有前途的。而做為一個中國人，是值得驕傲，是可以抬頭挺胸昂立於世界之上的。」 <text:line-break/>接著他闡述了文首的那一段抱負，並且對我的台灣前途看法做了反駁， <text:line-break/>「臺灣的未來，現在正處於十字路口，長期維持那種妾身未明的身份，對臺灣一千七百萬同胞來説，並非終久之計，因此何去何從，我輩應該發揮應盡的影響力。正如你來信所說，臺灣不該獨立，更不因該再次淪為次殖民地，那麽臺灣應該往何處去，這個問題長久以來，一直是我心中思索的主題。基於對文化，歷史，政治，經濟和軍事的認識，我覺得回歸祖國是歷史的必然，也是最佳的選擇方案。做為一個臺灣人，我深愛這塊生我，養我的地方，我願為它的繁榮，幸福奉獻一生的精力；但是做為一個中國人，我覺得臺灣除了是臺灣人的臺灣之外，臺灣還應該對中國的歷史發揮更大的貢獻。長期的分裂，對大陸不利，對臺灣不利，對整個中國的歷史更不利。因此如何在不損害臺灣人民利益的前提下，促使中國早日再度統一，是我輩有志青年無以旁貸的責任。…」 <text:line-break/>接下去他提到了為何要去從事經濟研究，「當然如何才能不降低臺灣人民的生活水準，不改變臺灣人民的生活方式，是一件非常複雜的問題，而我覚得將來臺灣統一以後，最主要的工作還是經濟方面；因此目前我準備再以三年的時間，對經濟理論問題再好好下一番功夫。…」 <text:line-break/>林毅夫最擔心的還是家裏的情況，最後寫到「上次在佳佳餐廳，我原有意將雲英，小龍，小麟托你照顧，而如今你已離開臺灣。雲英一個女子要扶養二個孩子，其艱辛可想而知，小龍已經三歲，正是最需要父親的時候，但卻只能和他母親相依為命，小麟出生，連跟父親見面的機會都沒有，我母多病，我未能盡人子之孝道，對於他們我實在有說不盡的抱歉，但願團圓之日早日來臨。…」 <text:line-break/>（三）豪情壯志的激發 <text:line-break/>在往後將近三年的書信往返中，林毅夫會報告自己的近況以及在大陸的所見所聞。 <text:line-break/>「為了使我能更深入瞭解祖國的実際狀況，組織安排我八月一日起到南京，蘇州，上海，杭州，黃山，廈門等地參観旅行一個月。“江山如此多驕，風景這邊獨好”看到祖國壯麗的山河，實在能夠激發一個人的豪情壯志。記得我倆小的時候經常盼望能夠結伴共遊神州，希望這個夢想在不久的將來即能實現。」 　 <text:line-break/><text:line-break/>圖5，林毅夫攝於南京長江大橋。（李建興提供） <text:line-break/>另一封信，「現在暑假已經結束弟又回到學校，這個假期暢遊了嚮往已久的南京，黃山，蘇州，上海，泉州，廈門等地。這些地名在我們高初中的地理課裡均已學過，但非身歷其境，實難想像其美。以前看國畫時，總覺得那是出於畫家的藝術想像，但看了黃山的奇松，怪石，巧雲以後，才覺得畫中所表現的只有不及而無過之。其他各地亦均風景如畫。古人云『行萬裡路讀萬卷書』實良有此也。經過此番遊歷，更発讓弟覚得祖國的偉大和前途的不可限量。」　　　 <text:line-break/><text:line-break/>圖6，林毅夫攝於揚州瘦西湖。（李建興提供） <text:line-break/>他封信，「國內目前正在審判四人幫，…這次審判我覺得其意義遠超過給予王江張姚等人應得的懲罰。中國在歷史上一向強調人治而輕視法治，結果就使政治的清濁和國家的興衰，維繫在官僚所屬普遍的道德覺悟上，固然我們不容否認歷朝歷代都有許多清官為保護人民的利益而不惜和周遭的惡勢力相搏鬥，但是如果沒有豐富的物質做基礎，這種普遍的道德覺悟是很難得到保證的。結果人治只給了少數當權者為所欲為的方便，下屬的民眾則處於毫無保障的地位。這次審判表明了中國已認清這個歷史病根，而且以極大的決心和魄力來促使中國從人治向法治轉變。 <text:line-break/>另外還有一件事，我想它在中國的歷史上也將是歷史的轉折點和里程碑，不過你在日本也許感受不到，那就是縣一級人民代表的選舉。解放前中國是有過選舉的，但那樣的選舉總是控制在少數官僚，買辦地主階級的手中，談不上是真的民主，而解放後這是第一次真的直接民選。要使中國成為一個現代化的強國，那麼就必須使十億人民的潛力都得到發揮，而民主是實現這一點的重要關鍵之一。但民主也需要有一段學習的過程，想起中國有五千年封建統治的歷史，而目前還有80%的人口生存在農村，可想而知民主並不是一蹴可及的。所以這次選舉雖只在縣人民代表以下的層次舉行，其對教育群眾的意義來說，其重要性是不容忽視的。我想經過一段時間之後民主的觀念和要求會深植在人心之中。…在北大的學生中要選出二位代表，結果有三十多人出來競選，他們透過演講，答辯，大字報等方式和選民做充分的接觸，雖然這些選舉人大多只有二十多歲，可是他們所談的問題範圍之廣和思索之深，確實很令我感到自嘆不如，從這批年青的候選人的思想和熱情中，我看到了中國美麗的前景和希望。」 <text:line-break/>（四）新天地新學習 <text:line-break/>林毅夫在他的第二封來信裡，已說明瞭自己為何要去從事經濟研究，因此要求當局能讓他進入北京大學經濟系就讀，在他的來信裡面也談到了自己的學習情況。 <text:line-break/>「弟回國轉眼已逾一年， 通過一年來的參觀， 學習， 使我對祖國的一切有了更深一層的瞭解。三十年來， 祖國在社會主義建設上雖幾經極左思潮的破壞， 然而還是有許多足得驕傲自豪的成就， 尤其弟回國這一年， 正逢祖國把一切注意力集中到社會主義四個現代化建設的道路路上來， 因此雖僅短短的一年， 但無論在物質生活， 經濟建設或文化教育上都有許多可喜的進步。今天的大陸就像歷盡嚴冬的大地， 到處充滿著生命力。…我想我們可以驕傲地說：昏睡一百多年以後， 中國已經重新站立起來了！ <text:line-break/>然而無可諱言的， 由於五千年的歷史包袱和三十年的封閉， 祖國在科學， 教育， 經濟， 社會建設上， 仍然和先進國家有一段很長的差距。不過這正是我們這一代青年人貢獻智慧和發揮長才的大好園地! 希望在不久的將來， 我們就能夠如同往日一樣， 再度比肩攜手並進於祖國現代化建設的大道上。 <text:line-break/>目前我正在研究經濟問題，祖國已在前些日子公佈了學位法，因此等你拿到學位時，弟大概又可以獲得另一學位。但這不是最重要的，祖國正在為社會主義建設摸索一條適合中國實際情況的道路！弟希望能夠將過去所學，結合馬列主義的普遍真理和中國的具體實踐，為祖國的建設奉獻一點綿薄之力。同時也為將來台灣統一後的社會主義改造， 探索一條最有利於祖國和台灣1700萬同胞的道路。」 <text:line-break/>另一封信，「現在學習又將結束，轉眼在北大的學習僅剩一年。這兩年的收穫是很大的。現在我已能掌握歷史唯物主義和唯物辨證法等理論武器，並準備由此理論為前導，結合中國的實際狀況研究一些現實的經濟問題.希望我的研究不僅能給我個人帶來一個學位，同時，對祖國的建設也能夠有所助益。」 <text:line-break/>他封信，「學校已經開學，暑假為了完成兩篇論文，寸步未離校園，現在文章已經完稿，接下來就要開始撰寫畢業論文，到明年，在北大的三年學習就將結束.這段時間對我來講是夠寶貴的了，它加深了我對歷史的認識，也加強了我對祖國的信心，它使我基本掌握歷史唯物主義的觀點，懂得如何觀察社會的現象，也使我初步學會辯證唯物主義的方法，知道怎樣分析事物的變化.人生難得有幾個三年的學習時間，而這三年我的收穫竟是這麼豐碩。你在東大的學習也同樣是進入了第三個年頭了， 收獲也一定很大吧!！」 <text:line-break/>經過十年文化大革命的破壞後中國開始走改革開放的路線，1979年諾貝爾經濟學獎得主的芝加哥大學名譽退休教授舒爾茨(T.W.Schultz)，於1981年被邀請到北大演講，我表弟臨時充當翻譯工作，那位教授欣賞他的才華邀請他到芝加哥大學去做研究， 並提供全額獎學金，結果林毅夫到大陸才不到三年的時間，在1982年4月就能到美國深造。當然， 能夠這樣的順利除了自己的努力之外， 還必須在各方面能獲得當局的肯定與信任， 到了美國後的來信也提到「…大陸方面相當尊重我個人的意志， 因此送我到北大經濟系學習， 而這次再到美國來深造， 固然是一個偶然的機遇， 但基本上， 還是遵循著這條指導原則。」 <text:line-break/>後來的一封信寫道「芝大經濟系是美國最有名的經濟系之一，功課要求很嚴，競爭壓力特重，每年招收70名左右研究生，但能畢業的只有15名左右，…目前我的狀況還可以，希望能為中國人爭一口氣。」 <text:line-break/>（五）懷鄉思親 <text:line-break/>1980年春天在一返鄉的機會裏，我將林毅夫已在大陸的事實告知了他的家人，因為身邊沒有帶任何證物開始大家都還不太相信，尤其是我舅媽認為那只是在安慰她的媳婦而已。陳雲英交給了我一張她與兩位幼兒的合照，返回東京後很快的就把它寄給了我表弟，他的回信是「很高興您能幫我寄來雲英和小龍，小麟的照片，並告知家中一切平安的消息，對一個離鄉背井的遊子來説，這是最彌足珍貴的了。照片中的雲英顯得有點憔悴，這些日子也實在夠她辛苦了。唯信中未提及我父母的近況，他們也都平安嗎？」 <text:line-break/>隨著時間的經過，林毅夫的思鄉之情與對家人愧疚之心似乎越來越濃，幾乎在每封信裡都會吐露心聲，「離鄉一年，思鄉之情與日俱深，每讀李白：“誰家玉笛暗飛聲，散入春風滿洛城，此夜曲中聞折柳，何人不起故園情”之句，輒潸然淚下。這一年來家中不知起了多少變化，我父母是否還健康？雲英是否還像過去那麽堅強？小龍，小麟都很可愛吧？家中經濟狀況若何？想兄必已度假歸來，君自故鄉來，應知故鄉事，家中近況如何，急盼來信告知！」 <text:line-break/>另一封信，「12日是小龍的生日，已經4整歲了，大概已經長得很高很大。記得我還在金門時，他成天跟他媽媽吵著要爸爸，現在是否還這樣？如果是一定使雲英很傷心。小麟也一歲多了，應該已是很逗人。短期間和他們是不可能再團聚，希望他們都能生活得很好。」 <text:line-break/>他封信，「最令我擔心的還是家裏的情形，父母都已上了年紀，尤其我媽一向多病，現在是否還安康？對雲英，小龍，小麟更是有愧於心，不知他們最近的生活過得如何？我想10年20年內是很難和他們再見面了。雲英現在的想法是怎樣呢？當然像王寳釧那樣苦守寒窗十八載，以後一家團圓是一個很感人的悲喜劇，可是對一個女人來説，這未免太殘酷了。…」 <text:line-break/>再一封，「時光過得真快，今天又是中秋節了。古人說『每逢佳節倍思親』，您今天的心情大概也跟我一樣吧!秋天的北京是最美的了，酷暑早已過去，天氣清涼宜人;雖然沒有春天的繁花似錦，但是，早黃的銀杏，剛紅的丹楓，襯托著處處翠綠，也把大地點綴得五彩繽紛。長期生活在亞熱帶的人是領略不到四時變化的美的。到北京來已經是第三個秋天了，可是，北京的秋天給人的印象永遠是那麼新鮮。東京的緯度和北京相當，異國的秋天也一樣令人不禁懷鄉思親吧?!記得高中的國文課本中有一首唐詩，『懷君屬秋夜，散步詠涼天，空山松子落，幽人應未眠』，今夜，對著當空明月，您是否也是久久難眠? 」 <text:line-break/>到了美國後的來信寫到「『為大事者，不顧家』，當初我是抱著這種心情離開的，但是，三年多來對於家中的老母，嬌妻，幼子及兄弟，姊妹，親戚，朋友，我還總是縈縈於懷不敢或忘。在短期內回台灣和家人團聚，讓他們分享我的成功和失敗是不可能的，但在我力所及的範圍內，我一定要為他們做些事情。對於小龍和小曦我也要盡力負起為人之父所應盡的責任。對于雲英的感懷，我也未嘗淡忘，如果她能到美國來夫妻團聚， 即是上上之策，如果不能，我想與其要她守活寡，不如讓她改嫁來得合人情一點。希望她能體會我這點心意。」 <text:line-break/>經過我的轉達，在宜蘭的陳雲英知道這是從天上掉下來的機會，問題是台灣方面能否放人，她先參加了來日本旅遊的旅行團刺探能否出國，成功後就充滿了希望開始補託福申請學校，在1983年1月終於能赴美尋夫。夫妻兩人在美國戲劇性的團聚後， 才把留在台灣的孩子一個一個接過去， 雖然說只是4年而不是想像中的10年、20年的離別， 但對一個家庭來講那已經是夠長的了! 其間的辛酸與煎熬是不言可喻。過了不久雲英寄來了一家人在美國樂融融的團圓照。 <text:line-break/><text:line-break/>圖7，1983年，林毅夫一家終於在美國團圓。（李建興提供） <text:line-break/>（六）兄弟間的高牆 <text:line-break/>很遺憾的是在這段書信往返期間，我倆兄弟間的感情是發生了很大的變化，這也難怪，因為倆人所走的路實在是越離越遠，一位是現實的，隨機應變，朝先進國家日本；另一位是理想的，堅持己念，往落後地區中國大陸去發展。倆人在信上為臺灣的前途問題辯論不休，我表弟來信寫到「建興兄：…時間過得真快，記得第一次接到您的來信是去年的除夕，轉眼除夕又快到了。按照我們家鄉的演算法我過了年就是30歲了，但閉起眼睛來，我還可以清晰地記起，在美英（我姊姊）剛結婚時所租的中山路那個房子二樓的小客廳裏，我倆高談闊論的情形，那大概已是16，7年前的往事了，和那時相比，我的想法竟然沒有多大的變化，不知是執著，還是沒長進！ <text:line-break/>回國已快二年了，我還堅信我的看法是正確的，祖國的富強是我們所應該追求的最高目標，雖然國內在許多方面還很落後，但是960平方公里的土地，和10億人口，其潛力是巨大的，只要方向正確，政治穩定，很快就可以站得起來。… <text:line-break/>如今已屆而立之年了，套用胡適講過的一句話『作了過江老卒，只有勇往直前』為了理想的實現，我會盡我的最大努力。」 <text:line-break/>除了對臺灣前途意見相左以外，我總懷疑以他當時的學歷， 背景，又不願被政治利用的同時，在那茫茫大地單靠一個人的奮鬥，到底能發揮什麽作用呢？簡直就像唐吉訶德想去完成那不可能實現的夢， 有一陣子我倆弄得很尷尬到不知如何提筆的程度。 <text:line-break/>我表弟到美國後的第一封來信，「建興兄：弟來美國已是四個多月，幾次提筆想寫封信和你談談，總不知從何談起而作罷。而你似乎也是欲言還休，這種沉默的僵局總要有人打破，因此，就讓我來談談吧！ 我倆從小同穿一條褲子長大，你我之間的感情是超乎我們之間的親情和一般的友情。每當我心灰意冷或是志得意滿，想找個共醉一場的時候，第一個浮現我心底的人總是你。我心目中你是最瞭解我的人，也是我最可依賴的朋友。然而時間和空間的距離，似乎已在我們的心中築起一堵厚厚的高牆，使我們都難於再像過去那樣無所不談。當然我們都不可能停留在讀小學的思想狀態，把一切社會上不公平的現象簡單地歸咎於國民黨的統治。人總是在變的，一個人的思想也是應該隨著經驗的不斷積累而逐漸成熟，然我們的變化似乎是朝著不同的方向而發展。不過我相信我們的動脈是相同的，我們的內心對生我們，養我們的地方都懷有深厚的感情和強烈的責任感。因此，我們沒有自我疏遠的理由，只要我們能有機會再開誠佈公地談談，我們都會發現我們的共同點是多於不同點，我們的目標是殊途同歸。 <text:line-break/>三年前，我拋妻別子離開家鄉，回到大陸，並不是出自一時的衝動，而是經過長久的思索和周密的計劃，這一點你應該可以想像得到的。從我選擇進入官校以後，我的內心就一直存在著一個不解的矛盾，一方面，我是一個臺灣人，因此，我希望為臺灣的政治地位而奮鬥；一方面，我又覺得自己是一個中國人，因此，我也不斷憧憬著中國的強大。對於個人來説，只要我在蔣軍中堅持下去，飛黃騰達並非不可及之物。但內心這個衝突，卻永遠得不到解決。所以，回歸是我解決這個矛盾的唯一出路。……」 <text:line-break/>最後的來信寫到「我倆現在的觀點是稍有不同，但我想共同點還是多於不同點，不論統一與否總應以臺灣1700萬同胞的利益為出發點。因期末考在即，未能多寫，等寒假時再詳談。」 <text:line-break/><text:line-break/>圖8，林毅夫赴美後給作者的信函。（李建興提供） <text:line-break/>（七）東京的再會 <text:line-break/>1986年， 林毅夫在完成芝大的學業後第一次來到東京，相隔七年的再會我們似乎忘掉了彼此間的爭執，徹夜暢談中仿佛回到了少年時光，或許有些是幸運吧!我開始相信他的所做所為是理智的。我表弟本來有考慮來東京大學做一年間的後博士課程研究， 不過實在沒有他所想學的， 所以選擇去了耶魯大學；不然的話， 兄弟間有較長的溝通時間， 或許我能提早理解他的研究將會對日後中國經濟發展所做的貢獻。 <text:line-break/>還有，在這次的見面我發現他有驚人的記憶力，不僅精通中國歷史，對日本歷史也很熟悉。泉嶽寺在我家附近，裡面有淺野長矩及赤穗義士之墓，是日本國定史跡，歷史事件是發生在江戶時代的1702年12月14日，四十幾位義士為一年前主君淺野的含冤而死報仇，殺死仇家， 以其首級祭祀亡主英靈， 雖然是一忠義之舉， 還是被當時的德川幕府判決全員要切腹， 後屍身陪葬主君於泉嶽寺。每當臺灣的親朋來訪，我都會帶他們去泉嶽寺參觀並作簡單的介紹，讓我驚訝的是我表弟竟然比我更熟悉那段歷史，反而是他在作講解，連義士的人數應該是46位而不是47位元等細節部分，都能記得清清楚楚。不用說， 當年他到大陸各地旅遊的時候，也是同樣的情形吧! <text:line-break/><text:line-break/>圖9，1988年林毅夫與作者的母親和孩子。（李建興提供） <text:line-break/>當時我表弟在美國已有工作並有相當的收入，我曾經建議不如就留在美國繼續發展算了，不過他還是沒有改變要為中國奉獻的初衷，翌年，在耶魯大學研究後就舉家返回中國大陸，任職國務院農村發展研究中心發展研究所副所長。他還在國外的大學兼任客座教授， 出國的機會很多， 每路過東京順道來訪， 在歡談中看來一切都相當稱心如意。 <text:line-break/>沒料到1989年爆發天安門事件，中國大陸似乎又要返回到那暗黑的時代，我表弟聽説也遭到了一些麻煩，有一陣子無法出國，還好中國的改革開放政策沒有改變，不久就能復出，2，3年後又有機會來到東京，他看來是有點疲憊。上世紀80年代是日本經濟的巔峰，我對我表弟說「你看！日本是這麽的繁榮，社會是這麽的有秩序，人民又是這麽的勤奮，中國怎麽能跟人家比呢？」，他不服氣的回答說「八，九十年前，有一位歐美作家在書上描寫當時日本工廠的情況，工人是那麽的骯髒與懶散，談到這個國家怎麽會有前途呢？」，就是這樣他對中國的未來總是抱著無窮的信心與希望。 <text:line-break/>（八）中國的奇蹟 <text:line-break/>中國大陸在改革開放初期的上世紀80年代，經濟狀況還相當的不穩定，市場經濟的部分導入是刺激了經濟成長，不過因為過度通貨膨脹的關係，卻造成了社會的不安與混亂；政府不得不改弦易轍，又恢復到原來的計劃經濟，而此政策又讓激發起來的經濟成長變得死氣沉沉。決策當局不斷的遊走在市場經濟或是計劃經濟的困境中，而市場經濟所導致的社會不安與混亂則是越來越嚴重，天安門事件也就是在這背景下發生的，西方媒體包括日本在內評論中國經濟混亂的原因，不是市場經濟的導入不徹底，就是社會制度的不合適。 <text:line-break/>從1988年，林毅夫的團隊就開始研究這「一活就亂，一亂就收，一收就死」的原因，發現這個亂象並不是如外界所指責的那樣，而是發展戰略出了問題。中國大陸向來的經濟策略，就像其他許多開發中國家，是優先發展資本集中的重工業，在國家資金不足的情形下，整個產業結構與價格機制不得不被扭曲，在此狀況下的市場開放無疑的造成了社會混亂。林毅夫指出，只要改變發展戰略一切問題就可迎刃而解，以亞洲四小龍（臺灣，韓國，香港，新加坡）的經濟成功為例，即應優先發展勞力集中的輕工業，以「比較優勢戰略」取代「超越戰略」，中國經濟就能長期的穩定發展。他的經濟理論被決策當局所採納，果然如他所預測，1992年後的中國經濟，不但能長期維持高度成長成為世界工廠，之前的那種「活-亂」現象也奇跡似的不再發生了。 <text:line-break/>1994年出版的『中國的奇蹟：發展戰略與經濟改革』一書被翻譯成多種語言暢銷世界各國，當年他送給我一日譯本，我還半開玩笑的問到這本書的賞味期限有多久，我表弟回答說4，5年沒問題吧！如今已逾20年，那本書的許多主張都還是今日中國大陸的經濟指南。還有，他關於中國農村、農民、農業等「三農」問題的研究，也受到當局的青睞，林毅夫一躍成為中國經濟界的大紅人。1994年他創立北京大學中國經濟研究中心，2008年被升格為北京大學國家發展研究院，現在還繼續地站在自己的崗位上，夙夜匪懈的為中國經濟發展在做研究。 <text:line-break/><text:line-break/>圖10 ，1998年林毅夫在北大校園。（李建興提供） <text:line-break/>（九）走向世界 <text:line-break/>隨著中國經濟的快速成長，林毅夫在國際經濟界的地位也扶搖直上，2005年他接受英國劍橋大學的邀請，在2007年登上國際經濟學界最高峰的講壇―馬歇爾講座，該講座被稱為諾貝爾經濟學獎的登龍門。他的演講內容後來被整理成書『經濟發展與轉型：思潮，戰略和自生能力』，由英國劍橋大學出版社出版，創下該出版社的紀錄， 共有5位諾貝爾得獎者寫推薦文， 其中之一的推薦文是「林不僅影響了中國政府和企業界的思想，而且影響了美國與西歐的經濟分析」。由於他的學術成就，而榮膺英國科學院外籍院士和開發中國家科學院院士， 並且獲得歐美等海外10個大學的榮譽博士學位。 <text:line-break/>2008年，世界銀行任命林毅夫為世行的高級副行長兼首席經濟學家，這是被認為經濟學家在國際上的最高職位，歷來均由先進國家的大師級經濟學家擔任，連當時還是世界第二位經濟大國的日本，他們的經濟學者也從來沒有過這樣的榮譽， 這消息在日本也有相當大的報導。世界銀行的夢想是致力於一個沒有貧困的世界，我表弟的任命毫無疑問的是想利用他在中國的經驗，也能應用於世界其他開發中國家，幫忙解決這些國家的貧窮問題。林毅夫的角色儼然從中囯走向世界，他必須和來自各個開發中國家與先進國家的優秀經濟學家， 及政府領導人做對面的直接交流。 <text:line-break/>針對歷來的經濟學是以先進國家的構造為藍圖，林毅夫立足於他20多年來的研究成果， 從2009年開始倡導他所定名的「新結構經濟學」，是主張根據各個國家的發展程度，從開發中國家有什麽（也就是要素稟賦），和能做好什麽（也就是比較優勢）著手推動一個國家的發展。2011年他正式在耶魯大學著名的庫茲涅茨年度講座上發表， 2012年在世行任期結束前，以『新結構經濟學：反思經濟發展與政策的理論框架』一書由世界銀行出版社出版，書的推薦文之一寫到「世界銀行一直致力於實現一個沒有貧困的世界。在這部傑出的著作中，其首席經濟學家林毅夫設立了一個讓這個夢想成為現實的經濟路線圖。…」。這本書的價值， 如同他的1994年著書『中國的奇蹟：發展戰略與經濟改革』所激發起的中國經濟的高度成長， 也將會帶動世界其他開發中國家的經濟騰飛。 <text:line-break/><text:line-break/>圖11，2017年8月作者在北大林毅夫的辦公室。（李建興提供） <text:line-break/>雖已屆退休年齡，2015年年底林毅夫又在北京大學成立新結構經濟學研究中心，推動新結構經濟學研究的深化，傳播和運用，並擔任2016年才成立的南南合作與發展學院的院長。去年他與塞勒斯汀<text:span text:style-name="T2">・</text:span>孟加教授合著的一本書『戰勝命運－跨越貧困陷阱 創造經濟奇蹟』，是為非洲等發展中國家精心的勾畫了一通往繁榮的實用路線圖。有3位諾貝爾經濟學得獎者寫了推薦文， 其中之一寫道「這部力作為廣大發展中國家帶來了令人振奮的消息。一個國家不需要發展到相當程度才能實現經濟增長， 以色列對內蓋夫沙漠的開發和馬裡生機勃勃的芒果業就是最好的證明。歷史上也不乏關於經濟在教育貧乏和基礎設施薄弱的情況下實現起飛和持續增長的鮮活例證。」 <text:line-break/>（十）結語 <text:line-break/>回想半世紀前當我們還是中學生的時候，我表弟就有大志，想要為積貧積弱的中國做一番轟功偉業， 當時想像他未來的職業不是軍人就是政治家，我猜他也是抱著同樣的念頭吧！才會有日後的投筆從戎之舉。實在不敢相信今天竟然是以一位世界馳名的經濟學家，不僅對中國大陸，對整個世界的經濟發展也都做了莫大的貢獻。他的足跡已走遍了世界各角落，且特別樂意到那些需要他幫忙的地方，比如非洲等開發中的國家；遺憾的是卻還不能回到生他、養他的故鄉台灣去奉獻自己。 <text:line-break/>1979年5月16日的事件尚未解套，然而沒有那一天的決行就沒有今日的林毅夫，為了理想的實現，在不知何日才能再相見的情況下，那天晚上他要拋妻別子，要離開老父老母與親朋們，要離鄉背井去那更貧困的地方，要在黑夜裏冒著生命危險游泳到敵岸。時代是在改變，兩岸間雖然還有相當大的對抗意識，但比起半年世紀前的敵意是降低了許多，人民間已可以自由往來交流，如果處在今日當年的事件就不可能發生。臺灣人民的意識形態是有相當大的變化， 但是事件至今已將近40年，我表弟是否能回到他魂牽夢縈的故鄉， 顯然已不是甚麼法律問題， 而是純粹的政治考量，看來只能期待兩岸間的緊張關係能有所改善罷了！</text:p>
      <text:p text:style-name="P2">鄭豐遠   |  2019.08.03 07:38   |   <text:a xlink:type="simple" xlink:href="http://palinfo.habago.org/Entry?Command=Information_PrintForum&amp;iPage=4#FORUM37734"><text:span text:style-name="T1">#</text:span></text:a></text:p>
      <text:p text:style-name="P4">學姐英明。以下是轉載自【婷婷看世界】臉書頁面 (https://tinyurl.com/yy75f27k)。香港如此，台灣亦如此。香港人和台灣人似乎缺乏一種重要的基本的生物屬性，那就是認清楚"我是誰"。拜英國和美日殖民所賜，幾代香港人和台灣人附帶享受了不同於同時代其他發展中國家的物質經濟水平，但絕大多數人就這麼硬生生在政治意識形態的洗腦下成為腦殘，忘了自己祖宗是誰，進而認賊作父、打壓迫害羞辱起自己祖宗和同胞來。生而為人，還有比這更可恥和悲哀的事嗎? 今天就算妳是別人的養女，在無盡的愛中平安長大成人，總有一天妳也要明白自己有個生母和生父，是他們讓妳誕生到了這個世界上，是他們賦與了妳生命。 <text:line-break/><text:line-break/>我相信，這樣的心理變態亂象，終有一天會成為過去。只是這集體治療的陣痛期，恐怕沒個二三十年是渡不過去的。在這段期間，作為一個心理正常的台灣人或香港人，恐怕是有的你受的了。 <text:line-break/><text:line-break/>這兩年無數次找機會去大陸"考察"或上網做功課，看有沒有什麼好的回歸 (台灣人叫"滾回") 祖國的方法。今年底可能又有機會去一趟，但我對"移民"回家愈來愈不抱希望，除了自身能力不足，大陸人對台灣人愈來愈敵視和歧視也是一個重要原因。 <text:line-break/><text:line-break/>一個數千年來都是世界文明中心的偉大文明，經歷了兩百年的巨大羞辱和苦難，如今迎來了幾乎可說是必然的一種復興，這種復興雖是歷史規律之必然，對一代人來說卻是也千載難逢之機運。這樣一種史詩般的民族振興，身為華人沒有躬逢其盛就算了，竟然還數典忘祖、認賊作父，打壓抹黑迫害起自己的同胞來了。對此我在心裡懷抱著強烈的恨，但這樣一種恨，或說這樣一種痛苦，恐怕除了同類，兩方的同胞都是無法理解的。 <text:line-break/><text:line-break/>已過不惑之年，但這五年來卻無時充滿了迷惘和困惑。我究竟該往何處去，我究竟該怎麼活，才對得起心中的那股恨? <text:line-break/><text:line-break/>-------------------------------------- <text:line-break/><text:line-break/>【問媽媽“能不能搬到內地住”的香港女生，發來這樣一封信】 <text:line-break/><text:line-break/>昨天采訪一位香港警嫂時，有一句話讓《環球時報》記者感慨至深。香港警嫂May說，最近激進示威者對警察的攻擊蔓延到警察親屬的身上，“7月份立法會受沖擊後，上大學的女兒一天深夜給我發短信說，媽媽，我們能不能搬到內地住？這裏太可怕了。” <text:line-break/><text:line-break/>今天，這位警嫂又交給我們女兒最近寫的一封信。 <text:line-break/><text:line-break/>她告訴記者，19歲的女兒6月底在學校論壇上匿名發布了這封信。在信中，女兒首先反駁了激進示威者打著“和平示威”的幌子進行暴力沖擊，並指責他們用尖頭鐵枝，磚塊等襲擊執法的警察。 <text:line-break/><text:line-break/>她還在信中批評了示威者對國家的抹黑。她說，很多人從來沒有去過內地，對中國的發展幾乎沒有任何認識。“一個十三億多人口的大國家要發展不是像妳們玩遊戲機隨便按幾個鍵就能完成的。” <text:line-break/><text:line-break/>她說，很多人對內地的印象還留在幾十年前。“妳們可否與時俱進？”不要整天覺得人家不跟妳一個陣營就是一頭“港豬”就是“五毛”。不要認為妳們能代表大部分人的意見。 <text:line-break/><text:line-break/>發表這封信後，她同時也把它發給了她媽媽。May告訴《環球時報》記者，她看了這封信之後，覺得非常安慰，“我對女兒很放心了，覺得她真的長大了，懂事了。” <text:line-break/><text:line-break/>以下是May的女兒信件摘錄： <text:line-break/><text:line-break/>其實一直不想出聲，但看到這個secret變成妳們全是對的，其他人就是錯的就真是很生氣。妳們的新聞就永遠是真的，別人在網上看到的直播就是假的。 <text:line-break/><text:line-break/>他們示威者用的鐵棍，不只是用來砸人的，而是有人用來插人的!鐵棍的頭還要削尖，一樣可以用來殺人的! <text:line-break/><text:line-break/>一開始前線的警員很多都沒有全面的防護，有很多片段顯示並不是每個警察都穿了防彈背心。所以不要再“美言”妳們用的“平民用品”不是致命武器了! <text:line-break/><text:line-break/>用磚頭砸，即使有頭盔一樣會死人的，所以如果妳們規規矩矩，警察會無緣無故搞妳嗎？是有人打警察扔東西在先。不只是扔水瓶子和頭盔，難道妳們一定要弄死一名警察才肯承認自己用的是致命武器嗎？ <text:line-break/><text:line-break/>那用妳們自己的道理說，警察“開槍”(打橡皮子彈，編者註)妳們有死人嗎？而且大家知不知道，無論妳有沒有沖擊，只要妳在非法集會的範圍內，警察勸退妳，且再三警告妳，妳又不走，那肯定會記妳有份參與了，可以直接拘捕妳，結果妳們又無緣無故要警察放什麽人呢？ <text:line-break/><text:line-break/>不要說誰砸磚頭就優先抓誰，妳不砸就可以不用被抓，一個兩個戴著口罩和帽子，難道妳要警察一個個辨認後再抓嗎？ <text:line-break/><text:line-break/>整天說警察用暴力武器，那是要取決於妳們有什麽準備嘛。要是用的東西對妳們沒什麽影響，那還叫驅散嗎？還叫清場嗎？ <text:line-break/><text:line-break/>整天說以前(警察，編者註)沒這麽多催淚彈，沒有那麽暴力，那以前的示威者又何曾帶這麽多裝備呢？以前警察用普普通通的胡椒噴霧就可以驅散人群，但現在妳們都戴著口罩和護目鏡，難道還用胡椒噴霧慢慢噴妳嗎？ <text:line-break/><text:line-break/>一扔催淚彈過去就有人把它澆滅，不扔多幾個難道等妳們逐一澆滅嗎？扔了這麽多還不走，不打妳橡膠子彈那怎麽驅散？妳們要警察動之以情跪下來求妳們走才對咯？ <text:line-break/><text:line-break/>再說要求提供警員的電話，人家內部紀律處分，妳又不信，難道要人家給妳電話起底公審騷擾人家全家嗎？個個都說警察戴著面罩認不出，那妳們又何嘗不是呢？個個都包得看不清，破壞警署又要遮蓋閉路電視又不給警察錄像，又要耍威風又要戴頭盔。妳們這麽正義為什麽要遮頭遮臉鬼鬼祟祟的？還說有很多外國聲援妳們。 <text:line-break/><text:line-break/>妳們一直“反送中”，沒人阻止妳們，明白妳們有自己的擔憂，但這不代表妳可以強迫別人跟妳一起去“反送中”，不跟妳一起反，就罵別人是“港豬”和“五毛”。 <text:line-break/><text:line-break/>整天說我們在ff(幻想，編者註)妳們有外國勢力，我沒說過妳們收了錢，但是那些主導者收了錢有很奇怪嗎？幾次大型示威之前，永遠都那麽碰巧會有幾個泛民(反對派)議員或反對派一起去美國的，可能是巧合吧，每次示威之前都一定要去美國放松一下？那我希望下次那些議員避嫌，別每次都去美國玩再回香港搞事情。 <text:line-break/><text:line-break/>原本一個修訂逃犯條例，演變成了國際要制裁中國，根本就是變質成了反中國的遊行。妳們這麽憎恨中國，不承認自己是中國的一份子，那麽我希望大家剪壞妳們的護照身份證和回鄉證，這些證件上面全部都寫明是中國香港，有本事的話扔掉這些證件吧。 <text:line-break/><text:line-break/>天天說中國人的素質有多差，香港人真的自我感覺良好，覺得自己很高素質。說A國家B國家不歡迎中國人是因為中國人素質低，香港人其實也沒有好到哪裏去。就說說大家都喜歡的日本人吧，他們很多商鋪在網上寫不歡迎中國人也包括不喜歡香港人，但是中國人起碼錢多消費多，貢獻了很大的旅遊業收益，人家才不會不讓中國人進商鋪呢! <text:line-break/><text:line-break/>有些人又天天說幾十年前家裏的長輩是如何偷渡過來香港，逃離中國管治之類的。妳們也說了，是幾十年前的事情，有好多老人家的兄弟姐妹在內地也發展得很好啊，有一棟樓呢，生活不用愁，不用後悔當初沒有偷渡到香港。 <text:line-break/><text:line-break/>內地越來越多大學排名比香港的大學高，越來越多的國外公司邀請中國人去幫忙，國外的醫院也請中國醫生去協助研究、去交流。 <text:line-break/><text:line-break/>妳們就說以前他們的毒奶粉和地溝油怎麽不好，都十年過去了，現在還有沒有出現過這麽大的問題？ <text:line-break/><text:line-break/>人會進步，國家也一樣會進步。一個13億人口的國家由以前落後饑荒的狀態，短短幾十年進步到大國之一，妳以為這是玩遊戲按幾下就可以改善國家的嗎？以前有腐敗，現在也正在打擊，拘捕了好多貪官。以前貧窮，現在不同的地區慢慢地也開始富起來了。大家還停留在以前中國是很差的印象，妳們是否能與時俱進。人做錯了尚且會改，更何況是一個國家。 <text:line-break/><text:line-break/>然後有些評論又會叫人滾回大陸，不然就爆粗問候全家。現在回到香港都只會覺得作為香港人是多麽卑微，自己很多方面都沒人家那麽厲害。 <text:line-break/><text:line-break/>究竟妳們這些“英雄們”的自我感覺良好完結了嗎？不要整天覺得人家不跟妳一個陣營就是一頭“港豬”就是“五毛”，不要覺得妳們代表了大部人的意見，聲稱什麽都要幫香港市民爭取。事實上有很多香港人都不需要妳們這麽“熱心”，妳只要一天還留在香港、拿著香港護照和身份證，妳就不能否認妳是中國的一份子。香港已經回歸了，這麽喜歡外國的話妳就不要留在香港了，因為現在的香港終究是中國香港，而不是妳們要的港英政府。</text:p>
      <text:p text:style-name="P2">陳真   |  2019.08.03 03:05   |   <text:a xlink:type="simple" xlink:href="http://palinfo.habago.org/Entry?Command=Information_PrintForum&amp;iPage=4#FORUM37733"><text:span text:style-name="T1">#</text:span></text:a></text:p>
      <text:p text:style-name="P3">卡韓政變 (133)：民進黨把台灣人當白痴 <text:line-break/><text:line-break/><text:line-break/>陳真 2019. 08. 03. <text:line-break/><text:line-break/><text:line-break/>蔡英文於今年7月 13日出訪「友邦」海地共和國，「送給」海地政府45億 (按：這句話已構成犯罪，我準備等著「落網」)。有民眾不滿凱子金援外交，於是在臉書和Line群組裏頭批評說：「高雄市登革熱防治經費需要五千萬，中央只給了兩千多萬，卻一口氣送給了海地45億，這是什麼政府！」對此大表不滿。 <text:line-break/><text:line-break/>蔡英文聽了很不爽，當她人都還在國外參訪時，隨即在17日之海外記者會上開罵說這些都是「假消息」，是「有人刻意操弄」，因此下令刑事局「偵辦查處」。蔡英文說，「五千萬的登革熱經費並沒有變成兩千多萬，所以是造謠」。可是，目前只撥給高市府兩千六百六十萬，誰知道剩下的錢幾時才會撥下？這樣就叫做「造謠」？ <text:line-break/><text:line-break/>蔡英文一聲令下，它媽的真是效率有夠快，居然一下就「破案」了。就在上星期四 (7月25日)，刑事局宣布「破案」，朱姓男子等數人「落網」，包括轉發訊息者亦遭逮捕。警方分析臉書指出：「分享次數超過8百次以上，超過千人瀏覽，已對社會安寧造成廣大影響」，旋即在全台各縣市逮捕一干「嫌犯」移送法辦。 <text:line-break/><text:line-break/>最離譜的是，其中還包括一位75歲的阿嬤，她在私人的 Line 群組中張貼這個所謂「假消息」，竟遭人截圖告發，警方依觸犯社會秩序維護法，指控她「散佈謠言，影響公共安寧」，移送法辦，坐牢三天或罰款三萬。 <text:line-break/><text:line-break/>私人之間的談話，被他人截圖外流，竟然就要被抓，說她「影響公共安寧」，這不會太荒唐嗎？要抓也是應該抓那個截圖外流散佈訊息者不是嗎？更何況，這些訊息千真萬確，哪來假消息？ <text:line-break/><text:line-break/>蔡英文說，45億是「貸款」，是「借」給海地政府，不是「送」，因此是「造謠」，必須抓起來。可是，台灣過去幾十年來四處「借」給一堆「友邦」，動輒數十億，幾時償還過？更不用說像海地這樣一個極度貪污腐敗的強盜政府。借得出去，拿得回來嗎？有可能嗎？ <text:line-break/><text:line-break/>如果這是假消息，為何海內外媒體大多如此報導？為何不去控告這些媒體或去函更正？而是只會抓網友，甚至抓一個私下抱怨的75歲阿嬤。比方說，就連向來親美親台親得很用力的英國泰晤士報，斗大標題都是這麼寫的，寫得很難聽哦： <text:line-break/><text:line-break/>https://bit.ly/2KbXchs <text:line-break/><text:line-break/>"Taiwan stumps up $150m after Haiti threat to withdraw support"。 <text:line-break/><text:line-break/>stump up 就是被迫掏腰包的意思。翻成中文就是「海地威脅斷交，台灣花錢消災」，簡單說就是勒索。許多海外媒體就是這麼報導的。如果是借錢給海地，日後本金回收，當然就不叫做勒索，問題是：事實是這樣嗎？更接近事實的說法是：這其實就是賄賂。 <text:line-break/><text:line-break/>可是，蔡英文卻睜眼說瞎話，詐騙台灣人。她說。這45億元不但是「貸款」，而且是有著「很大商業性質」的貸款，是一種「投資」，叫做 ODA。蔡英文這些話，完全就是詐欺，把台灣人當白癡。 <text:line-break/><text:line-break/>ODA (Official Development Assistance) 翻成中文就是「政府開發協助」，簡單說就是透過近乎「半買半相送」的優惠貸款，藉以擴大政治影響版圖，同時也改善對方經濟與民生建設，是由政府主導的一種金援，而非什麼商業投資。 <text:line-break/><text:line-break/>ODA之所謂「優惠貸款」，依據OECD (經濟合作與發展組織) 的定義，最少須含有25%的「贈與成分」（grant element，簡稱 GE）。GE並非融資總額的某個百分比，而是有個複雜的計算公式。總而言之，這樣一種政府金援，基本上就是肉包子打狗，正常狀況下雖不至於全部有去無回，但也不會有什麼「商機」在裏頭，因為它根本就不是一種商業投資。 <text:line-break/><text:line-break/>理論上，倘若一個國家很有錢 (通常是已開發國家)，那麼，在某個合理範圍內，富國幫助窮國，天經地義，沒有理由反對。問題不在於 ODA 本身，而是在於民進黨的 ODA 非常荒唐且完全不透明。乾淨的可能性是零！為什麼呢？因為種種行徑，匪夷所思。 <text:line-break/><text:line-break/>首先，蔡英文及整個民進黨，居然把 ODA 說成是一種民間商業融資，否認它是一種政府援助。這就是說謊，把台灣人當白痴。你想，若非被迫，哪家私人銀行敢借幾十億元給海地那樣一種跟搶匪根本沒兩樣的所謂政府？銀行當然是會把錢借給信用良好且有能力償還者，誰會借給一群貪得無饜的搶匪？ <text:line-break/><text:line-break/>但是，民進黨卻睜眼說瞎話，說 ODA 乃是「以債信良好的國家做為承作對象」，而海地就是第一個雀屏中選者，還把它宣傳成一種了不起的政績。可是，海地如果稱得上「債信良好」，那麼全世界就絕對找不到一個債信不良的國家了。事實上，海地甚至連被評等的資格也沒有，因為根本不用評。但是，民進黨卻居然胡扯說選中海地是「經過專業嚴謹的評估與作業程序」。 <text:line-break/><text:line-break/>根據世界經濟論壇「2018全球競爭力The Global Competitiveness Index 4.0報告」，海地競爭力在全球140個參與評等之經濟體中排名第138名，倒數第三名。世界銀行2018年10月公布的「Doing Business 2019」經商環境報告，海地「經商容易度排名」(Ease of Doing Business Ranking) 在全球190個經濟體中排名第182名，一樣是末段班。至於信評方面，從來也沒有過，這也能說是「債信良好」？此外，海地公衛設施與民生基礎建設極差，因為都被貪污光了，國民平均壽命僅有42歲。 <text:line-break/><text:line-break/>今年7月11日，蔡英文展開為期12天的所謂「自由民主永續之旅」，第一站就是海地。台灣媒體一面倒地吹捧，說是什麼與全世界展開民主戰略結盟，宣揚台灣民主價值云云，鬼話連篇，一派胡言。 <text:line-break/><text:line-break/>事實上，海地經常陷入動亂，反貪腐示威抗議不斷，光是過去一年來，暴亂之中就死了數十人，傷者無數。今年六月，一位報導海地總統貪污的記者，疑似被官方派人謀殺，案發時間就在蔡英文出訪海地的前一個月。 <text:line-break/><text:line-break/>海地民眾抗議不斷的原因就是因為主政者瘋狂肆無忌憚的貪污，導致嚴重的通貨膨漲，民不聊生。而貪污的主角之一就是台灣的這位「民主友人」--2017年2月甫上任的海地總統摩依士 (Jovenel Moïse)。 <text:line-break/><text:line-break/>2018年5月底，就在接二連三的邦交國與台灣斷交之際，一如藍營之前海地大使楊承達所預料，這位「民主友人」就趕緊跑來趁火打劫，向台灣威脅要錢了。而且如楊大使先前所說，「金援金額很可能會是天文數字」。甚至可能是為了怕夜長夢多，竟然在所謂聯合公報裏頭還規定時間，必須在60天內完成勒索程序 (聯合公報第四條)，真的非常離譜，就跟綁匪限期交出贖金的作風差不多。 <text:line-break/><text:line-break/>早在摩依士於 2017年當選總統之前，他以及他所屬的政黨就已涉入許多貪污案件，其中金額最大的一項集體貪瀆，就是委內瑞拉所倡議的一個地區性能源合作組織，叫做「石油加勒比計劃」（Petrocaribe），涉案者除摩依士之外，還包括與之友好的兩位海地前總統及十多名官員、民代及大財團。貪污情況之嚴重與荒唐程度，恐怕十個阿扁也比不上。 <text:line-break/><text:line-break/>2016年，海地國會就「石油加勒比計畫」的貪污情況展開調查。今年一月和五月，海地高等審計法院發表調查報告，直指整個貪污集團的核心人物就是摩依士總統，旋即引爆群眾怒火，發生暴動，死傷多人。 <text:line-break/><text:line-break/>調查報告中詳列一長串貪瀆腐敗事證。比方說，很多所謂民生基礎建設淪為「幽靈」建築，根本不存在；所謂修馬路也是修「幽靈」馬路，根本沒動工，錢全進了這位貪污總統以及一群貪官污吏和財團的口袋中，貪瀆金額佔能源計劃援助款項38億美元 (折合台幣一千兩百多億) 的至少六成，亦即大約二十億美元，相當於台幣六百多億遭到私吞濫用，貪婪程度只能用無法無天、肆無忌憚來形容。 <text:line-break/><text:line-break/>再舉個例，2014年，摩依士當總統前，掛名兩家空頭工程公司 Agritrans 和 Betexs 的負責人，和當時擔任海地總統的好朋友馬德立 (Michel Martelly) 政府簽約，假裝說要修馬路，同樣是幾千萬元拿走了，結果修的卻是根本不存在的「幽靈」馬路，膽大包天的貪瀆程度，簡直匪夷所思。 <text:line-break/><text:line-break/>更離譜的是，同一個標案，貪污一次還不夠，竟然還一魚二吃；同一個道路修建計畫，海地政府竟然和摩依士分別掛名的那兩家空頭公司同時簽約，收取兩次費用，卻修建出根本不存在的「幽靈」道路，什麼也沒做。 <text:line-break/><text:line-break/>諸多媒體引述外媒指出，台灣除了金援海地四十五億元之外，這位特別喜歡修建幽靈馬路的摩依士總統，還跟蔡英文另外要求了一筆五千萬美元 (折合台幣十五億) 的修馬路援助款項。台灣方面有沒有偷偷從其它什麼祕密外交的經費管道給出這筆錢我不知道，但你相信這傢伙倘若拿了這十五億，會真的去修馬路嗎？你相信這些錢從台灣流向海地的過程中，一路上都會乾乾淨淨地用來修馬路嗎？修個馬路需要花那麼多錢嗎？海地人民窮得根本連飯都沒得吃了，政府卻整天搞修馬路計畫，你相信這些事之清白嗎？我是完全不信的。為什麼？因為我不是白痴。但是，民進黨顯然把台灣人當白癡，把國庫當成私人金庫。 <text:line-break/><text:line-break/>海地幾任政府之貪婪腐敗，使得海地成為全世界貪腐問題最嚴重的國家之一，這也具體說明了為何在親美政府摩依士上任總統以來的這兩年，海地「反貪腐、有飯吃」的抗議示威與暴動更甚以往，宛如無政府狀態。今年二月，就連美國都宣佈從海地撤僑，各國也紛紛發布紅色旅遊警示或關閉大使館。因為狀況過於嚴重，就連平常不提國際新聞的台灣也有一些相關報導。持續將近一整年的激烈反貪腐示威的第一項要求就是「有飯吃」： <text:line-break/><text:line-break/>今年二月：https://bit.ly/2LSp6Be <text:line-break/><text:line-break/>今年六月：https://bit.ly/2KcQ3h3 <text:line-break/><text:line-break/>各位不妨打開上述兩段報導影片看看，看看蔡英文的「自由民主永續之旅」之第一站「民主友邦」海地是什麼樣的一種狀況？看看蔡英文所謂的「商業投資」或「商業融資」又是具有如何的「龐大商機」？你家如果開銀行，敢把幾十億借給這樣一群貪婪無度的政治犯罪集團嗎？這樣一種「投資」，倘若沒有洗錢、汙錢或五鬼搬運的企圖盤算及政治壓力與黑幕在裏頭，你信嗎？民進黨向國人炫耀的 ODA 首例--海地，說是經過「嚴謹的專業評估與作業流程」，你信嗎？ <text:line-break/><text:line-break/>民進黨強調，除了編列十五億之利息補貼屬於國家預算外，這一千多億的所謂 ODA，純粹是由私人銀行融資，並不會動用納稅人的錢，希望大家放心。這話更是鬼扯蛋。如果不是被迫迎合官方政策，哪個私人銀行會想借錢給海地這樣一個貪腐前科累累的政府？而且，私人銀行出資恐怕更有問題，因為這意味著它無須接受立法院監督。 <text:line-break/><text:line-break/>立委高金素梅有段話講得很對，容我直接引用如下： <text:line-break/><text:line-break/>「行政院說『不是外交援助，而是我國商業銀行融資給外國政府⋯』，暗示這是商業行為。大家看看最近爆發的『慶富獵雷艦聯貸䅁』，組織銀行團聯貸案的就是『商業銀行』，名叫『第一商業銀行』，第一銀行的董事長和總經理是財政部派任的，十家聯貸銀行團的銀行，清一色是公股行庫，董事長總經理全是官派。真正民間商業銀行絶不碰這種高風險的政治貸款，公股的商業銀行卻必須配合政策承作。慶富聯貸案就是未來『ODA模式融資海外公共工程』的寫照。」 <text:line-break/><text:line-break/>銀行錢多得是，搬走個幾百億也許根本不為人所察覺，但是到頭來，難道不就是銀行存款人自身必須承擔起一切風險與損失？要是借出的錢拿不回來怎麼辦？ <text:line-break/><text:line-break/>民進黨說，拿不回來就依據「紐約公約」(The Convention on the Recognition and Enforcement of Foreign Arbitral Awards) 提告啊。這又是在鬼扯了。海地民眾幾年來死傷那麼多人，不斷抗議示威與暴動，尚且都討不回來一毛錢，連想要求一堆貪瀆者下台都辦不到 (而且還越貪越狠)，你以為那些貪官污吏會跟你打什麼「紐約公約」的仲裁官司？然後依據仲裁結果還你錢？有可能嗎？當然不可能。 <text:line-break/><text:line-break/>部份綠媒卻用力護航，除了睜眼說瞎話歌頌摩依士如何勤政愛民之外，並說「成為呆帳」只是一種「假設」，痛罵批評者以「假設性的問題」來「誤導社會大眾」。可是，如果你了解海地，了解民進黨，了解一點國際現實，了解島內外這些行不由徑、貪得無饜的政客，你會相信這是一種了不起的政績嗎？ <text:line-break/><text:line-break/>至於有人說，台灣又不是「紐約公約」的締約國，怎麼申請仲裁？這話其實不對。因為我查過「紐約公約」的網站，台灣當然不是締約國，但海地是，而且沒有申請「互惠保留」(reciprocity reservation)。這意思是說，海地願意接受非締約國之仲裁效力。問題是，你認為海地那樣一種宛若叢林社會的政治環境，那些貪官污吏會鳥你什麼「紐約公約」嗎？ <text:line-break/><text:line-break/>另外，總統府網站上能找到這份聯合公報： <text:line-break/><text:line-break/>https://www.president.gov.tw/NEWS/23387 <text:line-break/><text:line-break/>第五條寫著：「兩國元首重申對於民主價值及原則之重視，並且共同崇尚自由及法治」。真是很不可思議。民進黨卻很得意，說是向全世界推廣民主，推廣台灣價值，建立民主戰略夥伴云云，鬼話連篇。 <text:line-break/><text:line-break/>台灣凱子外交，行之有年，以 ODA為例，往年平均約三億多美元，蔡英文一上台，卻馬上調高十幾倍，變成 35 億美元，亦即一千多億台幣，援助對象包括所謂新南向諸國與友邦。這樣一種內神通外鬼式的金援外交，僅在利息補貼之預算方面需經立院審查，無異黑箱作業；因其不受監督，很可能會有根本無法為外界所知之掏空行庫、洗錢及五鬼搬運和中飽私囊等貪污行為出現。請問你信得過民進黨這個貪婪無度的政治詐騙集團嗎？ <text:line-break/><text:line-break/>這個人渣黨，做賊心虛，為了嚇阻人民批評，竟然大量透過司法手段來對付批評民眾。今年一月，刑事局成立「假訊息查處小組」，全國警察機關成員任務編組竟然高達111人。真是非常離譜。警察是吃飽太閒嗎？ <text:line-break/><text:line-break/>其實，台灣人真是太溫和了，連「送給海地45億，這是什麼政府！」這樣一句如此溫和的批評，竟然也要被司法追殺。它媽的這如果不是人渣黨，什麼是人渣黨？ <text:line-break/><text:line-break/>這回透過 ODA 金援海地四十五億，雖已是天文數字，但是後頭不知道還有沒有更可怕的事。去年 (2018年) 4月2日，親民黨黨團召開一個記者會： <text:line-break/><text:line-break/>https://news.tvbs.com.tw/life/894440 <text:line-break/><text:line-break/>指控蔡英文竟然打算把全國的農業金庫七千億元全部投入 ODA，藉以推動所謂新南向政策。親民黨痛批，農業金庫放款率低，農民平常想借錢，難如登天，民進黨卻竟然要把這七千億元拿去其它國家進行政治豪賭。此事究竟如何，並無下文。我只能說，大家腦子最好清醒一點，認清是非，認清善惡；不要以為政治好像只是一種不須付出代價的身外事。 <text:line-break/><text:line-break/>這二十年來，豺狼當道，人渣橫行，忠良之士卻飽受污名與踐踏，歸根結底問題仍是在於人民實在太好騙，特別是年輕一代，真的是大多近乎腦殘。這樣講很不禮貌，聽起來好像很驕傲，但我還能用什麼樣更謙和含蓄的方式來訴說這個可悲的基本事實呢？ <text:line-break/><text:line-break/>昨天學姊跟我講了個笑話，我覺得挺有意思。她說，"民主就是一群火雞，投票贊成聖誕節。" 依我看，台灣恰恰就是這麼一回事。人民被詐騙集團操弄與洗腦，認賊作父，親手葬送自己原本燦爛輝煌的前景。自欺欺人，寧不悲乎？ <text:line-break/><text:line-break/>========================== <text:line-break/><text:line-break/>又一個千億元黑洞 <text:line-break/><text:line-break/><text:line-break/>2017/10/16 <text:line-break/><text:line-break/>中國時報 主筆室 <text:line-break/><text:line-break/>蔡總統在參加世界台商年會時表示，要以千億元作為「政府開發協助」（ODA）計畫，以支持新南向政策。這是蔡政府另外一個千億元的財政大黑洞，立委高金素梅批評將成為「洗錢」，不是沒道理。 <text:line-break/><text:line-break/>依照蔡英文的說法，這筆錢是用來當專案融資基金，必要時可補貼利差，目標是協助台灣企業與新南向國家的公共工程合作，理想上可協助台商拿到東南亞國家的公共工程，並促進台灣與這些國家的關係。 <text:line-break/><text:line-break/>不過蔡政府還沒有說清楚：這筆錢從哪裡來？依照什麼機制、有什麼徵信過程，如何決定融資對象與額度？當然，更重要的是，萬一發生問題，可以如何確保債權。如果沒有細膩的規畫，沒有找來有金融專業又正派者主其事，確實可能大開洗錢、官商勾結的大門。 <text:line-break/><text:line-break/>試想，某政商關係良好者，拿出沒有什麼價值資產的海外公司向政府申請融資，如果沒有專業把關，廠商拿到貸款後，就因「經營不善」而倒閉，政府手上的擔保品卻沒有價值，只能徒呼負負；即使政府有心透過金融機構追討債權，但畢竟「錢不是自家」的，又碰上政商關係硬者，也是有心無力吧。 <text:line-break/><text:line-break/>至於效益，看看東協國家與大陸政治、經濟關係如此密切，大陸拿出來融資援外的資金更數百倍於台灣，寄望因此打開與東協國家的關係，太過於一廂情願了。 <text:line-break/><text:line-break/>蔡政府的經濟藍圖過分依賴政府撒錢，動輒百億、千億的國家級貿易公司、投資基金、農產品貿易公司、公共建設計畫，這次的ODA計畫算是為台灣再增加一個千億元的財政黑洞。台灣到底有多少個千億元可供蔡政府如此揮霍？ <text:line-break/><text:line-break/>============== <text:line-break/><text:line-break/>【即時短評】打假還是打手？忘了本分的刑事局 <text:line-break/><text:line-break/>聯合報 記者陳金松 <text:line-break/><text:line-break/>2019-07-30 <text:line-break/><text:line-break/><text:line-break/>刑事局最近積極「打假」，轉傳「蔡英文修官邸一億兩千萬」訊息的朱姓退伍軍人昨天被依社維法移送裁處。圖／刑事局提供 <text:line-break/><text:line-break/>最近的刑事局很忙，不是忙著各地頻傳的槍擊案，也不是總統蔡英文上台時信誓旦旦的掃毒和打詐，而是忙著抓上級交辦的「假消息」；從蔡英文「海地金援45億」、「修官邸1億2千萬」，到蘇貞昌「公祭擲筆」，不利的言論刑事局全卯足全力抓人，不管是原始造謠者，還是不滿時局的轉貼民眾。 <text:line-break/><text:line-break/>資訊爆炸年代，網路各種似是而非的訊息充斥，不只政治人物，市井小民也深受其害；假消息不是不能抓，任何造謠傷害訊息，當事人都有權提告，政府也有責任防杜；重點是全民應同一標準，依法行政，而不是對特定人士服務。 <text:line-break/><text:line-break/>看看刑事局今年一月成立的「假訊息查處小組」，全國警察機關成員任務編組達111人，統計至今偵破26件；捫心自問，有幾件和一般民眾有關。 <text:line-break/><text:line-break/>網路爭議訊息氾濫，有些造謠，有些只是質疑或調侃，真的要抓，不但抓不完，也有侵犯言論自由之虞，要警察擔查證責任不僅荒謬，也不是法治國家該有的精神；何況只查辦上級指示案件，連轉傳的不知情者也照抓不誤，和「東廠」何異。 <text:line-break/><text:line-break/>身為刑事專業龍頭，刑事局職司全國重大刑案重責，天天忙著辦違反社會秩序維護法的假消息，忘了自己本業，基層早叫苦不已，高層卻依然故我，何其悲哀。 <text:line-break/><text:line-break/>假消息不可怕，可怕的是麻木不仁的政府，還有甘為打手、忘了自己本分的警察高層。看看仍然困擾著社會大眾的毒品、詐騙、槍擊案，刑事局的角色，如今在那裡？</text:p>
      <text:p text:style-name="P2">洋洋   |  2019.08.02 19:07   |   <text:a xlink:type="simple" xlink:href="http://palinfo.habago.org/Entry?Command=Information_PrintForum&amp;iPage=4#FORUM37732"><text:span text:style-name="T1">#</text:span></text:a></text:p>
      <text:p text:style-name="P4">關於林毅夫台灣方面謠傳說他是抱著籃球游過去，並且帶著機密文件。 <text:line-break/>他做了澄清 <text:line-break/>----------------- <text:line-break/>2010年，林毅夫接受《紐約客》雜誌採訪時表示，在金門時，他的想法已經經歷一場劇變，只想著：我想讓中國富強，但是絕大部分中國人都住在中國大陸；所以，如果我到大陸，可以有更大的貢獻。林毅夫也首度說出泅海游往大陸的經過，他用自由式游了近三個小時，上了岸，因認為海灘必埋有地雷，不敢擅自走動，便用手電筒打信號，解放軍駐防部隊派出一名士兵逮捕他。 <text:line-break/><text:line-break/>2012年4月，林毅夫回憶當年「叛逃」事件談及外界稱他為「現代吳三桂」，對他有兩大質疑，一個是「傷害很多人」，另外則是「攜帶機密文件到對岸」。 <text:line-break/><text:line-break/>林毅夫表示：「當時政府以人間蒸發的方式把影響降到最低，原先的營長高華柱仕途未受影響，離開時的營長侯金生也正常退伍，旅長、師長也從中將、上將退伍」，並認為「選擇1979年5月16日離開，是很困難的選擇，因為女兒尚未出世。」他表示，「我在2月16日離開高營長（高華柱），因為當時規定一個人離開三個月，過去的長官不負政治責任，到任不到三個月，當時的長官也不用負責；選擇當天離開，兩位長官因此沒事。」 <text:line-break/>林毅夫憶述，當時到大陸只帶兩種東西，一個是能證明他是中華民國軍官的證件，另外則是水壺、救生衣等救生用品，沒帶四顆籃球和機密文件渡海。並略為激動的說：「有沒有帶機密文件，兩邊國防部都可以查。此外，他服役的連上沒有四顆籃球，而且游泳怎麼馱著四個籃球，重點是連上並沒有那些機密文件。 <text:line-break/>--------------- <text:line-break/>同是台灣大學校友的鄭鴻生也認爲，林毅夫「雖然對國府的幻想破滅，但並沒有失去對臺灣前途的關切，而他新認識到的臺灣前途卻是在於中國的統一。......，這也是他當時冒著九死一生游到對岸的心志所在」。當時就讀台大哲學系、也參與校園運動的鄭鴻生表示，他相當程度可以理解林毅夫入伍之後的驚人之舉；當過兵的人，或多或少體會過軍隊體制的腐敗與落後，熱血青年林毅夫受到的衝擊肯定更大，「那個年代，對國民黨理想破滅的人多得是，有人加入黨外，那他在部隊裡怎麼辦？他有個機會在前線。」</text:p>
      <text:p text:style-name="P2">鄭豐遠   |  2019.08.02 14:35   |   <text:a xlink:type="simple" xlink:href="http://palinfo.habago.org/Entry?Command=Information_PrintForum&amp;iPage=4#FORUM37731"><text:span text:style-name="T1">#</text:span></text:a></text:p>
      <text:p text:style-name="P3">《問答神州》專訪第十三屆全國政協常委、經濟委員會副主任林毅夫 20190719 <text:line-break/>https://www.youtube.com/watch?v=6k0NadHS4wI <text:line-break/><text:line-break/>不知道是不是出於職業病，很多女主播很喜歡插話 (包括這一位)，不過至少經濟政治問題不是兒戲，沒有太多綜藝節目的做作。我對經濟一竅不通，相關知識屬於吃瓜群眾這一等級。不過看一個人也許不一定只是看他的知識內涵，也看他的氣質神情。另外一個我常關注的學者是陳平，一個從物理學家轉職的經濟學家。 <text:line-break/><text:line-break/>第一次聽到林毅夫這名字是在 2002 年，在 Card228 上陳真寫的一篇《投奔怒海：林毅夫與江文也》，但我直到去年才真正從網路視頻中見到他講話的神情樣貌。林毅夫因為 1979 年"判逃"大陸 (那年我三歲)，至今仍是台灣的通緝犯，連 2002 年其父過逝時都無法回台奔喪。 <text:line-break/><text:line-break/>一個月前，買了一台幾乎沒人要的、機齡 26 年的老機器，買沒幾天就壞了。機器老舊，二十多年前卻是台幣約五六十萬的高檔設備。把機子拆開，密密麻麻的電線和十幾個電路板非常嚇人。機器早就停產，也沒人會維修，我不想就這麼放棄，於是經過兩週的研究學習，買了些電子元件來鼓搗，昨天竟然就被我給修好了，我還順手修好了一旁壞掉的咖啡磨豆機。這類事再來個幾次，我看我連電視都會修了。 <text:line-break/><text:line-break/>對這類雜耍大師般的種種生活技能，有時候我對自己都感到非常佩服，但往往佩服了一秒，自己就忍不住笑了; 人之才情稟賦似乎註定有大有小，小者如我對於各種可有可無的技能擁有掌握的熱情，但似乎也就如此了。格局大者如林毅夫，關心的究竟是些什麼東西，一般人難以想像，更別說能明白或體會其初衷與情懷。 <text:line-break/><text:line-break/>以下是林毅夫在 1980 寫信給其日本的表哥的一封信 (源自 https://zh.wikipedia.org/wiki/林毅夫叛逃事件) <text:line-break/><text:line-break/>-------------------------------- <text:line-break/><text:line-break/>建興兄： <text:line-break/><text:line-break/>　　臨別之際，未及問你將來在東京的地址，因此上封信僅以姑且試之的心情投寄，真沒想到竟能接到你的回音。轉眼離家已近一載，雖說男兒志在四方，不能眷念兒女私情，而忘卻肩上的責任；但是思鄉之情卻是隨著日月的增長而加深。捧讀來信之際，真讓我深深地體會到了“家書抵萬金”之心情。 <text:line-break/><text:line-break/>　　回國以後，原想儘速給家裏捎個消息，但顧及親友的安全，故不敢莽撞從事。我的回國對台灣當局來說，當然是一件很難堪的事情，而我在臺的知名度，更給了大陸一個很好的宣傳機會。但為了在臺親友的安全，經我的要求，組織終於同意，只要台灣當局不對我的家屬和親友採取迫害行動，這邊也就不以我的回國做文章。 <text:line-break/><text:line-break/>　　在大陸這段時間，經組織的安排，我參觀了許多地方，雖然總的來說，大陸在經濟建設方面還相當落後，人民的生活水準也還很低，但基本上每個人是可以吃得飽、穿得暖的，這在中國五千年的歷史上，不能不說是一項突出的成就。在社會主義建設上，中國應該有更高的成就，但是十年“文化大革命”的混亂，使整個中國的經濟瀕臨崩潰的邊緣。現在中國從上到下正在實事求是地檢討建國30年來的經驗，從中吸取教訓，以便為現代化的中國之建設而努力。 <text:line-break/><text:line-break/>　　自從“四人幫”倒臺以後，整個大陸正在以一個飛躍的速度向前進步，人民充滿朝氣和信心。我深深地相信，中華民族是有希望、有前途的。而做為一個中國人，是值得驕傲，是可以抬頭挺胸昂立於世界之上的。基於對歷史的癖好，我特地去參觀了許多名勝古跡，但是長城的雄壯，故宮的華麗，並沒有在我心裏留下多少深刻的印象。最令我感到震撼的是，戰國時代，秦李冰父子在成都所築的都江堰。由於都江堰，使四川成為天府之國，而始建迄今已近三千年，但是它還在惠及眾生。當我站在江邊，聽那滔滔的水聲，真讓我有大丈夫若不像李冰父子為後世子孫千萬年之幸福，貢獻一己之力量，實有愧此生之嘆！ <text:line-break/><text:line-break/>　　台灣的未來，現在正處於十字路口，長期維持那種妾身未明的身份，對台灣一千七百萬同胞來說，並非終久之計。因此何去何從，我輩應當發揮應盡的影響力。正如你來信所說，台灣不該獨立，更不應該再次淪為次殖民地。那麼台灣到底應該往何處去，這個問題長久以來，一直是我心中思索的主題。基於對文化、歷史、政治、經濟和軍事的認識，我覺得回歸祖國是歷史的必然，也是最佳的選擇方案。 <text:line-break/><text:line-break/>　　做為一個台灣人，我深愛這塊生我、養我的地方，我願為它的繁榮、幸福奉獻一生的精力；但是做為一個中國人，我覺得台灣除了是台灣人的台灣之外，台灣還應該能對中國的歷史發揮更大的貢獻。長期的分裂，對大陸不利，對台灣不利，對整個中國的歷史更不利。因此，如何在不損害台灣人民利益的前提下，促使中國早日再度統一，是我輩有志青年無以旁貸的責任。 <text:line-break/><text:line-break/>　　現在大陸對台灣這30年來在經濟、社會、文化建設上的成就，是充分肯定的；而大陸在提出和平統一台灣政策的同時，也再三保證，尊重台灣現行的狀況和現行制度，不使台灣人民蒙受損失，不改變台灣人民的生活方式。而從我所接觸中，感覺到大陸當局是充滿誠意的。當然如何才能不降低台灣人民的生活水準，不改變台灣人民的生活方式，是一件非常複雜的問題，而我覺得將來台灣統一以後，最主要的工作還是經濟方面。因此，目前我準備再以三年的時間，對經濟理論問題再好好下一番工夫。 <text:line-break/><text:line-break/>　　在台灣我雖也曾是被吹捧的對象，可是國民黨對我只是利用，而不是真正的培養；現在這邊則是真正重視我，培養我。 <text:line-break/><text:line-break/>　　目前我的生活除了偶感單調寂寞外，一切都令人非常滿意。上次在佳佳餐廳，我原有意將雲英、小龍、小麟托你照顧，而如今你也已經離開台灣。雲英一個女子要撫養兩個孩子，其艱辛可想而知。小龍已經3歲，正是最需要父親的時候，但卻只能和他母親相依為命。小麟出生，連跟父親見面的機會都沒有。我母多病，我未能盡人子應有之孝道，對於他們我實在有說不盡的抱歉，但望團圓之日早日來臨。 <text:line-break/><text:line-break/>　　對雲英請代我多鼓勵她。也請你轉告大哥大嫂，要他們對家庭多負點責任，將來我會十倍、百倍奉還。雲英的生日是2月16日，我母親是農曆五月份生的，我父親是農曆八月初七生，小麟應是陽曆8月5日左右生的吧？小龍則是12月12日生日，這些日子若方便，請代我向他們送些禮物，我和雲英之間有個小名叫方方，在禮物上寫上這個名字，她就會了解的。 <text:line-break/><text:line-break/>　　目前我唯一能聯繫的親人就是你，但是你也應該特別小心，不要給國民黨當局抓到任何把柄，免得惹來一身麻煩。消息最好採用口傳，以免留下痕跡。現在你大概忙著準備4月份的考試吧！等考完試再進一步聯繫。請代我向建成兄嫂問好。最後，我們台灣人應有一個志氣，不但要做台灣的主人，而且要做中國的主人，讓我們為中國的統一、富強而努力吧！ <text:line-break/><text:line-break/>——林毅夫，《给表兄李建兴的信--台湾人也要做中国的主人》 <text:line-break/></text:p>
      <text:p text:style-name="P2">李念淨   |  2019.08.02 14:33   |   <text:a xlink:type="simple" xlink:href="http://palinfo.habago.org/Entry?Command=Information_PrintForum&amp;iPage=4#FORUM37730"><text:span text:style-name="T1">#</text:span></text:a></text:p>
      <text:p text:style-name="P4">http://news.dwnews.com/china/big5/news/2019-08-01/60143696.html <text:line-break/><text:line-break/>大陸突然叫停台灣自由行 董建華爆幕后真正原因 2019-08-01 22:57:32（多維新聞） <text:line-break/><text:line-break/>對于大陸為何突然叫停台灣自由行，外界紛紛猜測，中共喉舌指民進黨頻生事端，挾洋自重，而香港前特首董建華則透露根源所在。 <text:line-break/><text:line-break/>北京時間8月1日，實名認證為香港衛視綜合台副台長“秦楓”在社交媒體稱，董建華在7月31日出席解放軍駐香港部隊酒會時點出大陸叫停台灣自由行的根本原因。董建華說，“香港這次暴亂，國家已查明大部分資金是台灣民進黨蔡英文資助的，目的是要配合美國搞亂香港，然后攻擊‘一國兩制’失敗，煽動台灣民眾撈選票，以求連任。” 這位香港前特首強調，“中央及時取消所有城市赴台自由行，下一步還有會懲罰動作”。同一天，董建華還在其他公開場合點名美國和台灣是香港暴力事件頻发的幕后黑手。 7月31日，大陸稱鑒于当前兩岸关系，決定暫停台灣自由行。另据台灣媒體稱，大陸還准備縮減大陸游客赴台团體旅游規模。估算指，一旦成行，大陸每月赴台人數僅有每省500人。 <text:line-break/><text:line-break/>結合董建華的言論——台灣試圖攻擊“一國兩制”，再看中共政治局委員楊潔篪8月1日力挺“一國兩制”的表態，應是意有所指。楊潔篪指，“一國兩制”在香港取得“舉世公認”成功，是解決遺留問題最佳方案，也是香港長期繁榮穩定的最佳制度安排。 <text:line-break/><text:line-break/>7月31日，中共喉舌《人民日報》发表評論，稱，大陸暫停台灣自由行，原因何在？民進黨当局恐怕門兒清。頻生事端，不是挾洋自重，就是動輒“碰瓷”。 在解放軍駐香港部隊酒會上，駐港部隊司令陳道祥就香港局勢表態，強烈譴責香港極端暴力事件，此事絕不能容忍。駐港部隊則发布《不忘初心 守護香江》視頻，暗示已做好應對香港暴力事件的准備。</text:p>
      <text:p text:style-name="P2">老羊   |  2019.08.02 06:54   |   <text:a xlink:type="simple" xlink:href="http://palinfo.habago.org/Entry?Command=Information_PrintForum&amp;iPage=4#FORUM37729"><text:span text:style-name="T1">#</text:span></text:a></text:p>
      <text:p text:style-name="P3">新的火鍋大王的視頻；仍然值得一看，仍然被油管 demonetized。內容為早期華人在美國受到的種種非人待遇。 <text:line-break/><text:line-break/>https://youtu.be/WiMb7RaR9Fk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